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81mm"/>
    </style:style>
    <style:style style:name="co2" style:family="table-column">
      <style:table-column-properties fo:break-before="auto" style:column-width="15.61mm"/>
    </style:style>
    <style:style style:name="co3" style:family="table-column">
      <style:table-column-properties fo:break-before="auto" style:column-width="26.72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9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21.17mm"/>
    </style:style>
    <style:style style:name="co8" style:family="table-column">
      <style:table-column-properties fo:break-before="auto" style:column-width="24.2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5.42mm" fo:break-before="auto" style:use-optimal-row-height="false"/>
    </style:style>
    <style:style style:name="ro3" style:family="table-row">
      <style:table-row-properties style:row-height="6.1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" style:family="table-cell" style:parent-style-name="Default" style:data-style-name="N116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" style:family="table-cell" style:parent-style-name="Default" style:data-style-name="N116">
      <style:table-cell-properties fo:background-color="#fbabc8" style:rotation-align="none"/>
      <style:text-properties fo:color="#000000" style:text-outline="false" style:text-line-through-style="none" style:text-line-through-type="none" style:text-position="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" style:family="table-cell" style:parent-style-name="Default" style:data-style-name="N116">
      <style:table-cell-properties style:rotation-align="none"/>
      <style:text-properties style:use-window-font-color="true" style:text-outline="false" style:text-line-through-style="none" style:text-line-through-type="none" style:text-position="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" style:family="table-cell" style:parent-style-name="Default">
      <style:table-cell-properties fo:background-color="#fbabc8" style:rotation-align="none"/>
      <style:text-properties fo:color="#000000" style:text-outline="false" style:text-line-through-style="none" style:text-line-through-type="none" style:text-position="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" style:family="table-cell" style:parent-style-name="Default" style:data-style-name="N116">
      <style:table-cell-properties fo:background-color="#fbabc8" style:rotation-align="none"/>
      <style:text-properties style:use-window-font-color="true" style:text-outline="false" style:text-line-through-style="none" style:text-line-through-type="none" style:text-position="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" style:family="table-cell" style:parent-style-name="Default">
      <style:table-cell-properties fo:background-color="#d0cece" style:rotation-align="none"/>
      <style:text-properties fo:color="#000000" style:text-outline="false" style:text-line-through-style="none" style:text-line-through-type="none" style:text-position="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" style:family="table-cell" style:parent-style-name="Default" style:data-style-name="N116">
      <style:table-cell-properties fo:background-color="#ffd0e6" style:rotation-align="none"/>
      <style:text-properties style:use-window-font-color="true" style:text-outline="false" style:text-line-through-style="none" style:text-line-through-type="none" style:text-position="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" style:family="table-cell" style:parent-style-name="Default" style:data-style-name="N116">
      <style:table-cell-properties fo:background-color="#ffd0e6" style:rotation-align="none"/>
      <style:text-properties fo:color="#000000" style:text-outline="false" style:text-line-through-style="none" style:text-line-through-type="none" style:text-position="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" style:family="table-cell" style:parent-style-name="Default" style:data-style-name="N116">
      <style:table-cell-properties fo:background-color="#d0cece" style:rotation-align="none"/>
      <style:text-properties fo:color="#000000" style:text-outline="false" style:text-line-through-style="none" style:text-line-through-type="none" style:text-position="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4" style:family="table-cell" style:parent-style-name="Default">
      <style:table-cell-properties style:rotation-align="none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6" style:family="table-cell" style:parent-style-name="Default" style:data-style-name="N116">
      <style:table-cell-properties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7" style:family="table-cell" style:parent-style-name="Default" style:data-style-name="N116">
      <style:table-cell-properties fo:background-color="#fbabc8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8" style:family="table-cell" style:parent-style-name="Default" style:data-style-name="N116">
      <style:table-cell-properties style:rotation-align="non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9" style:family="table-cell" style:parent-style-name="Default">
      <style:table-cell-properties fo:background-color="#fbabc8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0" style:family="table-cell" style:parent-style-name="Default" style:data-style-name="N116">
      <style:table-cell-properties fo:background-color="#fbabc8" style:rotation-align="non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1" style:family="table-cell" style:parent-style-name="Default" style:data-style-name="N116">
      <style:table-cell-properties fo:background-color="#ffd0e6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2" style:family="table-cell" style:parent-style-name="Default" style:data-style-name="N116">
      <style:table-cell-properties fo:background-color="#d0cece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3" style:family="table-cell" style:parent-style-name="Default">
      <style:table-cell-properties fo:background-color="#d0cece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4" style:family="table-cell" style:parent-style-name="Default" style:data-style-name="N116">
      <style:table-cell-properties fo:background-color="#ffd0e6" style:rotation-align="non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5" style:family="table-cell" style:parent-style-name="Default">
      <style:table-cell-properties fo:background-color="transparent" style:rotation-align="none"/>
    </style:style>
    <style:style style:name="ce2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7" style:family="table-cell" style:parent-style-name="Default">
      <style:text-properties style:font-name="Calibri1" fo:font-size="10.5pt" style:font-size-asian="10.5pt" style:font-size-complex="10.5pt"/>
    </style:style>
    <style:style style:name="ce28" style:family="table-cell" style:parent-style-name="Default" style:data-style-name="N116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9" style:family="table-cell" style:parent-style-name="Default" style:data-style-name="N116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0" style:family="table-cell" style:parent-style-name="Default">
      <style:table-cell-properties fo:background-color="transparent" style:rotation-align="none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OPT Tables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1" office:value-type="string" calcext:value-type="string">
            <text:p>N = 100</text:p>
          </table:table-cell>
          <table:table-cell table:style-name="ce1"/>
          <table:table-cell office:value-type="string" calcext:value-type="string">
            <text:p>W = 5000</text:p>
          </table:table-cell>
          <table:table-cell table:style-name="ce1" table:number-columns-repeated="2"/>
          <table:table-cell office:value-type="string" calcext:value-type="string">
            <text:p>W = 2500</text:p>
          </table:table-cell>
          <table:table-cell table:style-name="ce1" table:number-columns-repeated="2"/>
          <table:table-cell office:value-type="string" calcext:value-type="string">
            <text:p>W = 1250</text:p>
          </table:table-cell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 table:number-columns-repeated="12"/>
          <table:table-cell table:number-columns-repeated="1012"/>
        </table:table-row>
        <table:table-row table:style-name="ro2">
          <table:table-cell office:value-type="string" calcext:value-type="string">
            <text:p>delta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8.35709" calcext:value-type="float">
            <text:p>8.35709</text:p>
          </table:table-cell>
          <table:table-cell table:number-columns-repeated="3" table:style-name="ce3" office:value-type="float" office:value="4.268" calcext:value-type="float">
            <text:p>4.26800</text:p>
          </table:table-cell>
          <table:table-cell table:number-columns-repeated="3" table:style-name="ce3" office:value-type="float" office:value="2.15624" calcext:value-type="float">
            <text:p>2.15624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3" office:value-type="float" office:value="5.27284" calcext:value-type="float">
            <text:p>5.27284</text:p>
          </table:table-cell>
          <table:table-cell table:style-name="ce4" office:value-type="float" office:value="4.89963" calcext:value-type="float">
            <text:p>4.89963</text:p>
          </table:table-cell>
          <table:table-cell table:style-name="ce3" office:value-type="float" office:value="5.14404" calcext:value-type="float">
            <text:p>5.14404</text:p>
          </table:table-cell>
          <table:table-cell table:style-name="ce3" office:value-type="float" office:value="2.72299" calcext:value-type="float">
            <text:p>2.72299</text:p>
          </table:table-cell>
          <table:table-cell table:style-name="ce4" office:value-type="float" office:value="2.488" calcext:value-type="float">
            <text:p>2.48800</text:p>
          </table:table-cell>
          <table:table-cell table:style-name="ce3" office:value-type="float" office:value="2.69191" calcext:value-type="float">
            <text:p>2.69191</text:p>
          </table:table-cell>
          <table:table-cell table:style-name="ce3" office:value-type="float" office:value="1.53147" calcext:value-type="float">
            <text:p>1.53147</text:p>
          </table:table-cell>
          <table:table-cell table:style-name="ce4" office:value-type="float" office:value="1.51049" calcext:value-type="float">
            <text:p>1.51049</text:p>
          </table:table-cell>
          <table:table-cell table:style-name="ce3" office:value-type="float" office:value="1.52968" calcext:value-type="float">
            <text:p>1.52968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2" calcext:value-type="float">
            <text:p>0.2</text:p>
          </table:table-cell>
          <table:table-cell table:style-name="ce3" office:value-type="float" office:value="4.16155" calcext:value-type="float">
            <text:p>4.16155</text:p>
          </table:table-cell>
          <table:table-cell table:style-name="ce4" office:value-type="float" office:value="3.46467" calcext:value-type="float">
            <text:p>3.46467</text:p>
          </table:table-cell>
          <table:table-cell table:style-name="ce3" office:value-type="float" office:value="3.98645" calcext:value-type="float">
            <text:p>3.98645</text:p>
          </table:table-cell>
          <table:table-cell table:style-name="ce3" office:value-type="float" office:value="2.21096" calcext:value-type="float">
            <text:p>2.21096</text:p>
          </table:table-cell>
          <table:table-cell table:style-name="ce4" office:value-type="float" office:value="1.87449" calcext:value-type="float">
            <text:p>1.87449</text:p>
          </table:table-cell>
          <table:table-cell table:style-name="ce3" office:value-type="float" office:value="2.16338" calcext:value-type="float">
            <text:p>2.16338</text:p>
          </table:table-cell>
          <table:table-cell table:style-name="ce3" office:value-type="float" office:value="1.34812" calcext:value-type="float">
            <text:p>1.34812</text:p>
          </table:table-cell>
          <table:table-cell table:style-name="ce4" office:value-type="float" office:value="1.34499" calcext:value-type="float">
            <text:p>1.34499</text:p>
          </table:table-cell>
          <table:table-cell table:style-name="ce3" office:value-type="float" office:value="1.34593" calcext:value-type="float">
            <text:p>1.34593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3" calcext:value-type="float">
            <text:p>0.3</text:p>
          </table:table-cell>
          <table:table-cell table:style-name="ce3" office:value-type="float" office:value="3.27805" calcext:value-type="float">
            <text:p>3.27805</text:p>
          </table:table-cell>
          <table:table-cell table:style-name="ce4" office:value-type="float" office:value="2.40153" calcext:value-type="float">
            <text:p>2.40153</text:p>
          </table:table-cell>
          <table:table-cell table:style-name="ce3" office:value-type="float" office:value="3.05546" calcext:value-type="float">
            <text:p>3.05546</text:p>
          </table:table-cell>
          <table:table-cell table:style-name="ce3" office:value-type="float" office:value="1.82199" calcext:value-type="float">
            <text:p>1.82199</text:p>
          </table:table-cell>
          <table:table-cell table:style-name="ce4" office:value-type="float" office:value="1.43724" calcext:value-type="float">
            <text:p>1.43724</text:p>
          </table:table-cell>
          <table:table-cell table:style-name="ce3" office:value-type="float" office:value="1.7561" calcext:value-type="float">
            <text:p>1.75610</text:p>
          </table:table-cell>
          <table:table-cell table:style-name="ce3" office:value-type="float" office:value="1.22453" calcext:value-type="float">
            <text:p>1.22453</text:p>
          </table:table-cell>
          <table:table-cell table:style-name="ce3" office:value-type="float" office:value="1.2481" calcext:value-type="float">
            <text:p>1.24810</text:p>
          </table:table-cell>
          <table:table-cell table:style-name="ce4" office:value-type="float" office:value="1.21994" calcext:value-type="float">
            <text:p>1.21994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4" calcext:value-type="float">
            <text:p>0.4</text:p>
          </table:table-cell>
          <table:table-cell table:style-name="ce3" office:value-type="float" office:value="2.61641" calcext:value-type="float">
            <text:p>2.61641</text:p>
          </table:table-cell>
          <table:table-cell table:style-name="ce4" office:value-type="float" office:value="1.6339" calcext:value-type="float">
            <text:p>1.63390</text:p>
          </table:table-cell>
          <table:table-cell table:style-name="ce3" office:value-type="float" office:value="2.33662" calcext:value-type="float">
            <text:p>2.33662</text:p>
          </table:table-cell>
          <table:table-cell table:style-name="ce3" office:value-type="float" office:value="1.54989" calcext:value-type="float">
            <text:p>1.54989</text:p>
          </table:table-cell>
          <table:table-cell table:style-name="ce4" office:value-type="float" office:value="1.16887" calcext:value-type="float">
            <text:p>1.16887</text:p>
          </table:table-cell>
          <table:table-cell table:style-name="ce3" office:value-type="float" office:value="1.46534" calcext:value-type="float">
            <text:p>1.46534</text:p>
          </table:table-cell>
          <table:table-cell table:style-name="ce3" office:value-type="float" office:value="1.14507" calcext:value-type="float">
            <text:p>1.14507</text:p>
          </table:table-cell>
          <table:table-cell table:style-name="ce3" office:value-type="float" office:value="1.19631" calcext:value-type="float">
            <text:p>1.19631</text:p>
          </table:table-cell>
          <table:table-cell table:style-name="ce7" office:value-type="float" office:value="1.13979" calcext:value-type="float">
            <text:p>1.13979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3" office:value-type="float" office:value="2.0826" calcext:value-type="float">
            <text:p>2.08260</text:p>
          </table:table-cell>
          <table:table-cell table:style-name="ce4" office:value-type="float" office:value="1.13827" calcext:value-type="float">
            <text:p>1.13827</text:p>
          </table:table-cell>
          <table:table-cell table:style-name="ce3" office:value-type="float" office:value="1.77494" calcext:value-type="float">
            <text:p>1.77494</text:p>
          </table:table-cell>
          <table:table-cell table:style-name="ce3" office:value-type="float" office:value="1.35101" calcext:value-type="float">
            <text:p>1.35101</text:p>
          </table:table-cell>
          <table:table-cell table:style-name="ce4" office:value-type="float" office:value="1.04978" calcext:value-type="float">
            <text:p>1.04978</text:p>
          </table:table-cell>
          <table:table-cell table:style-name="ce3" office:value-type="float" office:value="1.25567" calcext:value-type="float">
            <text:p>1.25567</text:p>
          </table:table-cell>
          <table:table-cell table:style-name="ce3" office:value-type="float" office:value="1.09274" calcext:value-type="float">
            <text:p>1.09274</text:p>
          </table:table-cell>
          <table:table-cell table:style-name="ce3" office:value-type="float" office:value="1.17069" calcext:value-type="float">
            <text:p>1.17069</text:p>
          </table:table-cell>
          <table:table-cell table:style-name="ce4" office:value-type="float" office:value="1.08661" calcext:value-type="float">
            <text:p>1.08661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6" calcext:value-type="float">
            <text:p>0.6</text:p>
          </table:table-cell>
          <table:table-cell table:style-name="ce3" office:value-type="float" office:value="1.65897" calcext:value-type="float">
            <text:p>1.65897</text:p>
          </table:table-cell>
          <table:table-cell table:style-name="ce4" office:value-type="float" office:value="1.02027" calcext:value-type="float">
            <text:p>1.02027</text:p>
          </table:table-cell>
          <table:table-cell table:style-name="ce3" office:value-type="float" office:value="1.36093" calcext:value-type="float">
            <text:p>1.36093</text:p>
          </table:table-cell>
          <table:table-cell table:style-name="ce3" office:value-type="float" office:value="1.2004" calcext:value-type="float">
            <text:p>1.20040</text:p>
          </table:table-cell>
          <table:table-cell table:style-name="ce4" office:value-type="float" office:value="1.0372" calcext:value-type="float">
            <text:p>1.03720</text:p>
          </table:table-cell>
          <table:table-cell table:style-name="ce3" office:value-type="float" office:value="1.11964" calcext:value-type="float">
            <text:p>1.11964</text:p>
          </table:table-cell>
          <table:table-cell table:style-name="ce3" office:value-type="float" office:value="1.06255" calcext:value-type="float">
            <text:p>1.06255</text:p>
          </table:table-cell>
          <table:table-cell table:style-name="ce3" office:value-type="float" office:value="1.15766" calcext:value-type="float">
            <text:p>1.15766</text:p>
          </table:table-cell>
          <table:table-cell table:style-name="ce4" office:value-type="float" office:value="1.05701" calcext:value-type="float">
            <text:p>1.05701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3" office:value-type="float" office:value="1.32002" calcext:value-type="float">
            <text:p>1.32002</text:p>
          </table:table-cell>
          <table:table-cell table:style-name="ce4" office:value-type="float" office:value="1.0135" calcext:value-type="float">
            <text:p>1.01350</text:p>
          </table:table-cell>
          <table:table-cell table:style-name="ce3" office:value-type="float" office:value="1.11348" calcext:value-type="float">
            <text:p>1.11348</text:p>
          </table:table-cell>
          <table:table-cell table:style-name="ce3" office:value-type="float" office:value="1.09659" calcext:value-type="float">
            <text:p>1.09659</text:p>
          </table:table-cell>
          <table:table-cell table:style-name="ce4" office:value-type="float" office:value="1.03556" calcext:value-type="float">
            <text:p>1.03556</text:p>
          </table:table-cell>
          <table:table-cell table:style-name="ce3" office:value-type="float" office:value="1.04569" calcext:value-type="float">
            <text:p>1.04569</text:p>
          </table:table-cell>
          <table:table-cell table:style-name="ce3" office:value-type="float" office:value="1.04546" calcext:value-type="float">
            <text:p>1.04546</text:p>
          </table:table-cell>
          <table:table-cell table:style-name="ce3" office:value-type="float" office:value="1.14416" calcext:value-type="float">
            <text:p>1.14416</text:p>
          </table:table-cell>
          <table:table-cell table:style-name="ce4" office:value-type="float" office:value="1.0415" calcext:value-type="float">
            <text:p>1.04150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table:style-name="ce3" office:value-type="float" office:value="1.10725" calcext:value-type="float">
            <text:p>1.10725</text:p>
          </table:table-cell>
          <table:table-cell table:style-name="ce4" office:value-type="float" office:value="1.01384" calcext:value-type="float">
            <text:p>1.01384</text:p>
          </table:table-cell>
          <table:table-cell table:style-name="ce3" office:value-type="float" office:value="1.02188" calcext:value-type="float">
            <text:p>1.02188</text:p>
          </table:table-cell>
          <table:table-cell table:style-name="ce3" office:value-type="float" office:value="1.03577" calcext:value-type="float">
            <text:p>1.03577</text:p>
          </table:table-cell>
          <table:table-cell table:style-name="ce3" office:value-type="float" office:value="1.03439" calcext:value-type="float">
            <text:p>1.03439</text:p>
          </table:table-cell>
          <table:table-cell table:style-name="ce4" office:value-type="float" office:value="1.01696" calcext:value-type="float">
            <text:p>1.01696</text:p>
          </table:table-cell>
          <table:table-cell table:style-name="ce3" office:value-type="float" office:value="1.03711" calcext:value-type="float">
            <text:p>1.03711</text:p>
          </table:table-cell>
          <table:table-cell table:style-name="ce3" office:value-type="float" office:value="1.12951" calcext:value-type="float">
            <text:p>1.12951</text:p>
          </table:table-cell>
          <table:table-cell table:style-name="ce4" office:value-type="float" office:value="1.03565" calcext:value-type="float">
            <text:p>1.03565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9" calcext:value-type="float">
            <text:p>0.9</text:p>
          </table:table-cell>
          <table:table-cell table:style-name="ce3" office:value-type="float" office:value="1.02134" calcext:value-type="float">
            <text:p>1.02134</text:p>
          </table:table-cell>
          <table:table-cell table:style-name="ce3" office:value-type="float" office:value="1.01315" calcext:value-type="float">
            <text:p>1.01315</text:p>
          </table:table-cell>
          <table:table-cell table:style-name="ce4" office:value-type="float" office:value="1.00646" calcext:value-type="float">
            <text:p>1.00646</text:p>
          </table:table-cell>
          <table:table-cell table:style-name="ce3" office:value-type="float" office:value="1.01364" calcext:value-type="float">
            <text:p>1.01364</text:p>
          </table:table-cell>
          <table:table-cell table:style-name="ce3" office:value-type="float" office:value="1.03285" calcext:value-type="float">
            <text:p>1.03285</text:p>
          </table:table-cell>
          <table:table-cell table:style-name="ce4" office:value-type="float" office:value="1.01029" calcext:value-type="float">
            <text:p>1.01029</text:p>
          </table:table-cell>
          <table:table-cell table:style-name="ce3" office:value-type="float" office:value="1.03434" calcext:value-type="float">
            <text:p>1.03434</text:p>
          </table:table-cell>
          <table:table-cell table:style-name="ce3" office:value-type="float" office:value="1.11631" calcext:value-type="float">
            <text:p>1.11631</text:p>
          </table:table-cell>
          <table:table-cell table:style-name="ce4" office:value-type="float" office:value="1.03416" calcext:value-type="float">
            <text:p>1.03416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1.0048" calcext:value-type="float">
            <text:p>1.00480</text:p>
          </table:table-cell>
          <table:table-cell table:style-name="ce3" office:value-type="float" office:value="1.01302" calcext:value-type="float">
            <text:p>1.01302</text:p>
          </table:table-cell>
          <table:table-cell table:style-name="ce4" office:value-type="float" office:value="1.0048" calcext:value-type="float">
            <text:p>1.00480</text:p>
          </table:table-cell>
          <table:table-cell table:style-name="ce4" office:value-type="float" office:value="1.00919" calcext:value-type="float">
            <text:p>1.00919</text:p>
          </table:table-cell>
          <table:table-cell table:style-name="ce3" office:value-type="float" office:value="1.03261" calcext:value-type="float">
            <text:p>1.03261</text:p>
          </table:table-cell>
          <table:table-cell table:style-name="ce4" office:value-type="float" office:value="1.00919" calcext:value-type="float">
            <text:p>1.00919</text:p>
          </table:table-cell>
          <table:table-cell table:style-name="ce4" office:value-type="float" office:value="1.03393" calcext:value-type="float">
            <text:p>1.03393</text:p>
          </table:table-cell>
          <table:table-cell table:style-name="ce3" office:value-type="float" office:value="1.10807" calcext:value-type="float">
            <text:p>1.10807</text:p>
          </table:table-cell>
          <table:table-cell table:style-name="ce4" office:value-type="float" office:value="1.03393" calcext:value-type="float">
            <text:p>1.03393</text:p>
          </table:table-cell>
          <table:table-cell table:style-name="ce1" table:number-columns-repeated="2"/>
          <table:table-cell table:number-columns-repeated="1012"/>
        </table:table-row>
        <table:table-row table:style-name="ro1" table:number-rows-repeated="4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N = 500</text:p>
          </table:table-cell>
          <table:table-cell table:style-name="ce1"/>
          <table:table-cell office:value-type="string" calcext:value-type="string">
            <text:p>W = 5000</text:p>
          </table:table-cell>
          <table:table-cell table:style-name="ce1" table:number-columns-repeated="2"/>
          <table:table-cell office:value-type="string" calcext:value-type="string">
            <text:p>W = 2500</text:p>
          </table:table-cell>
          <table:table-cell table:style-name="ce1" table:number-columns-repeated="2"/>
          <table:table-cell office:value-type="string" calcext:value-type="string">
            <text:p>W= 1250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8.61813" calcext:value-type="float">
            <text:p>8.61813</text:p>
          </table:table-cell>
          <table:table-cell table:number-columns-repeated="3" table:style-name="ce3" office:value-type="float" office:value="4.32789" calcext:value-type="float">
            <text:p>4.32789</text:p>
          </table:table-cell>
          <table:table-cell table:number-columns-repeated="3" table:style-name="ce3" office:value-type="float" office:value="2.16858" calcext:value-type="float">
            <text:p>2.16858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5.21367" calcext:value-type="float">
            <text:p>5.21367</text:p>
          </table:table-cell>
          <table:table-cell table:style-name="ce4" office:value-type="float" office:value="4.84177" calcext:value-type="float">
            <text:p>4.84177</text:p>
          </table:table-cell>
          <table:table-cell table:style-name="ce3" office:value-type="float" office:value="5.16085" calcext:value-type="float">
            <text:p>5.16085</text:p>
          </table:table-cell>
          <table:table-cell table:style-name="ce3" office:value-type="float" office:value="2.65934" calcext:value-type="float">
            <text:p>2.65934</text:p>
          </table:table-cell>
          <table:table-cell table:style-name="ce4" office:value-type="float" office:value="2.47735" calcext:value-type="float">
            <text:p>2.47735</text:p>
          </table:table-cell>
          <table:table-cell office:value-type="float" office:value="2.65679" calcext:value-type="float">
            <text:p>2.65679</text:p>
          </table:table-cell>
          <table:table-cell table:style-name="ce3" office:value-type="float" office:value="1.51486" calcext:value-type="float">
            <text:p>1.51486</text:p>
          </table:table-cell>
          <table:table-cell table:style-name="ce4" office:value-type="float" office:value="1.47896" calcext:value-type="float">
            <text:p>1.47896</text:p>
          </table:table-cell>
          <table:table-cell office:value-type="float" office:value="1.51486" calcext:value-type="float">
            <text:p>1.51486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4.03055" calcext:value-type="float">
            <text:p>4.03055</text:p>
          </table:table-cell>
          <table:table-cell table:style-name="ce4" office:value-type="float" office:value="3.45946" calcext:value-type="float">
            <text:p>3.45946</text:p>
          </table:table-cell>
          <table:table-cell table:style-name="ce3" office:value-type="float" office:value="3.97645" calcext:value-type="float">
            <text:p>3.97645</text:p>
          </table:table-cell>
          <table:table-cell table:style-name="ce3" office:value-type="float" office:value="2.12099" calcext:value-type="float">
            <text:p>2.12099</text:p>
          </table:table-cell>
          <table:table-cell table:style-name="ce4" office:value-type="float" office:value="1.84737" calcext:value-type="float">
            <text:p>1.84737</text:p>
          </table:table-cell>
          <table:table-cell office:value-type="float" office:value="2.11788" calcext:value-type="float">
            <text:p>2.11788</text:p>
          </table:table-cell>
          <table:table-cell table:style-name="ce3" office:value-type="float" office:value="1.32613" calcext:value-type="float">
            <text:p>1.32613</text:p>
          </table:table-cell>
          <table:table-cell table:style-name="ce4" office:value-type="float" office:value="1.31781" calcext:value-type="float">
            <text:p>1.31781</text:p>
          </table:table-cell>
          <table:table-cell office:value-type="float" office:value="1.3261" calcext:value-type="float">
            <text:p>1.3261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3.11091" calcext:value-type="float">
            <text:p>3.11091</text:p>
          </table:table-cell>
          <table:table-cell table:style-name="ce4" office:value-type="float" office:value="2.34803" calcext:value-type="float">
            <text:p>2.34803</text:p>
          </table:table-cell>
          <table:table-cell table:style-name="ce3" office:value-type="float" office:value="3.03816" calcext:value-type="float">
            <text:p>3.03816</text:p>
          </table:table-cell>
          <table:table-cell table:style-name="ce3" office:value-type="float" office:value="1.72955" calcext:value-type="float">
            <text:p>1.72955</text:p>
          </table:table-cell>
          <table:table-cell table:style-name="ce4" office:value-type="float" office:value="1.39676" calcext:value-type="float">
            <text:p>1.39676</text:p>
          </table:table-cell>
          <table:table-cell office:value-type="float" office:value="1.70772" calcext:value-type="float">
            <text:p>1.70772</text:p>
          </table:table-cell>
          <table:table-cell table:style-name="ce3" office:value-type="float" office:value="1.19451" calcext:value-type="float">
            <text:p>1.19451</text:p>
          </table:table-cell>
          <table:table-cell table:style-name="ce3" office:value-type="float" office:value="1.22922" calcext:value-type="float">
            <text:p>1.22922</text:p>
          </table:table-cell>
          <table:table-cell table:style-name="ce6" office:value-type="float" office:value="1.19381" calcext:value-type="float">
            <text:p>1.19381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2.43605" calcext:value-type="float">
            <text:p>2.43605</text:p>
          </table:table-cell>
          <table:table-cell table:style-name="ce4" office:value-type="float" office:value="1.52907" calcext:value-type="float">
            <text:p>1.52907</text:p>
          </table:table-cell>
          <table:table-cell table:style-name="ce5" office:value-type="float" office:value="2.29713" calcext:value-type="float">
            <text:p>2.29713</text:p>
          </table:table-cell>
          <table:table-cell table:style-name="ce3" office:value-type="float" office:value="1.45976" calcext:value-type="float">
            <text:p>1.45976</text:p>
          </table:table-cell>
          <table:table-cell table:style-name="ce4" office:value-type="float" office:value="1.12798" calcext:value-type="float">
            <text:p>1.12798</text:p>
          </table:table-cell>
          <table:table-cell office:value-type="float" office:value="1.40951" calcext:value-type="float">
            <text:p>1.40951</text:p>
          </table:table-cell>
          <table:table-cell table:style-name="ce3" office:value-type="float" office:value="1.11037" calcext:value-type="float">
            <text:p>1.11037</text:p>
          </table:table-cell>
          <table:table-cell table:style-name="ce3" office:value-type="float" office:value="1.18065" calcext:value-type="float">
            <text:p>1.18065</text:p>
          </table:table-cell>
          <table:table-cell table:style-name="ce6" office:value-type="float" office:value="1.10819" calcext:value-type="float">
            <text:p>1.10819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1.91057" calcext:value-type="float">
            <text:p>1.91057</text:p>
          </table:table-cell>
          <table:table-cell table:style-name="ce4" office:value-type="float" office:value="1.0413" calcext:value-type="float">
            <text:p>1.04130</text:p>
          </table:table-cell>
          <table:table-cell table:style-name="ce3" office:value-type="float" office:value="1.69129" calcext:value-type="float">
            <text:p>1.69129</text:p>
          </table:table-cell>
          <table:table-cell table:style-name="ce3" office:value-type="float" office:value="1.26343" calcext:value-type="float">
            <text:p>1.26343</text:p>
          </table:table-cell>
          <table:table-cell table:style-name="ce4" office:value-type="float" office:value="1.03341" calcext:value-type="float">
            <text:p>1.03341</text:p>
          </table:table-cell>
          <table:table-cell office:value-type="float" office:value="1.19575" calcext:value-type="float">
            <text:p>1.19575</text:p>
          </table:table-cell>
          <table:table-cell table:style-name="ce3" office:value-type="float" office:value="1.05771" calcext:value-type="float">
            <text:p>1.05771</text:p>
          </table:table-cell>
          <table:table-cell table:style-name="ce3" office:value-type="float" office:value="1.15415" calcext:value-type="float">
            <text:p>1.15415</text:p>
          </table:table-cell>
          <table:table-cell table:style-name="ce6" office:value-type="float" office:value="1.05319" calcext:value-type="float">
            <text:p>1.05319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1.49086" calcext:value-type="float">
            <text:p>1.49086</text:p>
          </table:table-cell>
          <table:table-cell table:style-name="ce4" office:value-type="float" office:value="1.01263" calcext:value-type="float">
            <text:p>1.01263</text:p>
          </table:table-cell>
          <table:table-cell table:style-name="ce3" office:value-type="float" office:value="1.24645" calcext:value-type="float">
            <text:p>1.24645</text:p>
          </table:table-cell>
          <table:table-cell table:style-name="ce3" office:value-type="float" office:value="1.12448" calcext:value-type="float">
            <text:p>1.12448</text:p>
          </table:table-cell>
          <table:table-cell table:style-name="ce4" office:value-type="float" office:value="1.02957" calcext:value-type="float">
            <text:p>1.02957</text:p>
          </table:table-cell>
          <table:table-cell office:value-type="float" office:value="1.06874" calcext:value-type="float">
            <text:p>1.06874</text:p>
          </table:table-cell>
          <table:table-cell table:style-name="ce3" office:value-type="float" office:value="1.02932" calcext:value-type="float">
            <text:p>1.02932</text:p>
          </table:table-cell>
          <table:table-cell table:style-name="ce3" office:value-type="float" office:value="1.1347" calcext:value-type="float">
            <text:p>1.13470</text:p>
          </table:table-cell>
          <table:table-cell table:style-name="ce6" office:value-type="float" office:value="1.02398" calcext:value-type="float">
            <text:p>1.02398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1.19571" calcext:value-type="float">
            <text:p>1.19571</text:p>
          </table:table-cell>
          <table:table-cell table:style-name="ce4" office:value-type="float" office:value="1.01257" calcext:value-type="float">
            <text:p>1.01257</text:p>
          </table:table-cell>
          <table:table-cell table:style-name="ce3" office:value-type="float" office:value="1.04468" calcext:value-type="float">
            <text:p>1.04468</text:p>
          </table:table-cell>
          <table:table-cell table:style-name="ce3" office:value-type="float" office:value="1.04933" calcext:value-type="float">
            <text:p>1.04933</text:p>
          </table:table-cell>
          <table:table-cell table:style-name="ce3" office:value-type="float" office:value="1.02774" calcext:value-type="float">
            <text:p>1.02774</text:p>
          </table:table-cell>
          <table:table-cell table:style-name="ce6" office:value-type="float" office:value="1.01918" calcext:value-type="float">
            <text:p>1.01918</text:p>
          </table:table-cell>
          <table:table-cell table:style-name="ce3" office:value-type="float" office:value="1.01741" calcext:value-type="float">
            <text:p>1.01741</text:p>
          </table:table-cell>
          <table:table-cell table:style-name="ce3" office:value-type="float" office:value="1.11368" calcext:value-type="float">
            <text:p>1.11368</text:p>
          </table:table-cell>
          <table:table-cell table:style-name="ce6" office:value-type="float" office:value="1.01444" calcext:value-type="float">
            <text:p>1.01444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float" office:value="1.04977" calcext:value-type="float">
            <text:p>1.04977</text:p>
          </table:table-cell>
          <table:table-cell table:style-name="ce3" office:value-type="float" office:value="1.01203" calcext:value-type="float">
            <text:p>1.01203</text:p>
          </table:table-cell>
          <table:table-cell table:style-name="ce4" office:value-type="float" office:value="1.00815" calcext:value-type="float">
            <text:p>1.00815</text:p>
          </table:table-cell>
          <table:table-cell table:style-name="ce3" office:value-type="float" office:value="1.01595" calcext:value-type="float">
            <text:p>1.01595</text:p>
          </table:table-cell>
          <table:table-cell table:style-name="ce3" office:value-type="float" office:value="1.02661" calcext:value-type="float">
            <text:p>1.02661</text:p>
          </table:table-cell>
          <table:table-cell table:style-name="ce6" office:value-type="float" office:value="1.0079" calcext:value-type="float">
            <text:p>1.0079</text:p>
          </table:table-cell>
          <table:table-cell table:style-name="ce3" office:value-type="float" office:value="1.01297" calcext:value-type="float">
            <text:p>1.01297</text:p>
          </table:table-cell>
          <table:table-cell table:style-name="ce3" office:value-type="float" office:value="1.09136" calcext:value-type="float">
            <text:p>1.09136</text:p>
          </table:table-cell>
          <table:table-cell table:style-name="ce6" office:value-type="float" office:value="1.01197" calcext:value-type="float">
            <text:p>1.01197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float" office:value="1.00929" calcext:value-type="float">
            <text:p>1.00929</text:p>
          </table:table-cell>
          <table:table-cell table:style-name="ce3" office:value-type="float" office:value="1.01197" calcext:value-type="float">
            <text:p>1.01197</text:p>
          </table:table-cell>
          <table:table-cell table:style-name="ce4" office:value-type="float" office:value="1.00463" calcext:value-type="float">
            <text:p>1.00463</text:p>
          </table:table-cell>
          <table:table-cell table:style-name="ce3" office:value-type="float" office:value="1.00734" calcext:value-type="float">
            <text:p>1.00734</text:p>
          </table:table-cell>
          <table:table-cell table:style-name="ce3" office:value-type="float" office:value="1.02586" calcext:value-type="float">
            <text:p>1.02586</text:p>
          </table:table-cell>
          <table:table-cell table:style-name="ce6" office:value-type="float" office:value="1.00641" calcext:value-type="float">
            <text:p>1.00641</text:p>
          </table:table-cell>
          <table:table-cell table:style-name="ce3" office:value-type="float" office:value="1.01159" calcext:value-type="float">
            <text:p>1.01159</text:p>
          </table:table-cell>
          <table:table-cell table:style-name="ce3" office:value-type="float" office:value="1.07283" calcext:value-type="float">
            <text:p>1.07283</text:p>
          </table:table-cell>
          <table:table-cell table:style-name="ce6" office:value-type="float" office:value="1.01139" calcext:value-type="float">
            <text:p>1.01139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.00423" calcext:value-type="float">
            <text:p>1.00423</text:p>
          </table:table-cell>
          <table:table-cell table:style-name="ce3" office:value-type="float" office:value="1.01171" calcext:value-type="float">
            <text:p>1.01171</text:p>
          </table:table-cell>
          <table:table-cell table:style-name="ce4" office:value-type="float" office:value="1.00423" calcext:value-type="float">
            <text:p>1.00423</text:p>
          </table:table-cell>
          <table:table-cell table:style-name="ce4" office:value-type="float" office:value="1.00626" calcext:value-type="float">
            <text:p>1.00626</text:p>
          </table:table-cell>
          <table:table-cell table:style-name="ce3" office:value-type="float" office:value="1.02561" calcext:value-type="float">
            <text:p>1.02561</text:p>
          </table:table-cell>
          <table:table-cell table:style-name="ce6" office:value-type="float" office:value="1.00626" calcext:value-type="float">
            <text:p>1.00626</text:p>
          </table:table-cell>
          <table:table-cell table:style-name="ce4" office:value-type="float" office:value="1.0113" calcext:value-type="float">
            <text:p>1.01130</text:p>
          </table:table-cell>
          <table:table-cell table:style-name="ce3" office:value-type="float" office:value="1.06549" calcext:value-type="float">
            <text:p>1.06549</text:p>
          </table:table-cell>
          <table:table-cell table:style-name="ce6" office:value-type="float" office:value="1.0113" calcext:value-type="float">
            <text:p>1.0113</text:p>
          </table:table-cell>
          <table:table-cell table:style-name="ce1" table:number-columns-repeated="2"/>
          <table:table-cell table:number-columns-repeated="1012"/>
        </table:table-row>
        <table:table-row table:style-name="ro1" table:number-rows-repeated="4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N = 1000</text:p>
          </table:table-cell>
          <table:table-cell table:style-name="ce1"/>
          <table:table-cell office:value-type="string" calcext:value-type="string">
            <text:p>W = 5000</text:p>
          </table:table-cell>
          <table:table-cell table:style-name="ce1" table:number-columns-repeated="2"/>
          <table:table-cell office:value-type="string" calcext:value-type="string">
            <text:p>W = 2500</text:p>
          </table:table-cell>
          <table:table-cell table:style-name="ce1" table:number-columns-repeated="2"/>
          <table:table-cell office:value-type="string" calcext:value-type="string">
            <text:p>W = 1250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8.65711" calcext:value-type="float">
            <text:p>8.65711</text:p>
          </table:table-cell>
          <table:table-cell table:number-columns-repeated="3" table:style-name="ce3" office:value-type="float" office:value="4.33803" calcext:value-type="float">
            <text:p>4.33803</text:p>
          </table:table-cell>
          <table:table-cell table:number-columns-repeated="3" table:style-name="ce3" office:value-type="float" office:value="2.17138" calcext:value-type="float">
            <text:p>2.17138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5.17263" calcext:value-type="float">
            <text:p>5.17263</text:p>
          </table:table-cell>
          <table:table-cell table:style-name="ce4" office:value-type="float" office:value="4.84248" calcext:value-type="float">
            <text:p>4.84248</text:p>
          </table:table-cell>
          <table:table-cell table:style-name="ce3" office:value-type="float" office:value="5.14027" calcext:value-type="float">
            <text:p>5.14027</text:p>
          </table:table-cell>
          <table:table-cell table:style-name="ce3" office:value-type="float" office:value="2.63606" calcext:value-type="float">
            <text:p>2.63606</text:p>
          </table:table-cell>
          <table:table-cell table:style-name="ce4" office:value-type="float" office:value="2.48111" calcext:value-type="float">
            <text:p>2.48111</text:p>
          </table:table-cell>
          <table:table-cell office:value-type="float" office:value="2.64271" calcext:value-type="float">
            <text:p>2.64271</text:p>
          </table:table-cell>
          <table:table-cell table:style-name="ce3" office:value-type="float" office:value="1.51056" calcext:value-type="float">
            <text:p>1.51056</text:p>
          </table:table-cell>
          <table:table-cell table:style-name="ce4" office:value-type="float" office:value="1.46744" calcext:value-type="float">
            <text:p>1.46744</text:p>
          </table:table-cell>
          <table:table-cell office:value-type="float" office:value="1.51121" calcext:value-type="float">
            <text:p>1.51121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3.97565" calcext:value-type="float">
            <text:p>3.97565</text:p>
          </table:table-cell>
          <table:table-cell table:style-name="ce4" office:value-type="float" office:value="3.46163" calcext:value-type="float">
            <text:p>3.46163</text:p>
          </table:table-cell>
          <table:table-cell table:style-name="ce3" office:value-type="float" office:value="3.95164" calcext:value-type="float">
            <text:p>3.95164</text:p>
          </table:table-cell>
          <table:table-cell table:style-name="ce3" office:value-type="float" office:value="2.09301" calcext:value-type="float">
            <text:p>2.09301</text:p>
          </table:table-cell>
          <table:table-cell table:style-name="ce4" office:value-type="float" office:value="1.85824" calcext:value-type="float">
            <text:p>1.85824</text:p>
          </table:table-cell>
          <table:table-cell office:value-type="float" office:value="2.10161" calcext:value-type="float">
            <text:p>2.10161</text:p>
          </table:table-cell>
          <table:table-cell table:style-name="ce3" office:value-type="float" office:value="1.31785" calcext:value-type="float">
            <text:p>1.31785</text:p>
          </table:table-cell>
          <table:table-cell table:style-name="ce4" office:value-type="float" office:value="1.3109" calcext:value-type="float">
            <text:p>1.31090</text:p>
          </table:table-cell>
          <table:table-cell office:value-type="float" office:value="1.31876" calcext:value-type="float">
            <text:p>1.31876</text:p>
          </table:table-cell>
          <table:table-cell table:style-name="ce3" table:number-columns-repeated="2"/>
          <table:table-cell table:number-columns-repeated="10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3.04866" calcext:value-type="float">
            <text:p>3.04866</text:p>
          </table:table-cell>
          <table:table-cell table:style-name="ce4" office:value-type="float" office:value="2.35023" calcext:value-type="float">
            <text:p>2.35023</text:p>
          </table:table-cell>
          <table:table-cell table:style-name="ce3" office:value-type="float" office:value="3.0126" calcext:value-type="float">
            <text:p>3.01260</text:p>
          </table:table-cell>
          <table:table-cell table:style-name="ce3" office:value-type="float" office:value="1.69777" calcext:value-type="float">
            <text:p>1.69777</text:p>
          </table:table-cell>
          <table:table-cell table:style-name="ce4" office:value-type="float" office:value="1.40862" calcext:value-type="float">
            <text:p>1.40862</text:p>
          </table:table-cell>
          <table:table-cell office:value-type="float" office:value="1.68776" calcext:value-type="float">
            <text:p>1.68776</text:p>
          </table:table-cell>
          <table:table-cell table:style-name="ce4" office:value-type="float" office:value="1.18304" calcext:value-type="float">
            <text:p>1.18304</text:p>
          </table:table-cell>
          <table:table-cell table:style-name="ce3" office:value-type="float" office:value="1.22111" calcext:value-type="float">
            <text:p>1.22111</text:p>
          </table:table-cell>
          <table:table-cell office:value-type="float" office:value="1.18344" calcext:value-type="float">
            <text:p>1.18344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2.37436" calcext:value-type="float">
            <text:p>2.37436</text:p>
          </table:table-cell>
          <table:table-cell table:style-name="ce4" office:value-type="float" office:value="1.52046" calcext:value-type="float">
            <text:p>1.52046</text:p>
          </table:table-cell>
          <table:table-cell table:style-name="ce5" office:value-type="float" office:value="2.2656" calcext:value-type="float">
            <text:p>2.26560</text:p>
          </table:table-cell>
          <table:table-cell table:style-name="ce3" office:value-type="float" office:value="1.42646" calcext:value-type="float">
            <text:p>1.42646</text:p>
          </table:table-cell>
          <table:table-cell table:style-name="ce4" office:value-type="float" office:value="1.13101" calcext:value-type="float">
            <text:p>1.13101</text:p>
          </table:table-cell>
          <table:table-cell office:value-type="float" office:value="1.3843" calcext:value-type="float">
            <text:p>1.3843</text:p>
          </table:table-cell>
          <table:table-cell table:style-name="ce3" office:value-type="float" office:value="1.09722" calcext:value-type="float">
            <text:p>1.09722</text:p>
          </table:table-cell>
          <table:table-cell table:style-name="ce3" office:value-type="float" office:value="1.17063" calcext:value-type="float">
            <text:p>1.17063</text:p>
          </table:table-cell>
          <table:table-cell table:style-name="ce6" office:value-type="float" office:value="1.09614" calcext:value-type="float">
            <text:p>1.09614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1.84748" calcext:value-type="float">
            <text:p>1.84748</text:p>
          </table:table-cell>
          <table:table-cell table:style-name="ce4" office:value-type="float" office:value="1.026" calcext:value-type="float">
            <text:p>1.02600</text:p>
          </table:table-cell>
          <table:table-cell table:style-name="ce3" office:value-type="float" office:value="1.64169" calcext:value-type="float">
            <text:p>1.64169</text:p>
          </table:table-cell>
          <table:table-cell table:style-name="ce3" office:value-type="float" office:value="1.2296" calcext:value-type="float">
            <text:p>1.22960</text:p>
          </table:table-cell>
          <table:table-cell table:style-name="ce4" office:value-type="float" office:value="1.03017" calcext:value-type="float">
            <text:p>1.03017</text:p>
          </table:table-cell>
          <table:table-cell office:value-type="float" office:value="1.16959" calcext:value-type="float">
            <text:p>1.16959</text:p>
          </table:table-cell>
          <table:table-cell table:style-name="ce3" office:value-type="float" office:value="1.04411" calcext:value-type="float">
            <text:p>1.04411</text:p>
          </table:table-cell>
          <table:table-cell table:style-name="ce3" office:value-type="float" office:value="1.1443" calcext:value-type="float">
            <text:p>1.14430</text:p>
          </table:table-cell>
          <table:table-cell table:style-name="ce6" office:value-type="float" office:value="1.03986" calcext:value-type="float">
            <text:p>1.03986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1.43331" calcext:value-type="float">
            <text:p>1.43331</text:p>
          </table:table-cell>
          <table:table-cell table:style-name="ce4" office:value-type="float" office:value="1.01212" calcext:value-type="float">
            <text:p>1.01212</text:p>
          </table:table-cell>
          <table:table-cell table:style-name="ce3" office:value-type="float" office:value="1.20264" calcext:value-type="float">
            <text:p>1.20264</text:p>
          </table:table-cell>
          <table:table-cell table:style-name="ce3" office:value-type="float" office:value="1.09935" calcext:value-type="float">
            <text:p>1.09935</text:p>
          </table:table-cell>
          <table:table-cell table:style-name="ce4" office:value-type="float" office:value="1.02738" calcext:value-type="float">
            <text:p>1.02738</text:p>
          </table:table-cell>
          <table:table-cell office:value-type="float" office:value="1.05018" calcext:value-type="float">
            <text:p>1.05018</text:p>
          </table:table-cell>
          <table:table-cell table:style-name="ce3" office:value-type="float" office:value="1.01971" calcext:value-type="float">
            <text:p>1.01971</text:p>
          </table:table-cell>
          <table:table-cell table:style-name="ce3" office:value-type="float" office:value="1.12392" calcext:value-type="float">
            <text:p>1.12392</text:p>
          </table:table-cell>
          <table:table-cell table:style-name="ce6" office:value-type="float" office:value="1.0148" calcext:value-type="float">
            <text:p>1.0148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1.155" calcext:value-type="float">
            <text:p>1.15500</text:p>
          </table:table-cell>
          <table:table-cell table:style-name="ce4" office:value-type="float" office:value="1.01198" calcext:value-type="float">
            <text:p>1.01198</text:p>
          </table:table-cell>
          <table:table-cell table:style-name="ce3" office:value-type="float" office:value="1.02574" calcext:value-type="float">
            <text:p>1.02574</text:p>
          </table:table-cell>
          <table:table-cell table:style-name="ce3" office:value-type="float" office:value="1.03421" calcext:value-type="float">
            <text:p>1.03421</text:p>
          </table:table-cell>
          <table:table-cell table:style-name="ce3" office:value-type="float" office:value="1.02569" calcext:value-type="float">
            <text:p>1.02569</text:p>
          </table:table-cell>
          <table:table-cell table:style-name="ce6" office:value-type="float" office:value="1.01224" calcext:value-type="float">
            <text:p>1.01224</text:p>
          </table:table-cell>
          <table:table-cell table:style-name="ce3" office:value-type="float" office:value="1.0115" calcext:value-type="float">
            <text:p>1.01150</text:p>
          </table:table-cell>
          <table:table-cell table:style-name="ce3" office:value-type="float" office:value="1.10164" calcext:value-type="float">
            <text:p>1.10164</text:p>
          </table:table-cell>
          <table:table-cell table:style-name="ce6" office:value-type="float" office:value="1.00926" calcext:value-type="float">
            <text:p>1.00926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float" office:value="1.03182" calcext:value-type="float">
            <text:p>1.03182</text:p>
          </table:table-cell>
          <table:table-cell table:style-name="ce3" office:value-type="float" office:value="1.01182" calcext:value-type="float">
            <text:p>1.01182</text:p>
          </table:table-cell>
          <table:table-cell table:style-name="ce4" office:value-type="float" office:value="1.00587" calcext:value-type="float">
            <text:p>1.00587</text:p>
          </table:table-cell>
          <table:table-cell table:style-name="ce3" office:value-type="float" office:value="1.01111" calcext:value-type="float">
            <text:p>1.01111</text:p>
          </table:table-cell>
          <table:table-cell table:style-name="ce3" office:value-type="float" office:value="1.02454" calcext:value-type="float">
            <text:p>1.02454</text:p>
          </table:table-cell>
          <table:table-cell table:style-name="ce6" office:value-type="float" office:value="1.00682" calcext:value-type="float">
            <text:p>1.00682</text:p>
          </table:table-cell>
          <table:table-cell table:style-name="ce3" office:value-type="float" office:value="1.00861" calcext:value-type="float">
            <text:p>1.00861</text:p>
          </table:table-cell>
          <table:table-cell table:style-name="ce3" office:value-type="float" office:value="1.07791" calcext:value-type="float">
            <text:p>1.07791</text:p>
          </table:table-cell>
          <table:table-cell table:style-name="ce6" office:value-type="float" office:value="1.00804" calcext:value-type="float">
            <text:p>1.00804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float" office:value="1.00707" calcext:value-type="float">
            <text:p>1.00707</text:p>
          </table:table-cell>
          <table:table-cell table:style-name="ce3" office:value-type="float" office:value="1.01165" calcext:value-type="float">
            <text:p>1.01165</text:p>
          </table:table-cell>
          <table:table-cell table:style-name="ce4" office:value-type="float" office:value="1.00419" calcext:value-type="float">
            <text:p>1.00419</text:p>
          </table:table-cell>
          <table:table-cell table:style-name="ce3" office:value-type="float" office:value="1.00663" calcext:value-type="float">
            <text:p>1.00663</text:p>
          </table:table-cell>
          <table:table-cell table:style-name="ce3" office:value-type="float" office:value="1.02406" calcext:value-type="float">
            <text:p>1.02406</text:p>
          </table:table-cell>
          <table:table-cell table:style-name="ce6" office:value-type="float" office:value="1.00608" calcext:value-type="float">
            <text:p>1.00608</text:p>
          </table:table-cell>
          <table:table-cell table:style-name="ce3" office:value-type="float" office:value="1.00784" calcext:value-type="float">
            <text:p>1.00784</text:p>
          </table:table-cell>
          <table:table-cell table:style-name="ce3" office:value-type="float" office:value="1.05885" calcext:value-type="float">
            <text:p>1.05885</text:p>
          </table:table-cell>
          <table:table-cell table:style-name="ce6" office:value-type="float" office:value="1.00774" calcext:value-type="float">
            <text:p>1.00774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.00399" calcext:value-type="float">
            <text:p>1.00399</text:p>
          </table:table-cell>
          <table:table-cell table:style-name="ce3" office:value-type="float" office:value="1.01169" calcext:value-type="float">
            <text:p>1.01169</text:p>
          </table:table-cell>
          <table:table-cell table:style-name="ce4" office:value-type="float" office:value="1.00399" calcext:value-type="float">
            <text:p>1.00399</text:p>
          </table:table-cell>
          <table:table-cell table:style-name="ce4" office:value-type="float" office:value="1.00603" calcext:value-type="float">
            <text:p>1.00603</text:p>
          </table:table-cell>
          <table:table-cell table:style-name="ce3" office:value-type="float" office:value="1.024" calcext:value-type="float">
            <text:p>1.02400</text:p>
          </table:table-cell>
          <table:table-cell table:style-name="ce6" office:value-type="float" office:value="1.00603" calcext:value-type="float">
            <text:p>1.00603</text:p>
          </table:table-cell>
          <table:table-cell table:style-name="ce4" office:value-type="float" office:value="1.0077" calcext:value-type="float">
            <text:p>1.00770</text:p>
          </table:table-cell>
          <table:table-cell table:style-name="ce3" office:value-type="float" office:value="1.05406" calcext:value-type="float">
            <text:p>1.05406</text:p>
          </table:table-cell>
          <table:table-cell table:style-name="ce6" office:value-type="float" office:value="1.0077" calcext:value-type="float">
            <text:p>1.0077</text:p>
          </table:table-cell>
          <table:table-cell table:style-name="ce1" table:number-columns-repeated="2"/>
          <table:table-cell table:number-columns-repeated="1012"/>
        </table:table-row>
        <table:table-row table:style-name="ro1" table:number-rows-repeated="2">
          <table:table-cell table:style-name="ce1"/>
          <table:table-cell table:style-name="ce3" table:number-columns-repeated="9"/>
          <table:table-cell table:style-name="ce1" table:number-columns-repeated="2"/>
          <table:table-cell table:number-columns-repeated="1012"/>
        </table:table-row>
        <table:table-row table:style-name="ro1" table:number-rows-repeated="3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1015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 table:number-rows-repeated="3">
          <table:table-cell/>
          <table:table-cell table:style-name="ce3" table:number-columns-repeated="9"/>
          <table:table-cell table:number-columns-repeated="1014"/>
        </table:table-row>
        <table:table-row table:style-name="ro1">
          <table:table-cell/>
          <table:table-cell table:style-name="ce3" table:number-columns-repeated="8"/>
          <table:table-cell table:style-name="ce5"/>
          <table:table-cell table:number-columns-repeated="1014"/>
        </table:table-row>
        <table:table-row table:style-name="ro1" table:number-rows-repeated="6">
          <table:table-cell/>
          <table:table-cell table:style-name="ce3" table:number-columns-repeated="9"/>
          <table:table-cell table:number-columns-repeated="1014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 = 100" table:style-name="ta1">
        <table:table-column table:style-name="co2" table:default-cell-style-name="ce2"/>
        <table:table-column table:style-name="co3" table:number-columns-repeated="5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10"/>
        <table:table-column table:style-name="co6" table:default-cell-style-name="ce2"/>
        <table:table-column table:style-name="co3" table:number-columns-repeated="5" table:default-cell-style-name="ce2"/>
        <table:table-column table:style-name="co7" table:default-cell-style-name="ce2"/>
        <table:table-column table:style-name="co6" table:default-cell-style-name="ce2"/>
        <table:table-column table:style-name="co6" table:default-cell-style-name="ce10"/>
        <table:table-column table:style-name="co6" table:default-cell-style-name="ce2"/>
        <table:table-column table:style-name="co3" table:number-columns-repeated="1005" table:default-cell-style-name="ce2"/>
        <table:table-row table:style-name="ro1">
          <table:table-cell office:value-type="string" calcext:value-type="string">
            <text:p>N = 100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office:value-type="string" calcext:value-type="string">
            <text:p>total item width avg </text:p>
          </table:table-cell>
          <table:table-cell table:style-name="ce1"/>
          <table:table-cell office:value-type="float" office:value="57466.776" calcext:value-type="float">
            <text:p>57466.776</text:p>
          </table:table-cell>
          <table:table-cell table:style-name="ce1"/>
          <table:table-cell office:value-type="string" calcext:value-type="string">
            <text:p>lbavg l = 5000</text:p>
          </table:table-cell>
          <table:table-cell office:value-type="float" office:value="11.993" calcext:value-type="float">
            <text:p>11.993</text:p>
          </table:table-cell>
          <table:table-cell office:value-type="string" calcext:value-type="string">
            <text:p>sd 0.56829</text:p>
          </table:table-cell>
          <table:table-cell table:style-name="ce1" table:number-columns-repeated="18"/>
          <table:table-cell table:number-columns-repeated="999"/>
        </table:table-row>
        <table:table-row table:style-name="ro1">
          <table:table-cell office:value-type="string" calcext:value-type="string">
            <text:p>total item width sd</text:p>
          </table:table-cell>
          <table:table-cell table:style-name="ce1"/>
          <table:table-cell office:value-type="float" office:value="2499.06092" calcext:value-type="float">
            <text:p>2499.06092</text:p>
          </table:table-cell>
          <table:table-cell table:style-name="ce1"/>
          <table:table-cell office:value-type="string" calcext:value-type="string">
            <text:p>lbavg l = 2500</text:p>
          </table:table-cell>
          <table:table-cell office:value-type="float" office:value="23.478" calcext:value-type="float">
            <text:p>23.478</text:p>
          </table:table-cell>
          <table:table-cell office:value-type="string" calcext:value-type="string">
            <text:p>sd 1.05618</text:p>
          </table:table-cell>
          <table:table-cell table:style-name="ce1" table:number-columns-repeated="18"/>
          <table:table-cell table:number-columns-repeated="999"/>
        </table:table-row>
        <table:table-row table:style-name="ro1">
          <table:table-cell table:style-name="ce1" table:number-columns-repeated="4"/>
          <table:table-cell office:value-type="string" calcext:value-type="string">
            <text:p>lbavg l = 1250</text:p>
          </table:table-cell>
          <table:table-cell office:value-type="float" office:value="46.466" calcext:value-type="float">
            <text:p>46.466</text:p>
          </table:table-cell>
          <table:table-cell office:value-type="string" calcext:value-type="string">
            <text:p>sd 2.02703</text:p>
          </table:table-cell>
          <table:table-cell table:style-name="ce1" table:number-columns-repeated="18"/>
          <table:table-cell table:number-columns-repeated="999"/>
        </table:table-row>
        <table:table-row table:style-name="ro1">
          <table:table-cell table:style-name="ce1" table:number-columns-repeated="25"/>
          <table:table-cell table:number-columns-repeated="999"/>
        </table:table-row>
        <table:table-row table:style-name="ro1">
          <table:table-cell office:value-type="string" calcext:value-type="string">
            <text:p>MFFD</text:p>
          </table:table-cell>
          <table:table-cell office:value-type="string" calcext:value-type="string">
            <text:p>L = 5000</text:p>
          </table:table-cell>
          <table:table-cell table:style-name="ce1" table:number-columns-repeated="8"/>
          <table:table-cell office:value-type="string" calcext:value-type="string">
            <text:p>L = 2500</text:p>
          </table:table-cell>
          <table:table-cell table:style-name="ce1" table:number-columns-repeated="8"/>
          <table:table-cell office:value-type="string" calcext:value-type="string">
            <text:p>L = 1250</text:p>
          </table:table-cell>
          <table:table-cell table:style-name="ce1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8.35709" calcext:value-type="float">
            <text:p>8.35709</text:p>
          </table:table-cell>
          <table:table-cell table:style-name="ce3" office:value-type="float" office:value="0.39995" calcext:value-type="float">
            <text:p>0.3999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4.268" calcext:value-type="float">
            <text:p>4.26800</text:p>
          </table:table-cell>
          <table:table-cell table:style-name="ce3" office:value-type="float" office:value="0.19368" calcext:value-type="float">
            <text:p>0.1936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2.15624" calcext:value-type="float">
            <text:p>2.15624</text:p>
          </table:table-cell>
          <table:table-cell table:style-name="ce3" office:value-type="float" office:value="0.09482" calcext:value-type="float">
            <text:p>0.09482</text:p>
          </table:table-cell>
          <table:table-cell table:number-columns-repeated="999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63.094" calcext:value-type="float">
            <text:p>63.09400</text:p>
          </table:table-cell>
          <table:table-cell table:style-name="ce3" office:value-type="float" office:value="3.91627" calcext:value-type="float">
            <text:p>3.91627</text:p>
          </table:table-cell>
          <table:table-cell table:style-name="ce3" office:value-type="float" office:value="1.59113" calcext:value-type="float">
            <text:p>1.59113</text:p>
          </table:table-cell>
          <table:table-cell table:style-name="ce3" office:value-type="float" office:value="0.10022" calcext:value-type="float">
            <text:p>0.10022</text:p>
          </table:table-cell>
          <table:table-cell table:style-name="ce3" office:value-type="float" office:value="5.27284" calcext:value-type="float">
            <text:p>5.27284</text:p>
          </table:table-cell>
          <table:table-cell table:style-name="ce3" office:value-type="float" office:value="0.41478" calcext:value-type="float">
            <text:p>0.4147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63.805" calcext:value-type="float">
            <text:p>63.80500</text:p>
          </table:table-cell>
          <table:table-cell table:style-name="ce3" office:value-type="float" office:value="3.74873" calcext:value-type="float">
            <text:p>3.74873</text:p>
          </table:table-cell>
          <table:table-cell table:style-name="ce3" office:value-type="float" office:value="1.57276" calcext:value-type="float">
            <text:p>1.57276</text:p>
          </table:table-cell>
          <table:table-cell table:style-name="ce3" office:value-type="float" office:value="0.09371" calcext:value-type="float">
            <text:p>0.09371</text:p>
          </table:table-cell>
          <table:table-cell table:style-name="ce3" office:value-type="float" office:value="2.72299" calcext:value-type="float">
            <text:p>2.72299</text:p>
          </table:table-cell>
          <table:table-cell table:style-name="ce3" office:value-type="float" office:value="0.19984" calcext:value-type="float">
            <text:p>0.1998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71.061" calcext:value-type="float">
            <text:p>71.06100</text:p>
          </table:table-cell>
          <table:table-cell table:style-name="ce3" office:value-type="float" office:value="3.22076" calcext:value-type="float">
            <text:p>3.22076</text:p>
          </table:table-cell>
          <table:table-cell table:style-name="ce3" office:value-type="float" office:value="1.41016" calcext:value-type="float">
            <text:p>1.41016</text:p>
          </table:table-cell>
          <table:table-cell table:style-name="ce3" office:value-type="float" office:value="0.06442" calcext:value-type="float">
            <text:p>0.06442</text:p>
          </table:table-cell>
          <table:table-cell table:style-name="ce3" office:value-type="float" office:value="1.53147" calcext:value-type="float">
            <text:p>1.53147</text:p>
          </table:table-cell>
          <table:table-cell table:style-name="ce3" office:value-type="float" office:value="0.08373" calcext:value-type="float">
            <text:p>0.08373</text:p>
          </table:table-cell>
          <table:table-cell table:number-columns-repeated="999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49.799" calcext:value-type="float">
            <text:p>49.79900</text:p>
          </table:table-cell>
          <table:table-cell table:style-name="ce3" office:value-type="float" office:value="4.18958" calcext:value-type="float">
            <text:p>4.18958</text:p>
          </table:table-cell>
          <table:table-cell table:style-name="ce3" office:value-type="float" office:value="2.02259" calcext:value-type="float">
            <text:p>2.02259</text:p>
          </table:table-cell>
          <table:table-cell table:style-name="ce3" office:value-type="float" office:value="0.17386" calcext:value-type="float">
            <text:p>0.17386</text:p>
          </table:table-cell>
          <table:table-cell table:style-name="ce3" office:value-type="float" office:value="4.16155" calcext:value-type="float">
            <text:p>4.16155</text:p>
          </table:table-cell>
          <table:table-cell table:style-name="ce3" office:value-type="float" office:value="0.40182" calcext:value-type="float">
            <text:p>0.40182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1.817" calcext:value-type="float">
            <text:p>51.81700</text:p>
          </table:table-cell>
          <table:table-cell table:style-name="ce3" office:value-type="float" office:value="3.81648" calcext:value-type="float">
            <text:p>3.81648</text:p>
          </table:table-cell>
          <table:table-cell table:style-name="ce3" office:value-type="float" office:value="1.94048" calcext:value-type="float">
            <text:p>1.94048</text:p>
          </table:table-cell>
          <table:table-cell table:style-name="ce3" office:value-type="float" office:value="0.14482" calcext:value-type="float">
            <text:p>0.14482</text:p>
          </table:table-cell>
          <table:table-cell table:style-name="ce3" office:value-type="float" office:value="2.21096" calcext:value-type="float">
            <text:p>2.21096</text:p>
          </table:table-cell>
          <table:table-cell table:style-name="ce3" office:value-type="float" office:value="0.18468" calcext:value-type="float">
            <text:p>0.1846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62.571" calcext:value-type="float">
            <text:p>62.57100</text:p>
          </table:table-cell>
          <table:table-cell table:style-name="ce3" office:value-type="float" office:value="3.20577" calcext:value-type="float">
            <text:p>3.20577</text:p>
          </table:table-cell>
          <table:table-cell table:style-name="ce3" office:value-type="float" office:value="1.60242" calcext:value-type="float">
            <text:p>1.60242</text:p>
          </table:table-cell>
          <table:table-cell table:style-name="ce3" office:value-type="float" office:value="0.08291" calcext:value-type="float">
            <text:p>0.08291</text:p>
          </table:table-cell>
          <table:table-cell table:style-name="ce3" office:value-type="float" office:value="1.34812" calcext:value-type="float">
            <text:p>1.34812</text:p>
          </table:table-cell>
          <table:table-cell table:style-name="ce3" office:value-type="float" office:value="0.07391" calcext:value-type="float">
            <text:p>0.07391</text:p>
          </table:table-cell>
          <table:table-cell table:number-columns-repeated="999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39.2266" calcext:value-type="float">
            <text:p>39.22660</text:p>
          </table:table-cell>
          <table:table-cell table:style-name="ce3" office:value-type="float" office:value="3.98534" calcext:value-type="float">
            <text:p>3.98534</text:p>
          </table:table-cell>
          <table:table-cell table:style-name="ce3" office:value-type="float" office:value="2.57627" calcext:value-type="float">
            <text:p>2.57627</text:p>
          </table:table-cell>
          <table:table-cell table:style-name="ce3" office:value-type="float" office:value="0.26796" calcext:value-type="float">
            <text:p>0.26796</text:p>
          </table:table-cell>
          <table:table-cell table:style-name="ce3" office:value-type="float" office:value="3.27805" calcext:value-type="float">
            <text:p>3.27805</text:p>
          </table:table-cell>
          <table:table-cell table:style-name="ce3" office:value-type="float" office:value="0.36817" calcext:value-type="float">
            <text:p>0.36817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2.707" calcext:value-type="float">
            <text:p>42.70700</text:p>
          </table:table-cell>
          <table:table-cell table:style-name="ce3" office:value-type="float" office:value="3.56835" calcext:value-type="float">
            <text:p>3.56835</text:p>
          </table:table-cell>
          <table:table-cell table:style-name="ce3" office:value-type="float" office:value="2.3581" calcext:value-type="float">
            <text:p>2.35810</text:p>
          </table:table-cell>
          <table:table-cell table:style-name="ce3" office:value-type="float" office:value="0.19963" calcext:value-type="float">
            <text:p>0.19963</text:p>
          </table:table-cell>
          <table:table-cell table:style-name="ce3" office:value-type="float" office:value="1.82199" calcext:value-type="float">
            <text:p>1.82199</text:p>
          </table:table-cell>
          <table:table-cell table:style-name="ce3" office:value-type="float" office:value="0.16585" calcext:value-type="float">
            <text:p>0.1658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6.85" calcext:value-type="float">
            <text:p>56.85000</text:p>
          </table:table-cell>
          <table:table-cell table:style-name="ce3" office:value-type="float" office:value="2.926" calcext:value-type="float">
            <text:p>2.92600</text:p>
          </table:table-cell>
          <table:table-cell table:style-name="ce3" office:value-type="float" office:value="1.76368" calcext:value-type="float">
            <text:p>1.76368</text:p>
          </table:table-cell>
          <table:table-cell table:style-name="ce3" office:value-type="float" office:value="0.09078" calcext:value-type="float">
            <text:p>0.09078</text:p>
          </table:table-cell>
          <table:table-cell table:style-name="ce3" office:value-type="float" office:value="1.22453" calcext:value-type="float">
            <text:p>1.22453</text:p>
          </table:table-cell>
          <table:table-cell table:style-name="ce3" office:value-type="float" office:value="0.06101" calcext:value-type="float">
            <text:p>0.06101</text:p>
          </table:table-cell>
          <table:table-cell table:number-columns-repeated="999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31.314" calcext:value-type="float">
            <text:p>31.31400</text:p>
          </table:table-cell>
          <table:table-cell table:style-name="ce3" office:value-type="float" office:value="3.76927" calcext:value-type="float">
            <text:p>3.76927</text:p>
          </table:table-cell>
          <table:table-cell table:style-name="ce3" office:value-type="float" office:value="3.24097" calcext:value-type="float">
            <text:p>3.24097</text:p>
          </table:table-cell>
          <table:table-cell table:style-name="ce3" office:value-type="float" office:value="0.40046" calcext:value-type="float">
            <text:p>0.40046</text:p>
          </table:table-cell>
          <table:table-cell table:style-name="ce3" office:value-type="float" office:value="2.61641" calcext:value-type="float">
            <text:p>2.61641</text:p>
          </table:table-cell>
          <table:table-cell table:style-name="ce3" office:value-type="float" office:value="0.33575" calcext:value-type="float">
            <text:p>0.3357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36.338" calcext:value-type="float">
            <text:p>36.33800</text:p>
          </table:table-cell>
          <table:table-cell table:style-name="ce3" office:value-type="float" office:value="3.17801" calcext:value-type="float">
            <text:p>3.17801</text:p>
          </table:table-cell>
          <table:table-cell table:style-name="ce3" office:value-type="float" office:value="2.77307" calcext:value-type="float">
            <text:p>2.77307</text:p>
          </table:table-cell>
          <table:table-cell table:style-name="ce3" office:value-type="float" office:value="0.24334" calcext:value-type="float">
            <text:p>0.24334</text:p>
          </table:table-cell>
          <table:table-cell table:style-name="ce3" office:value-type="float" office:value="1.54989" calcext:value-type="float">
            <text:p>1.54989</text:p>
          </table:table-cell>
          <table:table-cell table:style-name="ce3" office:value-type="float" office:value="0.14246" calcext:value-type="float">
            <text:p>0.1424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3.179" calcext:value-type="float">
            <text:p>53.17900</text:p>
          </table:table-cell>
          <table:table-cell table:style-name="ce3" office:value-type="float" office:value="2.86024" calcext:value-type="float">
            <text:p>2.86024</text:p>
          </table:table-cell>
          <table:table-cell table:style-name="ce3" office:value-type="float" office:value="1.88585" calcext:value-type="float">
            <text:p>1.88585</text:p>
          </table:table-cell>
          <table:table-cell table:style-name="ce3" office:value-type="float" office:value="0.10079" calcext:value-type="float">
            <text:p>0.10079</text:p>
          </table:table-cell>
          <table:table-cell table:style-name="ce3" office:value-type="float" office:value="1.14507" calcext:value-type="float">
            <text:p>1.14507</text:p>
          </table:table-cell>
          <table:table-cell table:style-name="ce3" office:value-type="float" office:value="0.05177" calcext:value-type="float">
            <text:p>0.05177</text:p>
          </table:table-cell>
          <table:table-cell table:number-columns-repeated="999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24.927" calcext:value-type="float">
            <text:p>24.92700</text:p>
          </table:table-cell>
          <table:table-cell table:style-name="ce3" office:value-type="float" office:value="3.55073" calcext:value-type="float">
            <text:p>3.55073</text:p>
          </table:table-cell>
          <table:table-cell table:style-name="ce3" office:value-type="float" office:value="4.09626" calcext:value-type="float">
            <text:p>4.09626</text:p>
          </table:table-cell>
          <table:table-cell table:style-name="ce3" office:value-type="float" office:value="0.60544" calcext:value-type="float">
            <text:p>0.60544</text:p>
          </table:table-cell>
          <table:table-cell table:style-name="ce3" office:value-type="float" office:value="2.0826" calcext:value-type="float">
            <text:p>2.08260</text:p>
          </table:table-cell>
          <table:table-cell table:style-name="ce3" office:value-type="float" office:value="0.3101" calcext:value-type="float">
            <text:p>0.3101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31.684" calcext:value-type="float">
            <text:p>31.68400</text:p>
          </table:table-cell>
          <table:table-cell table:style-name="ce3" office:value-type="float" office:value="2.91379" calcext:value-type="float">
            <text:p>2.91379</text:p>
          </table:table-cell>
          <table:table-cell table:style-name="ce3" office:value-type="float" office:value="3.18288" calcext:value-type="float">
            <text:p>3.18288</text:p>
          </table:table-cell>
          <table:table-cell table:style-name="ce3" office:value-type="float" office:value="0.2928" calcext:value-type="float">
            <text:p>0.29280</text:p>
          </table:table-cell>
          <table:table-cell table:style-name="ce3" office:value-type="float" office:value="1.35101" calcext:value-type="float">
            <text:p>1.35101</text:p>
          </table:table-cell>
          <table:table-cell table:style-name="ce3" office:value-type="float" office:value="0.12611" calcext:value-type="float">
            <text:p>0.1261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0.766" calcext:value-type="float">
            <text:p>50.76600</text:p>
          </table:table-cell>
          <table:table-cell table:style-name="ce3" office:value-type="float" office:value="2.75812" calcext:value-type="float">
            <text:p>2.75812</text:p>
          </table:table-cell>
          <table:table-cell table:style-name="ce3" office:value-type="float" office:value="1.97555" calcext:value-type="float">
            <text:p>1.97555</text:p>
          </table:table-cell>
          <table:table-cell table:style-name="ce3" office:value-type="float" office:value="0.10579" calcext:value-type="float">
            <text:p>0.10579</text:p>
          </table:table-cell>
          <table:table-cell table:style-name="ce3" office:value-type="float" office:value="1.09274" calcext:value-type="float">
            <text:p>1.09274</text:p>
          </table:table-cell>
          <table:table-cell table:style-name="ce3" office:value-type="float" office:value="0.04064" calcext:value-type="float">
            <text:p>0.04064</text:p>
          </table:table-cell>
          <table:table-cell table:number-columns-repeated="999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19.856" calcext:value-type="float">
            <text:p>19.85600</text:p>
          </table:table-cell>
          <table:table-cell table:style-name="ce3" office:value-type="float" office:value="3.00321" calcext:value-type="float">
            <text:p>3.00321</text:p>
          </table:table-cell>
          <table:table-cell table:style-name="ce3" office:value-type="float" office:value="5.15346" calcext:value-type="float">
            <text:p>5.15346</text:p>
          </table:table-cell>
          <table:table-cell table:style-name="ce3" office:value-type="float" office:value="0.78998" calcext:value-type="float">
            <text:p>0.78998</text:p>
          </table:table-cell>
          <table:table-cell table:style-name="ce3" office:value-type="float" office:value="1.65897" calcext:value-type="float">
            <text:p>1.65897</text:p>
          </table:table-cell>
          <table:table-cell table:style-name="ce3" office:value-type="float" office:value="0.26189" calcext:value-type="float">
            <text:p>0.2618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8.163" calcext:value-type="float">
            <text:p>28.16300</text:p>
          </table:table-cell>
          <table:table-cell table:style-name="ce3" office:value-type="float" office:value="2.41048" calcext:value-type="float">
            <text:p>2.41048</text:p>
          </table:table-cell>
          <table:table-cell table:style-name="ce3" office:value-type="float" office:value="3.57643" calcext:value-type="float">
            <text:p>3.57643</text:p>
          </table:table-cell>
          <table:table-cell table:style-name="ce3" office:value-type="float" office:value="0.30195" calcext:value-type="float">
            <text:p>0.30195</text:p>
          </table:table-cell>
          <table:table-cell table:style-name="ce3" office:value-type="float" office:value="1.2004" calcext:value-type="float">
            <text:p>1.20040</text:p>
          </table:table-cell>
          <table:table-cell table:style-name="ce3" office:value-type="float" office:value="0.09869" calcext:value-type="float">
            <text:p>0.0986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9.98" calcext:value-type="float">
            <text:p>49.98000</text:p>
          </table:table-cell>
          <table:table-cell table:style-name="ce3" office:value-type="float" office:value="2.77986" calcext:value-type="float">
            <text:p>2.77986</text:p>
          </table:table-cell>
          <table:table-cell table:style-name="ce3" office:value-type="float" office:value="2.03165" calcext:value-type="float">
            <text:p>2.03165</text:p>
          </table:table-cell>
          <table:table-cell table:style-name="ce3" office:value-type="float" office:value="0.11125" calcext:value-type="float">
            <text:p>0.11125</text:p>
          </table:table-cell>
          <table:table-cell table:style-name="ce3" office:value-type="float" office:value="1.06255" calcext:value-type="float">
            <text:p>1.06255</text:p>
          </table:table-cell>
          <table:table-cell table:style-name="ce3" office:value-type="float" office:value="0.03193" calcext:value-type="float">
            <text:p>0.03193</text:p>
          </table:table-cell>
          <table:table-cell table:number-columns-repeated="999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15.807" calcext:value-type="float">
            <text:p>15.80700</text:p>
          </table:table-cell>
          <table:table-cell table:style-name="ce3" office:value-type="float" office:value="2.15586" calcext:value-type="float">
            <text:p>2.15586</text:p>
          </table:table-cell>
          <table:table-cell table:style-name="ce3" office:value-type="float" office:value="6.44038" calcext:value-type="float">
            <text:p>6.44038</text:p>
          </table:table-cell>
          <table:table-cell table:style-name="ce3" office:value-type="float" office:value="0.84893" calcext:value-type="float">
            <text:p>0.84893</text:p>
          </table:table-cell>
          <table:table-cell table:style-name="ce3" office:value-type="float" office:value="1.32002" calcext:value-type="float">
            <text:p>1.32002</text:p>
          </table:table-cell>
          <table:table-cell table:style-name="ce3" office:value-type="float" office:value="0.18445" calcext:value-type="float">
            <text:p>0.1844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5.732" calcext:value-type="float">
            <text:p>25.73200</text:p>
          </table:table-cell>
          <table:table-cell table:style-name="ce3" office:value-type="float" office:value="1.78611" calcext:value-type="float">
            <text:p>1.78611</text:p>
          </table:table-cell>
          <table:table-cell table:style-name="ce3" office:value-type="float" office:value="3.90456" calcext:value-type="float">
            <text:p>3.90456</text:p>
          </table:table-cell>
          <table:table-cell table:style-name="ce3" office:value-type="float" office:value="0.26555" calcext:value-type="float">
            <text:p>0.26555</text:p>
          </table:table-cell>
          <table:table-cell table:style-name="ce3" office:value-type="float" office:value="1.09659" calcext:value-type="float">
            <text:p>1.09659</text:p>
          </table:table-cell>
          <table:table-cell table:style-name="ce3" office:value-type="float" office:value="0.06829" calcext:value-type="float">
            <text:p>0.0682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599" calcext:value-type="float">
            <text:p>48.59900</text:p>
          </table:table-cell>
          <table:table-cell table:style-name="ce3" office:value-type="float" office:value="2.92202" calcext:value-type="float">
            <text:p>2.92202</text:p>
          </table:table-cell>
          <table:table-cell table:style-name="ce3" office:value-type="float" office:value="2.06482" calcext:value-type="float">
            <text:p>2.06482</text:p>
          </table:table-cell>
          <table:table-cell table:style-name="ce3" office:value-type="float" office:value="0.11959" calcext:value-type="float">
            <text:p>0.11959</text:p>
          </table:table-cell>
          <table:table-cell table:style-name="ce3" office:value-type="float" office:value="1.04546" calcext:value-type="float">
            <text:p>1.04546</text:p>
          </table:table-cell>
          <table:table-cell table:style-name="ce3" office:value-type="float" office:value="0.02889" calcext:value-type="float">
            <text:p>0.02889</text:p>
          </table:table-cell>
          <table:table-cell table:number-columns-repeated="999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float" office:value="13.267" calcext:value-type="float">
            <text:p>13.26700</text:p>
          </table:table-cell>
          <table:table-cell table:style-name="ce3" office:value-type="float" office:value="1.23681" calcext:value-type="float">
            <text:p>1.23681</text:p>
          </table:table-cell>
          <table:table-cell table:style-name="ce3" office:value-type="float" office:value="7.59988" calcext:value-type="float">
            <text:p>7.59988</text:p>
          </table:table-cell>
          <table:table-cell table:style-name="ce3" office:value-type="float" office:value="0.67439" calcext:value-type="float">
            <text:p>0.67439</text:p>
          </table:table-cell>
          <table:table-cell table:style-name="ce3" office:value-type="float" office:value="1.10725" calcext:value-type="float">
            <text:p>1.10725</text:p>
          </table:table-cell>
          <table:table-cell table:style-name="ce3" office:value-type="float" office:value="0.10117" calcext:value-type="float">
            <text:p>0.10117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311" calcext:value-type="float">
            <text:p>24.31100</text:p>
          </table:table-cell>
          <table:table-cell table:style-name="ce3" office:value-type="float" office:value="1.30778" calcext:value-type="float">
            <text:p>1.30778</text:p>
          </table:table-cell>
          <table:table-cell table:style-name="ce3" office:value-type="float" office:value="4.12511" calcext:value-type="float">
            <text:p>4.12511</text:p>
          </table:table-cell>
          <table:table-cell table:style-name="ce3" office:value-type="float" office:value="0.21901" calcext:value-type="float">
            <text:p>0.21901</text:p>
          </table:table-cell>
          <table:table-cell table:style-name="ce3" office:value-type="float" office:value="1.03577" calcext:value-type="float">
            <text:p>1.03577</text:p>
          </table:table-cell>
          <table:table-cell table:style-name="ce3" office:value-type="float" office:value="0.03923" calcext:value-type="float">
            <text:p>0.03923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219" calcext:value-type="float">
            <text:p>48.21900</text:p>
          </table:table-cell>
          <table:table-cell table:style-name="ce3" office:value-type="float" office:value="3.01646" calcext:value-type="float">
            <text:p>3.01646</text:p>
          </table:table-cell>
          <table:table-cell table:style-name="ce3" office:value-type="float" office:value="2.08166" calcext:value-type="float">
            <text:p>2.08166</text:p>
          </table:table-cell>
          <table:table-cell table:style-name="ce3" office:value-type="float" office:value="0.1251" calcext:value-type="float">
            <text:p>0.12510</text:p>
          </table:table-cell>
          <table:table-cell table:style-name="ce3" office:value-type="float" office:value="1.03711" calcext:value-type="float">
            <text:p>1.03711</text:p>
          </table:table-cell>
          <table:table-cell table:style-name="ce3" office:value-type="float" office:value="0.02785" calcext:value-type="float">
            <text:p>0.02785</text:p>
          </table:table-cell>
          <table:table-cell table:number-columns-repeated="999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float" office:value="12.245" calcext:value-type="float">
            <text:p>12.24500</text:p>
          </table:table-cell>
          <table:table-cell table:style-name="ce3" office:value-type="float" office:value="0.68918" calcext:value-type="float">
            <text:p>0.68918</text:p>
          </table:table-cell>
          <table:table-cell table:style-name="ce3" office:value-type="float" office:value="8.19217" calcext:value-type="float">
            <text:p>8.19217</text:p>
          </table:table-cell>
          <table:table-cell table:style-name="ce3" office:value-type="float" office:value="0.45607" calcext:value-type="float">
            <text:p>0.45607</text:p>
          </table:table-cell>
          <table:table-cell table:style-name="ce3" office:value-type="float" office:value="1.02134" calcext:value-type="float">
            <text:p>1.02134</text:p>
          </table:table-cell>
          <table:table-cell table:style-name="ce3" office:value-type="float" office:value="0.04062" calcext:value-type="float">
            <text:p>0.04062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3.794" calcext:value-type="float">
            <text:p>23.79400</text:p>
          </table:table-cell>
          <table:table-cell table:style-name="ce3" office:value-type="float" office:value="1.09525" calcext:value-type="float">
            <text:p>1.09525</text:p>
          </table:table-cell>
          <table:table-cell table:style-name="ce3" office:value-type="float" office:value="4.21169" calcext:value-type="float">
            <text:p>4.21169</text:p>
          </table:table-cell>
          <table:table-cell table:style-name="ce3" office:value-type="float" office:value="0.19481" calcext:value-type="float">
            <text:p>0.19481</text:p>
          </table:table-cell>
          <table:table-cell table:style-name="ce3" office:value-type="float" office:value="1.01364" calcext:value-type="float">
            <text:p>1.01364</text:p>
          </table:table-cell>
          <table:table-cell table:style-name="ce3" office:value-type="float" office:value="0.0169" calcext:value-type="float">
            <text:p>0.0169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094" calcext:value-type="float">
            <text:p>48.09400</text:p>
          </table:table-cell>
          <table:table-cell table:style-name="ce3" office:value-type="float" office:value="3.07818" calcext:value-type="float">
            <text:p>3.07818</text:p>
          </table:table-cell>
          <table:table-cell table:style-name="ce3" office:value-type="float" office:value="2.08744" calcext:value-type="float">
            <text:p>2.08744</text:p>
          </table:table-cell>
          <table:table-cell table:style-name="ce3" office:value-type="float" office:value="0.12826" calcext:value-type="float">
            <text:p>0.12826</text:p>
          </table:table-cell>
          <table:table-cell table:style-name="ce3" office:value-type="float" office:value="1.03434" calcext:value-type="float">
            <text:p>1.03434</text:p>
          </table:table-cell>
          <table:table-cell table:style-name="ce3" office:value-type="float" office:value="0.02824" calcext:value-type="float">
            <text:p>0.02824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.048" calcext:value-type="float">
            <text:p>12.04800</text:p>
          </table:table-cell>
          <table:table-cell table:style-name="ce3" office:value-type="float" office:value="0.56542" calcext:value-type="float">
            <text:p>0.56542</text:p>
          </table:table-cell>
          <table:table-cell table:style-name="ce3" office:value-type="float" office:value="8.31857" calcext:value-type="float">
            <text:p>8.31857</text:p>
          </table:table-cell>
          <table:table-cell table:style-name="ce3" office:value-type="float" office:value="0.39412" calcext:value-type="float">
            <text:p>0.39412</text:p>
          </table:table-cell>
          <table:table-cell table:style-name="ce8" office:value-type="float" office:value="1.0048" calcext:value-type="float">
            <text:p>1.00480</text:p>
          </table:table-cell>
          <table:table-cell table:style-name="ce3" office:value-type="float" office:value="0.0199" calcext:value-type="float">
            <text:p>0.0199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3.69" calcext:value-type="float">
            <text:p>23.69000</text:p>
          </table:table-cell>
          <table:table-cell table:style-name="ce3" office:value-type="float" office:value="1.06108" calcext:value-type="float">
            <text:p>1.06108</text:p>
          </table:table-cell>
          <table:table-cell table:style-name="ce3" office:value-type="float" office:value="4.22974" calcext:value-type="float">
            <text:p>4.22974</text:p>
          </table:table-cell>
          <table:table-cell table:style-name="ce3" office:value-type="float" office:value="0.19114" calcext:value-type="float">
            <text:p>0.19114</text:p>
          </table:table-cell>
          <table:table-cell table:style-name="ce8" office:value-type="float" office:value="1.00919" calcext:value-type="float">
            <text:p>1.00919</text:p>
          </table:table-cell>
          <table:table-cell table:style-name="ce3" office:value-type="float" office:value="0.01774" calcext:value-type="float">
            <text:p>0.0177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075" calcext:value-type="float">
            <text:p>48.07500</text:p>
          </table:table-cell>
          <table:table-cell table:style-name="ce3" office:value-type="float" office:value="3.08373" calcext:value-type="float">
            <text:p>3.08373</text:p>
          </table:table-cell>
          <table:table-cell table:style-name="ce3" office:value-type="float" office:value="2.0883" calcext:value-type="float">
            <text:p>2.08830</text:p>
          </table:table-cell>
          <table:table-cell table:style-name="ce3" office:value-type="float" office:value="0.1286" calcext:value-type="float">
            <text:p>0.12860</text:p>
          </table:table-cell>
          <table:table-cell table:style-name="ce8" office:value-type="float" office:value="1.03393" calcext:value-type="float">
            <text:p>1.03393</text:p>
          </table:table-cell>
          <table:table-cell table:style-name="ce3" office:value-type="float" office:value="0.02826" calcext:value-type="float">
            <text:p>0.02826</text:p>
          </table:table-cell>
          <table:table-cell table:number-columns-repeated="999"/>
        </table:table-row>
        <table:table-row table:style-name="ro1" table:number-rows-repeated="3">
          <table:table-cell table:style-name="ce1" table:number-columns-repeated="25"/>
          <table:table-cell table:number-columns-repeated="999"/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L = 5000</text:p>
          </table:table-cell>
          <table:table-cell table:style-name="ce1" table:number-columns-repeated="8"/>
          <table:table-cell office:value-type="string" calcext:value-type="string">
            <text:p>L = 2500</text:p>
          </table:table-cell>
          <table:table-cell table:style-name="ce1" table:number-columns-repeated="8"/>
          <table:table-cell office:value-type="string" calcext:value-type="string">
            <text:p>L = 1250</text:p>
          </table:table-cell>
          <table:table-cell table:style-name="ce1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8.35709" calcext:value-type="float">
            <text:p>8.35709</text:p>
          </table:table-cell>
          <table:table-cell table:style-name="ce3" office:value-type="float" office:value="0.39995" calcext:value-type="float">
            <text:p>0.3999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4.268" calcext:value-type="float">
            <text:p>4.26800</text:p>
          </table:table-cell>
          <table:table-cell table:style-name="ce3" office:value-type="float" office:value="0.19368" calcext:value-type="float">
            <text:p>0.1936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2.15624" calcext:value-type="float">
            <text:p>2.15624</text:p>
          </table:table-cell>
          <table:table-cell table:style-name="ce3" office:value-type="float" office:value="0.09482" calcext:value-type="float">
            <text:p>0.09482</text:p>
          </table:table-cell>
          <table:table-cell table:number-columns-repeated="999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57.43" calcext:value-type="float">
            <text:p>57.43000</text:p>
          </table:table-cell>
          <table:table-cell table:style-name="ce3" office:value-type="float" office:value="4.38784" calcext:value-type="float">
            <text:p>4.38784</text:p>
          </table:table-cell>
          <table:table-cell table:style-name="ce3" office:value-type="float" office:value="1.75154" calcext:value-type="float">
            <text:p>1.75154</text:p>
          </table:table-cell>
          <table:table-cell table:style-name="ce3" office:value-type="float" office:value="0.13559" calcext:value-type="float">
            <text:p>0.13559</text:p>
          </table:table-cell>
          <table:table-cell table:style-name="ce8" office:value-type="float" office:value="4.89963" calcext:value-type="float">
            <text:p>4.89963</text:p>
          </table:table-cell>
          <table:table-cell table:style-name="ce3" office:value-type="float" office:value="0.43501" calcext:value-type="float">
            <text:p>0.4350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8.3" calcext:value-type="float">
            <text:p>58.30000</text:p>
          </table:table-cell>
          <table:table-cell table:style-name="ce3" office:value-type="float" office:value="4.18497" calcext:value-type="float">
            <text:p>4.18497</text:p>
          </table:table-cell>
          <table:table-cell table:style-name="ce3" office:value-type="float" office:value="1.72419" calcext:value-type="float">
            <text:p>1.72419</text:p>
          </table:table-cell>
          <table:table-cell table:style-name="ce3" office:value-type="float" office:value="0.12505" calcext:value-type="float">
            <text:p>0.12505</text:p>
          </table:table-cell>
          <table:table-cell table:style-name="ce8" office:value-type="float" office:value="2.488" calcext:value-type="float">
            <text:p>2.48800</text:p>
          </table:table-cell>
          <table:table-cell table:style-name="ce3" office:value-type="float" office:value="0.20912" calcext:value-type="float">
            <text:p>0.20912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70.133" calcext:value-type="float">
            <text:p>70.13300</text:p>
          </table:table-cell>
          <table:table-cell table:style-name="ce3" office:value-type="float" office:value="3.42422" calcext:value-type="float">
            <text:p>3.42422</text:p>
          </table:table-cell>
          <table:table-cell table:style-name="ce3" office:value-type="float" office:value="1.42929" calcext:value-type="float">
            <text:p>1.42929</text:p>
          </table:table-cell>
          <table:table-cell table:style-name="ce3" office:value-type="float" office:value="0.07038" calcext:value-type="float">
            <text:p>0.07038</text:p>
          </table:table-cell>
          <table:table-cell table:style-name="ce8" office:value-type="float" office:value="1.51049" calcext:value-type="float">
            <text:p>1.51049</text:p>
          </table:table-cell>
          <table:table-cell table:style-name="ce3" office:value-type="float" office:value="0.06765" calcext:value-type="float">
            <text:p>0.06765</text:p>
          </table:table-cell>
          <table:table-cell table:number-columns-repeated="999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41.459" calcext:value-type="float">
            <text:p>41.45900</text:p>
          </table:table-cell>
          <table:table-cell table:style-name="ce3" office:value-type="float" office:value="4.53677" calcext:value-type="float">
            <text:p>4.53677</text:p>
          </table:table-cell>
          <table:table-cell table:style-name="ce3" office:value-type="float" office:value="2.44156" calcext:value-type="float">
            <text:p>2.44156</text:p>
          </table:table-cell>
          <table:table-cell table:style-name="ce3" office:value-type="float" office:value="0.27297" calcext:value-type="float">
            <text:p>0.27297</text:p>
          </table:table-cell>
          <table:table-cell table:style-name="ce8" office:value-type="float" office:value="3.46467" calcext:value-type="float">
            <text:p>3.46467</text:p>
          </table:table-cell>
          <table:table-cell table:style-name="ce3" office:value-type="float" office:value="0.41339" calcext:value-type="float">
            <text:p>0.4133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3.935" calcext:value-type="float">
            <text:p>43.93500</text:p>
          </table:table-cell>
          <table:table-cell table:style-name="ce3" office:value-type="float" office:value="4.07465" calcext:value-type="float">
            <text:p>4.07465</text:p>
          </table:table-cell>
          <table:table-cell table:style-name="ce3" office:value-type="float" office:value="2.29582" calcext:value-type="float">
            <text:p>2.29582</text:p>
          </table:table-cell>
          <table:table-cell table:style-name="ce3" office:value-type="float" office:value="0.21445" calcext:value-type="float">
            <text:p>0.21445</text:p>
          </table:table-cell>
          <table:table-cell table:style-name="ce8" office:value-type="float" office:value="1.87449" calcext:value-type="float">
            <text:p>1.87449</text:p>
          </table:table-cell>
          <table:table-cell table:style-name="ce3" office:value-type="float" office:value="0.18767" calcext:value-type="float">
            <text:p>0.18767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62.486" calcext:value-type="float">
            <text:p>62.48600</text:p>
          </table:table-cell>
          <table:table-cell table:style-name="ce3" office:value-type="float" office:value="3.49626" calcext:value-type="float">
            <text:p>3.49626</text:p>
          </table:table-cell>
          <table:table-cell table:style-name="ce3" office:value-type="float" office:value="1.60539" calcext:value-type="float">
            <text:p>1.60539</text:p>
          </table:table-cell>
          <table:table-cell table:style-name="ce3" office:value-type="float" office:value="0.09019" calcext:value-type="float">
            <text:p>0.09019</text:p>
          </table:table-cell>
          <table:table-cell table:style-name="ce8" office:value-type="float" office:value="1.34499" calcext:value-type="float">
            <text:p>1.34499</text:p>
          </table:table-cell>
          <table:table-cell table:style-name="ce3" office:value-type="float" office:value="0.05315" calcext:value-type="float">
            <text:p>0.05315</text:p>
          </table:table-cell>
          <table:table-cell table:number-columns-repeated="999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28.738" calcext:value-type="float">
            <text:p>28.73800</text:p>
          </table:table-cell>
          <table:table-cell table:style-name="ce3" office:value-type="float" office:value="4.37691" calcext:value-type="float">
            <text:p>4.37691</text:p>
          </table:table-cell>
          <table:table-cell table:style-name="ce3" office:value-type="float" office:value="3.56128" calcext:value-type="float">
            <text:p>3.56128</text:p>
          </table:table-cell>
          <table:table-cell table:style-name="ce3" office:value-type="float" office:value="0.54572" calcext:value-type="float">
            <text:p>0.54572</text:p>
          </table:table-cell>
          <table:table-cell table:style-name="ce8" office:value-type="float" office:value="2.40153" calcext:value-type="float">
            <text:p>2.40153</text:p>
          </table:table-cell>
          <table:table-cell table:style-name="ce3" office:value-type="float" office:value="0.38395" calcext:value-type="float">
            <text:p>0.3839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33.697" calcext:value-type="float">
            <text:p>33.69700</text:p>
          </table:table-cell>
          <table:table-cell table:style-name="ce3" office:value-type="float" office:value="3.42421" calcext:value-type="float">
            <text:p>3.42421</text:p>
          </table:table-cell>
          <table:table-cell table:style-name="ce3" office:value-type="float" office:value="2.99755" calcext:value-type="float">
            <text:p>2.99755</text:p>
          </table:table-cell>
          <table:table-cell table:style-name="ce3" office:value-type="float" office:value="0.2971" calcext:value-type="float">
            <text:p>0.29710</text:p>
          </table:table-cell>
          <table:table-cell table:style-name="ce8" office:value-type="float" office:value="1.43724" calcext:value-type="float">
            <text:p>1.43724</text:p>
          </table:table-cell>
          <table:table-cell table:style-name="ce3" office:value-type="float" office:value="0.15216" calcext:value-type="float">
            <text:p>0.1521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8.01" calcext:value-type="float">
            <text:p>58.01000</text:p>
          </table:table-cell>
          <table:table-cell table:style-name="ce3" office:value-type="float" office:value="3.47763" calcext:value-type="float">
            <text:p>3.47763</text:p>
          </table:table-cell>
          <table:table-cell table:style-name="ce3" office:value-type="float" office:value="1.73004" calcext:value-type="float">
            <text:p>1.73004</text:p>
          </table:table-cell>
          <table:table-cell table:style-name="ce3" office:value-type="float" office:value="0.10374" calcext:value-type="float">
            <text:p>0.10374</text:p>
          </table:table-cell>
          <table:table-cell table:style-name="ce3" office:value-type="float" office:value="1.2481" calcext:value-type="float">
            <text:p>1.24810</text:p>
          </table:table-cell>
          <table:table-cell table:style-name="ce3" office:value-type="float" office:value="0.04206" calcext:value-type="float">
            <text:p>0.04206</text:p>
          </table:table-cell>
          <table:table-cell table:number-columns-repeated="999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19.556" calcext:value-type="float">
            <text:p>19.55600</text:p>
          </table:table-cell>
          <table:table-cell table:style-name="ce3" office:value-type="float" office:value="3.77609" calcext:value-type="float">
            <text:p>3.77609</text:p>
          </table:table-cell>
          <table:table-cell table:style-name="ce3" office:value-type="float" office:value="5.29484" calcext:value-type="float">
            <text:p>5.29484</text:p>
          </table:table-cell>
          <table:table-cell table:style-name="ce3" office:value-type="float" office:value="0.96453" calcext:value-type="float">
            <text:p>0.96453</text:p>
          </table:table-cell>
          <table:table-cell table:style-name="ce8" office:value-type="float" office:value="1.6339" calcext:value-type="float">
            <text:p>1.63390</text:p>
          </table:table-cell>
          <table:table-cell table:style-name="ce3" office:value-type="float" office:value="0.32415" calcext:value-type="float">
            <text:p>0.3241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7.417" calcext:value-type="float">
            <text:p>27.41700</text:p>
          </table:table-cell>
          <table:table-cell table:style-name="ce3" office:value-type="float" office:value="2.26828" calcext:value-type="float">
            <text:p>2.26828</text:p>
          </table:table-cell>
          <table:table-cell table:style-name="ce3" office:value-type="float" office:value="3.67102" calcext:value-type="float">
            <text:p>3.67102</text:p>
          </table:table-cell>
          <table:table-cell table:style-name="ce3" office:value-type="float" office:value="0.2878" calcext:value-type="float">
            <text:p>0.28780</text:p>
          </table:table-cell>
          <table:table-cell table:style-name="ce8" office:value-type="float" office:value="1.16887" calcext:value-type="float">
            <text:p>1.16887</text:p>
          </table:table-cell>
          <table:table-cell table:style-name="ce3" office:value-type="float" office:value="0.09669" calcext:value-type="float">
            <text:p>0.0966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5.619" calcext:value-type="float">
            <text:p>55.61900</text:p>
          </table:table-cell>
          <table:table-cell table:style-name="ce3" office:value-type="float" office:value="3.52616" calcext:value-type="float">
            <text:p>3.52616</text:p>
          </table:table-cell>
          <table:table-cell table:style-name="ce3" office:value-type="float" office:value="1.8052" calcext:value-type="float">
            <text:p>1.80520</text:p>
          </table:table-cell>
          <table:table-cell table:style-name="ce3" office:value-type="float" office:value="0.11483" calcext:value-type="float">
            <text:p>0.11483</text:p>
          </table:table-cell>
          <table:table-cell table:style-name="ce3" office:value-type="float" office:value="1.19631" calcext:value-type="float">
            <text:p>1.19631</text:p>
          </table:table-cell>
          <table:table-cell table:style-name="ce3" office:value-type="float" office:value="0.03758" calcext:value-type="float">
            <text:p>0.03758</text:p>
          </table:table-cell>
          <table:table-cell table:number-columns-repeated="999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13.636" calcext:value-type="float">
            <text:p>13.63600</text:p>
          </table:table-cell>
          <table:table-cell table:style-name="ce3" office:value-type="float" office:value="2.37519" calcext:value-type="float">
            <text:p>2.37519</text:p>
          </table:table-cell>
          <table:table-cell table:style-name="ce3" office:value-type="float" office:value="7.51387" calcext:value-type="float">
            <text:p>7.51387</text:p>
          </table:table-cell>
          <table:table-cell table:style-name="ce3" office:value-type="float" office:value="1.05419" calcext:value-type="float">
            <text:p>1.05419</text:p>
          </table:table-cell>
          <table:table-cell table:style-name="ce8" office:value-type="float" office:value="1.13827" calcext:value-type="float">
            <text:p>1.13827</text:p>
          </table:table-cell>
          <table:table-cell table:style-name="ce3" office:value-type="float" office:value="0.1994" calcext:value-type="float">
            <text:p>0.1994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643" calcext:value-type="float">
            <text:p>24.64300</text:p>
          </table:table-cell>
          <table:table-cell table:style-name="ce3" office:value-type="float" office:value="1.29906" calcext:value-type="float">
            <text:p>1.29906</text:p>
          </table:table-cell>
          <table:table-cell table:style-name="ce3" office:value-type="float" office:value="4.06901" calcext:value-type="float">
            <text:p>4.06901</text:p>
          </table:table-cell>
          <table:table-cell table:style-name="ce3" office:value-type="float" office:value="0.21072" calcext:value-type="float">
            <text:p>0.21072</text:p>
          </table:table-cell>
          <table:table-cell table:style-name="ce8" office:value-type="float" office:value="1.04978" calcext:value-type="float">
            <text:p>1.04978</text:p>
          </table:table-cell>
          <table:table-cell table:style-name="ce3" office:value-type="float" office:value="0.03436" calcext:value-type="float">
            <text:p>0.0343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4.434" calcext:value-type="float">
            <text:p>54.43400</text:p>
          </table:table-cell>
          <table:table-cell table:style-name="ce3" office:value-type="float" office:value="3.54001" calcext:value-type="float">
            <text:p>3.54001</text:p>
          </table:table-cell>
          <table:table-cell table:style-name="ce3" office:value-type="float" office:value="1.84486" calcext:value-type="float">
            <text:p>1.84486</text:p>
          </table:table-cell>
          <table:table-cell table:style-name="ce3" office:value-type="float" office:value="0.12012" calcext:value-type="float">
            <text:p>0.12012</text:p>
          </table:table-cell>
          <table:table-cell table:style-name="ce3" office:value-type="float" office:value="1.17069" calcext:value-type="float">
            <text:p>1.17069</text:p>
          </table:table-cell>
          <table:table-cell table:style-name="ce3" office:value-type="float" office:value="0.03623" calcext:value-type="float">
            <text:p>0.03623</text:p>
          </table:table-cell>
          <table:table-cell table:number-columns-repeated="999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12.23" calcext:value-type="float">
            <text:p>12.23000</text:p>
          </table:table-cell>
          <table:table-cell table:style-name="ce3" office:value-type="float" office:value="0.7107" calcext:value-type="float">
            <text:p>0.71070</text:p>
          </table:table-cell>
          <table:table-cell table:style-name="ce3" office:value-type="float" office:value="8.20262" calcext:value-type="float">
            <text:p>8.20262</text:p>
          </table:table-cell>
          <table:table-cell table:style-name="ce3" office:value-type="float" office:value="0.45174" calcext:value-type="float">
            <text:p>0.45174</text:p>
          </table:table-cell>
          <table:table-cell table:style-name="ce8" office:value-type="float" office:value="1.02027" calcext:value-type="float">
            <text:p>1.02027</text:p>
          </table:table-cell>
          <table:table-cell table:style-name="ce3" office:value-type="float" office:value="0.04762" calcext:value-type="float">
            <text:p>0.04762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35" calcext:value-type="float">
            <text:p>24.35000</text:p>
          </table:table-cell>
          <table:table-cell table:style-name="ce3" office:value-type="float" office:value="1.15564" calcext:value-type="float">
            <text:p>1.15564</text:p>
          </table:table-cell>
          <table:table-cell table:style-name="ce3" office:value-type="float" office:value="4.11608" calcext:value-type="float">
            <text:p>4.11608</text:p>
          </table:table-cell>
          <table:table-cell table:style-name="ce3" office:value-type="float" office:value="0.1966" calcext:value-type="float">
            <text:p>0.19660</text:p>
          </table:table-cell>
          <table:table-cell table:style-name="ce8" office:value-type="float" office:value="1.0372" calcext:value-type="float">
            <text:p>1.03720</text:p>
          </table:table-cell>
          <table:table-cell table:style-name="ce3" office:value-type="float" office:value="0.01875" calcext:value-type="float">
            <text:p>0.0187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3.831" calcext:value-type="float">
            <text:p>53.83100</text:p>
          </table:table-cell>
          <table:table-cell table:style-name="ce3" office:value-type="float" office:value="3.56713" calcext:value-type="float">
            <text:p>3.56713</text:p>
          </table:table-cell>
          <table:table-cell table:style-name="ce3" office:value-type="float" office:value="1.86585" calcext:value-type="float">
            <text:p>1.86585</text:p>
          </table:table-cell>
          <table:table-cell table:style-name="ce3" office:value-type="float" office:value="0.12404" calcext:value-type="float">
            <text:p>0.12404</text:p>
          </table:table-cell>
          <table:table-cell table:style-name="ce3" office:value-type="float" office:value="1.15766" calcext:value-type="float">
            <text:p>1.15766</text:p>
          </table:table-cell>
          <table:table-cell table:style-name="ce3" office:value-type="float" office:value="0.03704" calcext:value-type="float">
            <text:p>0.03704</text:p>
          </table:table-cell>
          <table:table-cell table:number-columns-repeated="999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12.15" calcext:value-type="float">
            <text:p>12.15000</text:p>
          </table:table-cell>
          <table:table-cell table:style-name="ce3" office:value-type="float" office:value="0.59119" calcext:value-type="float">
            <text:p>0.59119</text:p>
          </table:table-cell>
          <table:table-cell table:style-name="ce3" office:value-type="float" office:value="8.25009" calcext:value-type="float">
            <text:p>8.25009</text:p>
          </table:table-cell>
          <table:table-cell table:style-name="ce3" office:value-type="float" office:value="0.40467" calcext:value-type="float">
            <text:p>0.40467</text:p>
          </table:table-cell>
          <table:table-cell table:style-name="ce8" office:value-type="float" office:value="1.0135" calcext:value-type="float">
            <text:p>1.01350</text:p>
          </table:table-cell>
          <table:table-cell table:style-name="ce3" office:value-type="float" office:value="0.03131" calcext:value-type="float">
            <text:p>0.0313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311" calcext:value-type="float">
            <text:p>24.31100</text:p>
          </table:table-cell>
          <table:table-cell table:style-name="ce3" office:value-type="float" office:value="1.14117" calcext:value-type="float">
            <text:p>1.14117</text:p>
          </table:table-cell>
          <table:table-cell table:style-name="ce3" office:value-type="float" office:value="4.12248" calcext:value-type="float">
            <text:p>4.12248</text:p>
          </table:table-cell>
          <table:table-cell table:style-name="ce3" office:value-type="float" office:value="0.1945" calcext:value-type="float">
            <text:p>0.19450</text:p>
          </table:table-cell>
          <table:table-cell table:style-name="ce8" office:value-type="float" office:value="1.03556" calcext:value-type="float">
            <text:p>1.03556</text:p>
          </table:table-cell>
          <table:table-cell table:style-name="ce3" office:value-type="float" office:value="0.01876" calcext:value-type="float">
            <text:p>0.0187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3.205" calcext:value-type="float">
            <text:p>53.20500</text:p>
          </table:table-cell>
          <table:table-cell table:style-name="ce3" office:value-type="float" office:value="3.58287" calcext:value-type="float">
            <text:p>3.58287</text:p>
          </table:table-cell>
          <table:table-cell table:style-name="ce3" office:value-type="float" office:value="1.88806" calcext:value-type="float">
            <text:p>1.88806</text:p>
          </table:table-cell>
          <table:table-cell table:style-name="ce3" office:value-type="float" office:value="0.12727" calcext:value-type="float">
            <text:p>0.12727</text:p>
          </table:table-cell>
          <table:table-cell table:style-name="ce3" office:value-type="float" office:value="1.14416" calcext:value-type="float">
            <text:p>1.14416</text:p>
          </table:table-cell>
          <table:table-cell table:style-name="ce3" office:value-type="float" office:value="0.0378" calcext:value-type="float">
            <text:p>0.03780</text:p>
          </table:table-cell>
          <table:table-cell table:number-columns-repeated="999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float" office:value="12.154" calcext:value-type="float">
            <text:p>12.15400</text:p>
          </table:table-cell>
          <table:table-cell table:style-name="ce3" office:value-type="float" office:value="0.59016" calcext:value-type="float">
            <text:p>0.59016</text:p>
          </table:table-cell>
          <table:table-cell table:style-name="ce3" office:value-type="float" office:value="8.24729" calcext:value-type="float">
            <text:p>8.24729</text:p>
          </table:table-cell>
          <table:table-cell table:style-name="ce3" office:value-type="float" office:value="0.40368" calcext:value-type="float">
            <text:p>0.40368</text:p>
          </table:table-cell>
          <table:table-cell table:style-name="ce8" office:value-type="float" office:value="1.01384" calcext:value-type="float">
            <text:p>1.01384</text:p>
          </table:table-cell>
          <table:table-cell table:style-name="ce3" office:value-type="float" office:value="0.03164" calcext:value-type="float">
            <text:p>0.0316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283" calcext:value-type="float">
            <text:p>24.28300</text:p>
          </table:table-cell>
          <table:table-cell table:style-name="ce3" office:value-type="float" office:value="1.13618" calcext:value-type="float">
            <text:p>1.13618</text:p>
          </table:table-cell>
          <table:table-cell table:style-name="ce3" office:value-type="float" office:value="4.12716" calcext:value-type="float">
            <text:p>4.12716</text:p>
          </table:table-cell>
          <table:table-cell table:style-name="ce3" office:value-type="float" office:value="0.19392" calcext:value-type="float">
            <text:p>0.19392</text:p>
          </table:table-cell>
          <table:table-cell table:style-name="ce3" office:value-type="float" office:value="1.03439" calcext:value-type="float">
            <text:p>1.03439</text:p>
          </table:table-cell>
          <table:table-cell table:style-name="ce3" office:value-type="float" office:value="0.01921" calcext:value-type="float">
            <text:p>0.0192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2.527" calcext:value-type="float">
            <text:p>52.52700</text:p>
          </table:table-cell>
          <table:table-cell table:style-name="ce3" office:value-type="float" office:value="3.58654" calcext:value-type="float">
            <text:p>3.58654</text:p>
          </table:table-cell>
          <table:table-cell table:style-name="ce3" office:value-type="float" office:value="1.91265" calcext:value-type="float">
            <text:p>1.91265</text:p>
          </table:table-cell>
          <table:table-cell table:style-name="ce3" office:value-type="float" office:value="0.13049" calcext:value-type="float">
            <text:p>0.13049</text:p>
          </table:table-cell>
          <table:table-cell table:style-name="ce3" office:value-type="float" office:value="1.12951" calcext:value-type="float">
            <text:p>1.12951</text:p>
          </table:table-cell>
          <table:table-cell table:style-name="ce3" office:value-type="float" office:value="0.03747" calcext:value-type="float">
            <text:p>0.03747</text:p>
          </table:table-cell>
          <table:table-cell table:number-columns-repeated="999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float" office:value="12.146" calcext:value-type="float">
            <text:p>12.14600</text:p>
          </table:table-cell>
          <table:table-cell table:style-name="ce3" office:value-type="float" office:value="0.59219" calcext:value-type="float">
            <text:p>0.59219</text:p>
          </table:table-cell>
          <table:table-cell table:style-name="ce3" office:value-type="float" office:value="8.25286" calcext:value-type="float">
            <text:p>8.25286</text:p>
          </table:table-cell>
          <table:table-cell table:style-name="ce3" office:value-type="float" office:value="0.40515" calcext:value-type="float">
            <text:p>0.40515</text:p>
          </table:table-cell>
          <table:table-cell table:style-name="ce3" office:value-type="float" office:value="1.01315" calcext:value-type="float">
            <text:p>1.01315</text:p>
          </table:table-cell>
          <table:table-cell table:style-name="ce3" office:value-type="float" office:value="0.03097" calcext:value-type="float">
            <text:p>0.03097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247" calcext:value-type="float">
            <text:p>24.24700</text:p>
          </table:table-cell>
          <table:table-cell table:style-name="ce3" office:value-type="float" office:value="1.13754" calcext:value-type="float">
            <text:p>1.13754</text:p>
          </table:table-cell>
          <table:table-cell table:style-name="ce3" office:value-type="float" office:value="4.13336" calcext:value-type="float">
            <text:p>4.13336</text:p>
          </table:table-cell>
          <table:table-cell table:style-name="ce3" office:value-type="float" office:value="0.1952" calcext:value-type="float">
            <text:p>0.19520</text:p>
          </table:table-cell>
          <table:table-cell table:style-name="ce3" office:value-type="float" office:value="1.03285" calcext:value-type="float">
            <text:p>1.03285</text:p>
          </table:table-cell>
          <table:table-cell table:style-name="ce3" office:value-type="float" office:value="0.01949" calcext:value-type="float">
            <text:p>0.0194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1.911" calcext:value-type="float">
            <text:p>51.91100</text:p>
          </table:table-cell>
          <table:table-cell table:style-name="ce3" office:value-type="float" office:value="3.46887" calcext:value-type="float">
            <text:p>3.46887</text:p>
          </table:table-cell>
          <table:table-cell table:style-name="ce3" office:value-type="float" office:value="1.93492" calcext:value-type="float">
            <text:p>1.93492</text:p>
          </table:table-cell>
          <table:table-cell table:style-name="ce3" office:value-type="float" office:value="0.12845" calcext:value-type="float">
            <text:p>0.12845</text:p>
          </table:table-cell>
          <table:table-cell table:style-name="ce3" office:value-type="float" office:value="1.11631" calcext:value-type="float">
            <text:p>1.11631</text:p>
          </table:table-cell>
          <table:table-cell table:style-name="ce3" office:value-type="float" office:value="0.03488" calcext:value-type="float">
            <text:p>0.03488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.144" calcext:value-type="float">
            <text:p>12.14400</text:p>
          </table:table-cell>
          <table:table-cell table:style-name="ce3" office:value-type="float" office:value="0.58246" calcext:value-type="float">
            <text:p>0.58246</text:p>
          </table:table-cell>
          <table:table-cell table:style-name="ce3" office:value-type="float" office:value="8.25355" calcext:value-type="float">
            <text:p>8.25355</text:p>
          </table:table-cell>
          <table:table-cell table:style-name="ce3" office:value-type="float" office:value="0.39781" calcext:value-type="float">
            <text:p>0.39781</text:p>
          </table:table-cell>
          <table:table-cell table:style-name="ce3" office:value-type="float" office:value="1.01302" calcext:value-type="float">
            <text:p>1.01302</text:p>
          </table:table-cell>
          <table:table-cell table:style-name="ce3" office:value-type="float" office:value="0.03091" calcext:value-type="float">
            <text:p>0.0309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241" calcext:value-type="float">
            <text:p>24.24100</text:p>
          </table:table-cell>
          <table:table-cell table:style-name="ce3" office:value-type="float" office:value="1.12646" calcext:value-type="float">
            <text:p>1.12646</text:p>
          </table:table-cell>
          <table:table-cell table:style-name="ce3" office:value-type="float" office:value="4.13421" calcext:value-type="float">
            <text:p>4.13421</text:p>
          </table:table-cell>
          <table:table-cell table:style-name="ce3" office:value-type="float" office:value="0.1933" calcext:value-type="float">
            <text:p>0.19330</text:p>
          </table:table-cell>
          <table:table-cell table:style-name="ce3" office:value-type="float" office:value="1.03261" calcext:value-type="float">
            <text:p>1.03261</text:p>
          </table:table-cell>
          <table:table-cell table:style-name="ce3" office:value-type="float" office:value="0.0191" calcext:value-type="float">
            <text:p>0.0191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1.525" calcext:value-type="float">
            <text:p>51.52500</text:p>
          </table:table-cell>
          <table:table-cell table:style-name="ce3" office:value-type="float" office:value="3.36205" calcext:value-type="float">
            <text:p>3.36205</text:p>
          </table:table-cell>
          <table:table-cell table:style-name="ce3" office:value-type="float" office:value="1.94898" calcext:value-type="float">
            <text:p>1.94898</text:p>
          </table:table-cell>
          <table:table-cell table:style-name="ce3" office:value-type="float" office:value="0.12581" calcext:value-type="float">
            <text:p>0.12581</text:p>
          </table:table-cell>
          <table:table-cell table:style-name="ce3" office:value-type="float" office:value="1.10807" calcext:value-type="float">
            <text:p>1.10807</text:p>
          </table:table-cell>
          <table:table-cell table:style-name="ce3" office:value-type="float" office:value="0.0324" calcext:value-type="float">
            <text:p>0.03240</text:p>
          </table:table-cell>
          <table:table-cell table:number-columns-repeated="999"/>
        </table:table-row>
        <table:table-row table:style-name="ro1" table:number-rows-repeated="3">
          <table:table-cell table:style-name="ce1" table:number-columns-repeated="25"/>
          <table:table-cell table:number-columns-repeated="999"/>
        </table:table-row>
        <table:table-row table:style-name="ro1">
          <table:table-cell office:value-type="string" calcext:value-type="string">
            <text:p>MFFD+</text:p>
          </table:table-cell>
          <table:table-cell office:value-type="string" calcext:value-type="string">
            <text:p>L = 5000</text:p>
          </table:table-cell>
          <table:table-cell table:style-name="ce1" table:number-columns-repeated="8"/>
          <table:table-cell office:value-type="string" calcext:value-type="string">
            <text:p>L = 2500</text:p>
          </table:table-cell>
          <table:table-cell table:style-name="ce1" table:number-columns-repeated="8"/>
          <table:table-cell office:value-type="string" calcext:value-type="string">
            <text:p>L = 1250</text:p>
          </table:table-cell>
          <table:table-cell table:style-name="ce1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8.35709" calcext:value-type="float">
            <text:p>8.35709</text:p>
          </table:table-cell>
          <table:table-cell table:style-name="ce3" office:value-type="float" office:value="0.39995" calcext:value-type="float">
            <text:p>0.3999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4.268" calcext:value-type="float">
            <text:p>4.26800</text:p>
          </table:table-cell>
          <table:table-cell table:style-name="ce3" office:value-type="float" office:value="0.19368" calcext:value-type="float">
            <text:p>0.1936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2.15624" calcext:value-type="float">
            <text:p>2.15624</text:p>
          </table:table-cell>
          <table:table-cell table:style-name="ce3" office:value-type="float" office:value="0.09482" calcext:value-type="float">
            <text:p>0.09482</text:p>
          </table:table-cell>
          <table:table-cell table:number-columns-repeated="999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61.553" calcext:value-type="float">
            <text:p>61.55300</text:p>
          </table:table-cell>
          <table:table-cell table:style-name="ce3" office:value-type="float" office:value="4.24749" calcext:value-type="float">
            <text:p>4.24749</text:p>
          </table:table-cell>
          <table:table-cell table:style-name="ce3" office:value-type="float" office:value="1.63252" calcext:value-type="float">
            <text:p>1.63252</text:p>
          </table:table-cell>
          <table:table-cell table:style-name="ce3" office:value-type="float" office:value="0.11511" calcext:value-type="float">
            <text:p>0.11511</text:p>
          </table:table-cell>
          <table:table-cell table:style-name="ce3" office:value-type="float" office:value="5.14404" calcext:value-type="float">
            <text:p>5.14404</text:p>
          </table:table-cell>
          <table:table-cell table:style-name="ce3" office:value-type="float" office:value="0.43244" calcext:value-type="float">
            <text:p>0.4324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63.077" calcext:value-type="float">
            <text:p>63.07700</text:p>
          </table:table-cell>
          <table:table-cell table:style-name="ce3" office:value-type="float" office:value="4.01062" calcext:value-type="float">
            <text:p>4.01062</text:p>
          </table:table-cell>
          <table:table-cell table:style-name="ce3" office:value-type="float" office:value="1.59187" calcext:value-type="float">
            <text:p>1.59187</text:p>
          </table:table-cell>
          <table:table-cell table:style-name="ce3" office:value-type="float" office:value="0.10275" calcext:value-type="float">
            <text:p>0.10275</text:p>
          </table:table-cell>
          <table:table-cell table:style-name="ce3" office:value-type="float" office:value="2.69191" calcext:value-type="float">
            <text:p>2.69191</text:p>
          </table:table-cell>
          <table:table-cell table:style-name="ce3" office:value-type="float" office:value="0.20796" calcext:value-type="float">
            <text:p>0.2079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70.979" calcext:value-type="float">
            <text:p>70.97900</text:p>
          </table:table-cell>
          <table:table-cell table:style-name="ce3" office:value-type="float" office:value="3.25892" calcext:value-type="float">
            <text:p>3.25892</text:p>
          </table:table-cell>
          <table:table-cell table:style-name="ce3" office:value-type="float" office:value="1.41186" calcext:value-type="float">
            <text:p>1.41186</text:p>
          </table:table-cell>
          <table:table-cell table:style-name="ce3" office:value-type="float" office:value="0.06534" calcext:value-type="float">
            <text:p>0.06534</text:p>
          </table:table-cell>
          <table:table-cell table:style-name="ce3" office:value-type="float" office:value="1.52968" calcext:value-type="float">
            <text:p>1.52968</text:p>
          </table:table-cell>
          <table:table-cell table:style-name="ce3" office:value-type="float" office:value="0.08396" calcext:value-type="float">
            <text:p>0.08396</text:p>
          </table:table-cell>
          <table:table-cell table:number-columns-repeated="999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47.704" calcext:value-type="float">
            <text:p>47.70400</text:p>
          </table:table-cell>
          <table:table-cell table:style-name="ce3" office:value-type="float" office:value="4.48178" calcext:value-type="float">
            <text:p>4.48178</text:p>
          </table:table-cell>
          <table:table-cell table:style-name="ce3" office:value-type="float" office:value="2.11544" calcext:value-type="float">
            <text:p>2.11544</text:p>
          </table:table-cell>
          <table:table-cell table:style-name="ce3" office:value-type="float" office:value="0.20589" calcext:value-type="float">
            <text:p>0.20589</text:p>
          </table:table-cell>
          <table:table-cell table:style-name="ce3" office:value-type="float" office:value="3.98645" calcext:value-type="float">
            <text:p>3.98645</text:p>
          </table:table-cell>
          <table:table-cell table:style-name="ce3" office:value-type="float" office:value="0.41934" calcext:value-type="float">
            <text:p>0.4193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0.699" calcext:value-type="float">
            <text:p>50.69900</text:p>
          </table:table-cell>
          <table:table-cell table:style-name="ce3" office:value-type="float" office:value="4.13671" calcext:value-type="float">
            <text:p>4.13671</text:p>
          </table:table-cell>
          <table:table-cell table:style-name="ce3" office:value-type="float" office:value="1.98591" calcext:value-type="float">
            <text:p>1.98591</text:p>
          </table:table-cell>
          <table:table-cell table:style-name="ce3" office:value-type="float" office:value="0.16645" calcext:value-type="float">
            <text:p>0.16645</text:p>
          </table:table-cell>
          <table:table-cell table:style-name="ce3" office:value-type="float" office:value="2.16338" calcext:value-type="float">
            <text:p>2.16338</text:p>
          </table:table-cell>
          <table:table-cell table:style-name="ce3" office:value-type="float" office:value="0.19764" calcext:value-type="float">
            <text:p>0.1976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62.472" calcext:value-type="float">
            <text:p>62.47200</text:p>
          </table:table-cell>
          <table:table-cell table:style-name="ce3" office:value-type="float" office:value="3.25165" calcext:value-type="float">
            <text:p>3.25165</text:p>
          </table:table-cell>
          <table:table-cell table:style-name="ce3" office:value-type="float" office:value="1.6051" calcext:value-type="float">
            <text:p>1.60510</text:p>
          </table:table-cell>
          <table:table-cell table:style-name="ce3" office:value-type="float" office:value="0.08449" calcext:value-type="float">
            <text:p>0.08449</text:p>
          </table:table-cell>
          <table:table-cell table:style-name="ce3" office:value-type="float" office:value="1.34593" calcext:value-type="float">
            <text:p>1.34593</text:p>
          </table:table-cell>
          <table:table-cell table:style-name="ce3" office:value-type="float" office:value="0.07379" calcext:value-type="float">
            <text:p>0.07379</text:p>
          </table:table-cell>
          <table:table-cell table:number-columns-repeated="999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36.568" calcext:value-type="float">
            <text:p>36.56800</text:p>
          </table:table-cell>
          <table:table-cell table:style-name="ce3" office:value-type="float" office:value="4.45975" calcext:value-type="float">
            <text:p>4.45975</text:p>
          </table:table-cell>
          <table:table-cell table:style-name="ce3" office:value-type="float" office:value="2.77772" calcext:value-type="float">
            <text:p>2.77772</text:p>
          </table:table-cell>
          <table:table-cell table:style-name="ce3" office:value-type="float" office:value="0.35919" calcext:value-type="float">
            <text:p>0.35919</text:p>
          </table:table-cell>
          <table:table-cell table:style-name="ce3" office:value-type="float" office:value="3.05546" calcext:value-type="float">
            <text:p>3.05546</text:p>
          </table:table-cell>
          <table:table-cell table:style-name="ce3" office:value-type="float" office:value="0.39712" calcext:value-type="float">
            <text:p>0.39712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1.164" calcext:value-type="float">
            <text:p>41.16400</text:p>
          </table:table-cell>
          <table:table-cell table:style-name="ce3" office:value-type="float" office:value="3.92799" calcext:value-type="float">
            <text:p>3.92799</text:p>
          </table:table-cell>
          <table:table-cell table:style-name="ce3" office:value-type="float" office:value="2.45214" calcext:value-type="float">
            <text:p>2.45214</text:p>
          </table:table-cell>
          <table:table-cell table:style-name="ce3" office:value-type="float" office:value="0.24175" calcext:value-type="float">
            <text:p>0.24175</text:p>
          </table:table-cell>
          <table:table-cell table:style-name="ce3" office:value-type="float" office:value="1.7561" calcext:value-type="float">
            <text:p>1.75610</text:p>
          </table:table-cell>
          <table:table-cell table:style-name="ce3" office:value-type="float" office:value="0.17869" calcext:value-type="float">
            <text:p>0.1786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6.641" calcext:value-type="float">
            <text:p>56.64100</text:p>
          </table:table-cell>
          <table:table-cell table:style-name="ce3" office:value-type="float" office:value="3.03284" calcext:value-type="float">
            <text:p>3.03284</text:p>
          </table:table-cell>
          <table:table-cell table:style-name="ce3" office:value-type="float" office:value="1.77059" calcext:value-type="float">
            <text:p>1.77059</text:p>
          </table:table-cell>
          <table:table-cell table:style-name="ce3" office:value-type="float" office:value="0.09516" calcext:value-type="float">
            <text:p>0.09516</text:p>
          </table:table-cell>
          <table:table-cell table:style-name="ce8" office:value-type="float" office:value="1.21994" calcext:value-type="float">
            <text:p>1.21994</text:p>
          </table:table-cell>
          <table:table-cell table:style-name="ce3" office:value-type="float" office:value="0.06167" calcext:value-type="float">
            <text:p>0.06167</text:p>
          </table:table-cell>
          <table:table-cell table:number-columns-repeated="999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27.965" calcext:value-type="float">
            <text:p>27.96500</text:p>
          </table:table-cell>
          <table:table-cell table:style-name="ce3" office:value-type="float" office:value="4.24214" calcext:value-type="float">
            <text:p>4.24214</text:p>
          </table:table-cell>
          <table:table-cell table:style-name="ce3" office:value-type="float" office:value="3.66401" calcext:value-type="float">
            <text:p>3.66401</text:p>
          </table:table-cell>
          <table:table-cell table:style-name="ce3" office:value-type="float" office:value="0.59667" calcext:value-type="float">
            <text:p>0.59667</text:p>
          </table:table-cell>
          <table:table-cell table:style-name="ce3" office:value-type="float" office:value="2.33662" calcext:value-type="float">
            <text:p>2.33662</text:p>
          </table:table-cell>
          <table:table-cell table:style-name="ce3" office:value-type="float" office:value="0.37036" calcext:value-type="float">
            <text:p>0.3703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34.36" calcext:value-type="float">
            <text:p>34.36000</text:p>
          </table:table-cell>
          <table:table-cell table:style-name="ce3" office:value-type="float" office:value="3.55983" calcext:value-type="float">
            <text:p>3.55983</text:p>
          </table:table-cell>
          <table:table-cell table:style-name="ce3" office:value-type="float" office:value="2.94217" calcext:value-type="float">
            <text:p>2.94217</text:p>
          </table:table-cell>
          <table:table-cell table:style-name="ce3" office:value-type="float" office:value="0.31032" calcext:value-type="float">
            <text:p>0.31032</text:p>
          </table:table-cell>
          <table:table-cell table:style-name="ce3" office:value-type="float" office:value="1.46534" calcext:value-type="float">
            <text:p>1.46534</text:p>
          </table:table-cell>
          <table:table-cell table:style-name="ce3" office:value-type="float" office:value="0.15564" calcext:value-type="float">
            <text:p>0.1556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2.938" calcext:value-type="float">
            <text:p>52.93800</text:p>
          </table:table-cell>
          <table:table-cell table:style-name="ce3" office:value-type="float" office:value="2.96617" calcext:value-type="float">
            <text:p>2.96617</text:p>
          </table:table-cell>
          <table:table-cell table:style-name="ce3" office:value-type="float" office:value="1.89491" calcext:value-type="float">
            <text:p>1.89491</text:p>
          </table:table-cell>
          <table:table-cell table:style-name="ce3" office:value-type="float" office:value="0.1058" calcext:value-type="float">
            <text:p>0.10580</text:p>
          </table:table-cell>
          <table:table-cell table:style-name="ce11" office:value-type="float" office:value="1.13979" calcext:value-type="float">
            <text:p>1.13979</text:p>
          </table:table-cell>
          <table:table-cell table:style-name="ce3" office:value-type="float" office:value="0.0525" calcext:value-type="float">
            <text:p>0.05250</text:p>
          </table:table-cell>
          <table:table-cell table:number-columns-repeated="999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21.252" calcext:value-type="float">
            <text:p>21.25200</text:p>
          </table:table-cell>
          <table:table-cell table:style-name="ce3" office:value-type="float" office:value="3.85208" calcext:value-type="float">
            <text:p>3.85208</text:p>
          </table:table-cell>
          <table:table-cell table:style-name="ce3" office:value-type="float" office:value="4.86712" calcext:value-type="float">
            <text:p>4.86712</text:p>
          </table:table-cell>
          <table:table-cell table:style-name="ce3" office:value-type="float" office:value="0.91796" calcext:value-type="float">
            <text:p>0.91796</text:p>
          </table:table-cell>
          <table:table-cell table:style-name="ce3" office:value-type="float" office:value="1.77494" calcext:value-type="float">
            <text:p>1.77494</text:p>
          </table:table-cell>
          <table:table-cell table:style-name="ce3" office:value-type="float" office:value="0.32819" calcext:value-type="float">
            <text:p>0.3281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9.454" calcext:value-type="float">
            <text:p>29.45400</text:p>
          </table:table-cell>
          <table:table-cell table:style-name="ce3" office:value-type="float" office:value="3.11799" calcext:value-type="float">
            <text:p>3.11799</text:p>
          </table:table-cell>
          <table:table-cell table:style-name="ce3" office:value-type="float" office:value="3.43334" calcext:value-type="float">
            <text:p>3.43334</text:p>
          </table:table-cell>
          <table:table-cell table:style-name="ce3" office:value-type="float" office:value="0.36472" calcext:value-type="float">
            <text:p>0.36472</text:p>
          </table:table-cell>
          <table:table-cell table:style-name="ce3" office:value-type="float" office:value="1.25567" calcext:value-type="float">
            <text:p>1.25567</text:p>
          </table:table-cell>
          <table:table-cell table:style-name="ce3" office:value-type="float" office:value="0.13231" calcext:value-type="float">
            <text:p>0.1323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0.489" calcext:value-type="float">
            <text:p>50.48900</text:p>
          </table:table-cell>
          <table:table-cell table:style-name="ce3" office:value-type="float" office:value="2.90101" calcext:value-type="float">
            <text:p>2.90101</text:p>
          </table:table-cell>
          <table:table-cell table:style-name="ce3" office:value-type="float" office:value="1.98709" calcext:value-type="float">
            <text:p>1.98709</text:p>
          </table:table-cell>
          <table:table-cell table:style-name="ce3" office:value-type="float" office:value="0.11279" calcext:value-type="float">
            <text:p>0.11279</text:p>
          </table:table-cell>
          <table:table-cell table:style-name="ce8" office:value-type="float" office:value="1.08661" calcext:value-type="float">
            <text:p>1.08661</text:p>
          </table:table-cell>
          <table:table-cell table:style-name="ce3" office:value-type="float" office:value="0.04097" calcext:value-type="float">
            <text:p>0.04097</text:p>
          </table:table-cell>
          <table:table-cell table:number-columns-repeated="999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16.303" calcext:value-type="float">
            <text:p>16.30300</text:p>
          </table:table-cell>
          <table:table-cell table:style-name="ce3" office:value-type="float" office:value="2.90847" calcext:value-type="float">
            <text:p>2.90847</text:p>
          </table:table-cell>
          <table:table-cell table:style-name="ce3" office:value-type="float" office:value="6.32555" calcext:value-type="float">
            <text:p>6.32555</text:p>
          </table:table-cell>
          <table:table-cell table:style-name="ce3" office:value-type="float" office:value="1.09873" calcext:value-type="float">
            <text:p>1.09873</text:p>
          </table:table-cell>
          <table:table-cell table:style-name="ce3" office:value-type="float" office:value="1.36093" calcext:value-type="float">
            <text:p>1.36093</text:p>
          </table:table-cell>
          <table:table-cell table:style-name="ce3" office:value-type="float" office:value="0.24391" calcext:value-type="float">
            <text:p>0.2439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6.272" calcext:value-type="float">
            <text:p>26.27200</text:p>
          </table:table-cell>
          <table:table-cell table:style-name="ce3" office:value-type="float" office:value="2.29522" calcext:value-type="float">
            <text:p>2.29522</text:p>
          </table:table-cell>
          <table:table-cell table:style-name="ce3" office:value-type="float" office:value="3.83456" calcext:value-type="float">
            <text:p>3.83456</text:p>
          </table:table-cell>
          <table:table-cell table:style-name="ce3" office:value-type="float" office:value="0.32515" calcext:value-type="float">
            <text:p>0.32515</text:p>
          </table:table-cell>
          <table:table-cell table:style-name="ce3" office:value-type="float" office:value="1.11964" calcext:value-type="float">
            <text:p>1.11964</text:p>
          </table:table-cell>
          <table:table-cell table:style-name="ce3" office:value-type="float" office:value="0.09218" calcext:value-type="float">
            <text:p>0.0921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9.13" calcext:value-type="float">
            <text:p>49.13000</text:p>
          </table:table-cell>
          <table:table-cell table:style-name="ce3" office:value-type="float" office:value="2.89984" calcext:value-type="float">
            <text:p>2.89984</text:p>
          </table:table-cell>
          <table:table-cell table:style-name="ce3" office:value-type="float" office:value="2.04231" calcext:value-type="float">
            <text:p>2.04231</text:p>
          </table:table-cell>
          <table:table-cell table:style-name="ce3" office:value-type="float" office:value="0.11718" calcext:value-type="float">
            <text:p>0.11718</text:p>
          </table:table-cell>
          <table:table-cell table:style-name="ce8" office:value-type="float" office:value="1.05701" calcext:value-type="float">
            <text:p>1.05701</text:p>
          </table:table-cell>
          <table:table-cell table:style-name="ce3" office:value-type="float" office:value="0.03166" calcext:value-type="float">
            <text:p>0.03166</text:p>
          </table:table-cell>
          <table:table-cell table:number-columns-repeated="999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13.342" calcext:value-type="float">
            <text:p>13.34200</text:p>
          </table:table-cell>
          <table:table-cell table:style-name="ce3" office:value-type="float" office:value="1.66404" calcext:value-type="float">
            <text:p>1.66404</text:p>
          </table:table-cell>
          <table:table-cell table:style-name="ce3" office:value-type="float" office:value="7.60002" calcext:value-type="float">
            <text:p>7.60002</text:p>
          </table:table-cell>
          <table:table-cell table:style-name="ce3" office:value-type="float" office:value="0.85156" calcext:value-type="float">
            <text:p>0.85156</text:p>
          </table:table-cell>
          <table:table-cell table:style-name="ce3" office:value-type="float" office:value="1.11348" calcext:value-type="float">
            <text:p>1.11348</text:p>
          </table:table-cell>
          <table:table-cell table:style-name="ce3" office:value-type="float" office:value="0.13789" calcext:value-type="float">
            <text:p>0.1378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543" calcext:value-type="float">
            <text:p>24.54300</text:p>
          </table:table-cell>
          <table:table-cell table:style-name="ce3" office:value-type="float" office:value="1.53172" calcext:value-type="float">
            <text:p>1.53172</text:p>
          </table:table-cell>
          <table:table-cell table:style-name="ce3" office:value-type="float" office:value="4.0898" calcext:value-type="float">
            <text:p>4.08980</text:p>
          </table:table-cell>
          <table:table-cell table:style-name="ce3" office:value-type="float" office:value="0.24658" calcext:value-type="float">
            <text:p>0.24658</text:p>
          </table:table-cell>
          <table:table-cell table:style-name="ce3" office:value-type="float" office:value="1.04569" calcext:value-type="float">
            <text:p>1.04569</text:p>
          </table:table-cell>
          <table:table-cell table:style-name="ce3" office:value-type="float" office:value="0.05224" calcext:value-type="float">
            <text:p>0.0522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421" calcext:value-type="float">
            <text:p>48.42100</text:p>
          </table:table-cell>
          <table:table-cell table:style-name="ce3" office:value-type="float" office:value="3.01658" calcext:value-type="float">
            <text:p>3.01658</text:p>
          </table:table-cell>
          <table:table-cell table:style-name="ce3" office:value-type="float" office:value="2.07293" calcext:value-type="float">
            <text:p>2.07293</text:p>
          </table:table-cell>
          <table:table-cell table:style-name="ce3" office:value-type="float" office:value="0.12434" calcext:value-type="float">
            <text:p>0.12434</text:p>
          </table:table-cell>
          <table:table-cell table:style-name="ce8" office:value-type="float" office:value="1.0415" calcext:value-type="float">
            <text:p>1.04150</text:p>
          </table:table-cell>
          <table:table-cell table:style-name="ce3" office:value-type="float" office:value="0.02923" calcext:value-type="float">
            <text:p>0.02923</text:p>
          </table:table-cell>
          <table:table-cell table:number-columns-repeated="999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float" office:value="12.253" calcext:value-type="float">
            <text:p>12.25300</text:p>
          </table:table-cell>
          <table:table-cell table:style-name="ce3" office:value-type="float" office:value="0.80187" calcext:value-type="float">
            <text:p>0.80187</text:p>
          </table:table-cell>
          <table:table-cell table:style-name="ce3" office:value-type="float" office:value="8.19418" calcext:value-type="float">
            <text:p>8.19418</text:p>
          </table:table-cell>
          <table:table-cell table:style-name="ce3" office:value-type="float" office:value="0.50659" calcext:value-type="float">
            <text:p>0.50659</text:p>
          </table:table-cell>
          <table:table-cell table:style-name="ce3" office:value-type="float" office:value="1.02188" calcext:value-type="float">
            <text:p>1.02188</text:p>
          </table:table-cell>
          <table:table-cell table:style-name="ce3" office:value-type="float" office:value="0.05031" calcext:value-type="float">
            <text:p>0.0503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3.871" calcext:value-type="float">
            <text:p>23.87100</text:p>
          </table:table-cell>
          <table:table-cell table:style-name="ce3" office:value-type="float" office:value="1.14033" calcext:value-type="float">
            <text:p>1.14033</text:p>
          </table:table-cell>
          <table:table-cell table:style-name="ce3" office:value-type="float" office:value="4.19872" calcext:value-type="float">
            <text:p>4.19872</text:p>
          </table:table-cell>
          <table:table-cell table:style-name="ce3" office:value-type="float" office:value="0.20014" calcext:value-type="float">
            <text:p>0.20014</text:p>
          </table:table-cell>
          <table:table-cell table:style-name="ce8" office:value-type="float" office:value="1.01696" calcext:value-type="float">
            <text:p>1.01696</text:p>
          </table:table-cell>
          <table:table-cell table:style-name="ce3" office:value-type="float" office:value="0.02665" calcext:value-type="float">
            <text:p>0.0266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154" calcext:value-type="float">
            <text:p>48.15400</text:p>
          </table:table-cell>
          <table:table-cell table:style-name="ce3" office:value-type="float" office:value="3.06664" calcext:value-type="float">
            <text:p>3.06664</text:p>
          </table:table-cell>
          <table:table-cell table:style-name="ce3" office:value-type="float" office:value="2.08477" calcext:value-type="float">
            <text:p>2.08477</text:p>
          </table:table-cell>
          <table:table-cell table:style-name="ce3" office:value-type="float" office:value="0.12772" calcext:value-type="float">
            <text:p>0.12772</text:p>
          </table:table-cell>
          <table:table-cell table:style-name="ce8" office:value-type="float" office:value="1.03565" calcext:value-type="float">
            <text:p>1.03565</text:p>
          </table:table-cell>
          <table:table-cell table:style-name="ce3" office:value-type="float" office:value="0.02825" calcext:value-type="float">
            <text:p>0.02825</text:p>
          </table:table-cell>
          <table:table-cell table:number-columns-repeated="999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float" office:value="12.068" calcext:value-type="float">
            <text:p>12.06800</text:p>
          </table:table-cell>
          <table:table-cell table:style-name="ce3" office:value-type="float" office:value="0.58427" calcext:value-type="float">
            <text:p>0.58427</text:p>
          </table:table-cell>
          <table:table-cell table:style-name="ce3" office:value-type="float" office:value="8.30591" calcext:value-type="float">
            <text:p>8.30591</text:p>
          </table:table-cell>
          <table:table-cell table:style-name="ce3" office:value-type="float" office:value="0.40474" calcext:value-type="float">
            <text:p>0.40474</text:p>
          </table:table-cell>
          <table:table-cell table:style-name="ce8" office:value-type="float" office:value="1.00646" calcext:value-type="float">
            <text:p>1.00646</text:p>
          </table:table-cell>
          <table:table-cell table:style-name="ce3" office:value-type="float" office:value="0.02333" calcext:value-type="float">
            <text:p>0.02333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3.715" calcext:value-type="float">
            <text:p>23.71500</text:p>
          </table:table-cell>
          <table:table-cell table:style-name="ce3" office:value-type="float" office:value="1.05819" calcext:value-type="float">
            <text:p>1.05819</text:p>
          </table:table-cell>
          <table:table-cell table:style-name="ce3" office:value-type="float" office:value="4.2252" calcext:value-type="float">
            <text:p>4.22520</text:p>
          </table:table-cell>
          <table:table-cell table:style-name="ce3" office:value-type="float" office:value="0.18998" calcext:value-type="float">
            <text:p>0.18998</text:p>
          </table:table-cell>
          <table:table-cell table:style-name="ce8" office:value-type="float" office:value="1.01029" calcext:value-type="float">
            <text:p>1.01029</text:p>
          </table:table-cell>
          <table:table-cell table:style-name="ce3" office:value-type="float" office:value="0.019" calcext:value-type="float">
            <text:p>0.0190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086" calcext:value-type="float">
            <text:p>48.08600</text:p>
          </table:table-cell>
          <table:table-cell table:style-name="ce3" office:value-type="float" office:value="3.08295" calcext:value-type="float">
            <text:p>3.08295</text:p>
          </table:table-cell>
          <table:table-cell table:style-name="ce3" office:value-type="float" office:value="2.08781" calcext:value-type="float">
            <text:p>2.08781</text:p>
          </table:table-cell>
          <table:table-cell table:style-name="ce3" office:value-type="float" office:value="0.12852" calcext:value-type="float">
            <text:p>0.12852</text:p>
          </table:table-cell>
          <table:table-cell table:style-name="ce8" office:value-type="float" office:value="1.03416" calcext:value-type="float">
            <text:p>1.03416</text:p>
          </table:table-cell>
          <table:table-cell table:style-name="ce3" office:value-type="float" office:value="0.0283" calcext:value-type="float">
            <text:p>0.02830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.048" calcext:value-type="float">
            <text:p>12.04800</text:p>
          </table:table-cell>
          <table:table-cell table:style-name="ce3" office:value-type="float" office:value="0.56542" calcext:value-type="float">
            <text:p>0.56542</text:p>
          </table:table-cell>
          <table:table-cell table:style-name="ce3" office:value-type="float" office:value="8.31857" calcext:value-type="float">
            <text:p>8.31857</text:p>
          </table:table-cell>
          <table:table-cell table:style-name="ce3" office:value-type="float" office:value="0.39412" calcext:value-type="float">
            <text:p>0.39412</text:p>
          </table:table-cell>
          <table:table-cell table:style-name="ce8" office:value-type="float" office:value="1.0048" calcext:value-type="float">
            <text:p>1.00480</text:p>
          </table:table-cell>
          <table:table-cell table:style-name="ce3" office:value-type="float" office:value="0.0199" calcext:value-type="float">
            <text:p>0.0199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3.69" calcext:value-type="float">
            <text:p>23.69000</text:p>
          </table:table-cell>
          <table:table-cell table:style-name="ce3" office:value-type="float" office:value="1.06108" calcext:value-type="float">
            <text:p>1.06108</text:p>
          </table:table-cell>
          <table:table-cell table:style-name="ce3" office:value-type="float" office:value="4.22974" calcext:value-type="float">
            <text:p>4.22974</text:p>
          </table:table-cell>
          <table:table-cell table:style-name="ce3" office:value-type="float" office:value="0.19114" calcext:value-type="float">
            <text:p>0.19114</text:p>
          </table:table-cell>
          <table:table-cell table:style-name="ce8" office:value-type="float" office:value="1.00919" calcext:value-type="float">
            <text:p>1.00919</text:p>
          </table:table-cell>
          <table:table-cell table:style-name="ce3" office:value-type="float" office:value="0.01774" calcext:value-type="float">
            <text:p>0.0177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075" calcext:value-type="float">
            <text:p>48.07500</text:p>
          </table:table-cell>
          <table:table-cell table:style-name="ce3" office:value-type="float" office:value="3.08373" calcext:value-type="float">
            <text:p>3.08373</text:p>
          </table:table-cell>
          <table:table-cell table:style-name="ce3" office:value-type="float" office:value="2.0883" calcext:value-type="float">
            <text:p>2.08830</text:p>
          </table:table-cell>
          <table:table-cell table:style-name="ce3" office:value-type="float" office:value="0.1286" calcext:value-type="float">
            <text:p>0.12860</text:p>
          </table:table-cell>
          <table:table-cell table:style-name="ce8" office:value-type="float" office:value="1.03393" calcext:value-type="float">
            <text:p>1.03393</text:p>
          </table:table-cell>
          <table:table-cell table:style-name="ce3" office:value-type="float" office:value="0.02826" calcext:value-type="float">
            <text:p>0.02826</text:p>
          </table:table-cell>
          <table:table-cell table:number-columns-repeated="99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 Time" table:style-name="ta1">
        <table:table-column table:style-name="co8" table:number-columns-repeated="1024" table:default-cell-style-name="ce27"/>
        <table:table-row table:style-name="ro3">
          <table:table-cell table:style-name="ce25" table:number-columns-repeated="12"/>
          <table:table-cell table:number-columns-repeated="1012"/>
        </table:table-row>
        <table:table-row table:style-name="ro3">
          <table:table-cell table:style-name="ce25" office:value-type="string" calcext:value-type="string">
            <text:p>N = 100</text:p>
          </table:table-cell>
          <table:table-cell table:style-name="ce25"/>
          <table:table-cell table:style-name="ce26" office:value-type="string" calcext:value-type="string">
            <text:p>W = 5000</text:p>
          </table:table-cell>
          <table:table-cell table:style-name="ce25" table:number-columns-repeated="3"/>
          <table:table-cell table:style-name="ce26" office:value-type="string" calcext:value-type="string">
            <text:p>W = 2500</text:p>
          </table:table-cell>
          <table:table-cell table:style-name="ce25" table:number-columns-repeated="3"/>
          <table:table-cell table:style-name="ce26" office:value-type="string" calcext:value-type="string">
            <text:p>W = 125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table:number-columns-repeated="12"/>
          <table:table-cell table:number-columns-repeated="1012"/>
        </table:table-row>
        <table:table-row table:style-name="ro3">
          <table:table-cell table:style-name="ce26" office:value-type="string" calcext:value-type="string">
            <text:p>delta</text:p>
          </table:table-cell>
          <table:table-cell table:style-name="ce15" office:value-type="string" calcext:value-type="string">
            <text:p>MFFD</text:p>
          </table:table-cell>
          <table:table-cell table:style-name="ce15" office:value-type="string" calcext:value-type="string">
            <text:p>PS</text:p>
          </table:table-cell>
          <table:table-cell table:style-name="ce15" office:value-type="string" calcext:value-type="string">
            <text:p>MFFD+</text:p>
          </table:table-cell>
          <table:table-cell table:style-name="ce15"/>
          <table:table-cell table:style-name="ce15" office:value-type="string" calcext:value-type="string">
            <text:p>MFFD</text:p>
          </table:table-cell>
          <table:table-cell table:style-name="ce15" office:value-type="string" calcext:value-type="string">
            <text:p>PS</text:p>
          </table:table-cell>
          <table:table-cell table:style-name="ce15" office:value-type="string" calcext:value-type="string">
            <text:p>MFFD+</text:p>
          </table:table-cell>
          <table:table-cell table:style-name="ce15"/>
          <table:table-cell table:style-name="ce15" office:value-type="string" calcext:value-type="string">
            <text:p>MFFD</text:p>
          </table:table-cell>
          <table:table-cell table:style-name="ce15" office:value-type="string" calcext:value-type="string">
            <text:p>PS</text:p>
          </table:table-cell>
          <table:table-cell table:style-name="ce15" office:value-type="string" calcext:value-type="string">
            <text:p>MFFD+</text:p>
          </table:table-cell>
          <table:table-cell table:number-columns-repeated="1012"/>
        </table:table-row>
        <table:table-row table:style-name="ro3">
          <table:table-cell table:style-name="ce26" office:value-type="float" office:value="0" calcext:value-type="float">
            <text:p>0</text:p>
          </table:table-cell>
          <table:table-cell table:style-name="ce28" office:value-type="float" office:value="2.05371" calcext:value-type="float">
            <text:p>2.05371</text:p>
          </table:table-cell>
          <table:table-cell table:style-name="ce28" office:value-type="float" office:value="2.2466" calcext:value-type="float">
            <text:p>2.24660</text:p>
          </table:table-cell>
          <table:table-cell table:style-name="ce28" office:value-type="float" office:value="37.7241" calcext:value-type="float">
            <text:p>37.72410</text:p>
          </table:table-cell>
          <table:table-cell table:style-name="ce28"/>
          <table:table-cell table:style-name="ce28" office:value-type="float" office:value="2.58721" calcext:value-type="float">
            <text:p>2.58721</text:p>
          </table:table-cell>
          <table:table-cell table:style-name="ce28" office:value-type="float" office:value="2.2915" calcext:value-type="float">
            <text:p>2.29150</text:p>
          </table:table-cell>
          <table:table-cell table:style-name="ce28" office:value-type="float" office:value="37.9866" calcext:value-type="float">
            <text:p>37.98660</text:p>
          </table:table-cell>
          <table:table-cell table:style-name="ce28"/>
          <table:table-cell table:style-name="ce28" office:value-type="float" office:value="2.478" calcext:value-type="float">
            <text:p>2.47800</text:p>
          </table:table-cell>
          <table:table-cell table:style-name="ce28" office:value-type="float" office:value="2.23887" calcext:value-type="float">
            <text:p>2.23887</text:p>
          </table:table-cell>
          <table:table-cell table:style-name="ce28" office:value-type="float" office:value="23.9475" calcext:value-type="float">
            <text:p>23.94750</text:p>
          </table:table-cell>
          <table:table-cell table:number-columns-repeated="1012"/>
        </table:table-row>
        <table:table-row table:style-name="ro3">
          <table:table-cell table:style-name="ce26" office:value-type="float" office:value="0.1" calcext:value-type="float">
            <text:p>0.1</text:p>
          </table:table-cell>
          <table:table-cell table:style-name="ce28" office:value-type="float" office:value="1.71128" calcext:value-type="float">
            <text:p>1.71128</text:p>
          </table:table-cell>
          <table:table-cell table:style-name="ce28" office:value-type="float" office:value="2.11527" calcext:value-type="float">
            <text:p>2.11527</text:p>
          </table:table-cell>
          <table:table-cell table:style-name="ce28" office:value-type="float" office:value="21.4189" calcext:value-type="float">
            <text:p>21.41890</text:p>
          </table:table-cell>
          <table:table-cell table:style-name="ce28"/>
          <table:table-cell table:style-name="ce28" office:value-type="float" office:value="2.4223" calcext:value-type="float">
            <text:p>2.42230</text:p>
          </table:table-cell>
          <table:table-cell table:style-name="ce28" office:value-type="float" office:value="2.12055" calcext:value-type="float">
            <text:p>2.12055</text:p>
          </table:table-cell>
          <table:table-cell table:style-name="ce28" office:value-type="float" office:value="18.2419" calcext:value-type="float">
            <text:p>18.24190</text:p>
          </table:table-cell>
          <table:table-cell table:style-name="ce28"/>
          <table:table-cell table:style-name="ce28" office:value-type="float" office:value="2.21731" calcext:value-type="float">
            <text:p>2.21731</text:p>
          </table:table-cell>
          <table:table-cell table:style-name="ce28" office:value-type="float" office:value="2.17404" calcext:value-type="float">
            <text:p>2.17404</text:p>
          </table:table-cell>
          <table:table-cell table:style-name="ce28" office:value-type="float" office:value="7.63201" calcext:value-type="float">
            <text:p>7.63201</text:p>
          </table:table-cell>
          <table:table-cell table:number-columns-repeated="1012"/>
        </table:table-row>
        <table:table-row table:style-name="ro3">
          <table:table-cell table:style-name="ce26" office:value-type="float" office:value="0.2" calcext:value-type="float">
            <text:p>0.2</text:p>
          </table:table-cell>
          <table:table-cell table:style-name="ce28" office:value-type="float" office:value="1.61373" calcext:value-type="float">
            <text:p>1.61373</text:p>
          </table:table-cell>
          <table:table-cell table:style-name="ce28" office:value-type="float" office:value="2.02541" calcext:value-type="float">
            <text:p>2.02541</text:p>
          </table:table-cell>
          <table:table-cell table:style-name="ce28" office:value-type="float" office:value="14.3654" calcext:value-type="float">
            <text:p>14.36540</text:p>
          </table:table-cell>
          <table:table-cell table:style-name="ce28"/>
          <table:table-cell table:style-name="ce28" office:value-type="float" office:value="2.41688" calcext:value-type="float">
            <text:p>2.41688</text:p>
          </table:table-cell>
          <table:table-cell table:style-name="ce28" office:value-type="float" office:value="2.04221" calcext:value-type="float">
            <text:p>2.04221</text:p>
          </table:table-cell>
          <table:table-cell table:style-name="ce28" office:value-type="float" office:value="11.8114" calcext:value-type="float">
            <text:p>11.81140</text:p>
          </table:table-cell>
          <table:table-cell table:style-name="ce28"/>
          <table:table-cell table:style-name="ce28" office:value-type="float" office:value="1.73631" calcext:value-type="float">
            <text:p>1.73631</text:p>
          </table:table-cell>
          <table:table-cell table:style-name="ce28" office:value-type="float" office:value="2.13422" calcext:value-type="float">
            <text:p>2.13422</text:p>
          </table:table-cell>
          <table:table-cell table:style-name="ce28" office:value-type="float" office:value="4.77397" calcext:value-type="float">
            <text:p>4.77397</text:p>
          </table:table-cell>
          <table:table-cell table:number-columns-repeated="1012"/>
        </table:table-row>
        <table:table-row table:style-name="ro3">
          <table:table-cell table:style-name="ce26" office:value-type="float" office:value="0.3" calcext:value-type="float">
            <text:p>0.3</text:p>
          </table:table-cell>
          <table:table-cell table:style-name="ce28" office:value-type="float" office:value="1.55898" calcext:value-type="float">
            <text:p>1.55898</text:p>
          </table:table-cell>
          <table:table-cell table:style-name="ce28" office:value-type="float" office:value="1.93735" calcext:value-type="float">
            <text:p>1.93735</text:p>
          </table:table-cell>
          <table:table-cell table:style-name="ce28" office:value-type="float" office:value="9.28407" calcext:value-type="float">
            <text:p>9.28407</text:p>
          </table:table-cell>
          <table:table-cell table:style-name="ce28"/>
          <table:table-cell table:style-name="ce28" office:value-type="float" office:value="1.93" calcext:value-type="float">
            <text:p>1.93000</text:p>
          </table:table-cell>
          <table:table-cell table:style-name="ce28" office:value-type="float" office:value="1.95897" calcext:value-type="float">
            <text:p>1.95897</text:p>
          </table:table-cell>
          <table:table-cell table:style-name="ce28" office:value-type="float" office:value="7.04855" calcext:value-type="float">
            <text:p>7.04855</text:p>
          </table:table-cell>
          <table:table-cell table:style-name="ce28"/>
          <table:table-cell table:style-name="ce28" office:value-type="float" office:value="1.74233" calcext:value-type="float">
            <text:p>1.74233</text:p>
          </table:table-cell>
          <table:table-cell table:style-name="ce28" office:value-type="float" office:value="2.10352" calcext:value-type="float">
            <text:p>2.10352</text:p>
          </table:table-cell>
          <table:table-cell table:style-name="ce28" office:value-type="float" office:value="3.38391" calcext:value-type="float">
            <text:p>3.38391</text:p>
          </table:table-cell>
          <table:table-cell table:number-columns-repeated="1012"/>
        </table:table-row>
        <table:table-row table:style-name="ro3">
          <table:table-cell table:style-name="ce26" office:value-type="float" office:value="0.4" calcext:value-type="float">
            <text:p>0.4</text:p>
          </table:table-cell>
          <table:table-cell table:style-name="ce28" office:value-type="float" office:value="1.55687" calcext:value-type="float">
            <text:p>1.55687</text:p>
          </table:table-cell>
          <table:table-cell table:style-name="ce28" office:value-type="float" office:value="1.8719" calcext:value-type="float">
            <text:p>1.87190</text:p>
          </table:table-cell>
          <table:table-cell table:style-name="ce28" office:value-type="float" office:value="6.15874" calcext:value-type="float">
            <text:p>6.15874</text:p>
          </table:table-cell>
          <table:table-cell table:style-name="ce28"/>
          <table:table-cell table:style-name="ce28" office:value-type="float" office:value="1.55942" calcext:value-type="float">
            <text:p>1.55942</text:p>
          </table:table-cell>
          <table:table-cell table:style-name="ce28" office:value-type="float" office:value="1.89466" calcext:value-type="float">
            <text:p>1.89466</text:p>
          </table:table-cell>
          <table:table-cell table:style-name="ce28" office:value-type="float" office:value="4.62817" calcext:value-type="float">
            <text:p>4.62817</text:p>
          </table:table-cell>
          <table:table-cell table:style-name="ce28"/>
          <table:table-cell table:style-name="ce28" office:value-type="float" office:value="1.59103" calcext:value-type="float">
            <text:p>1.59103</text:p>
          </table:table-cell>
          <table:table-cell table:style-name="ce28" office:value-type="float" office:value="2.20003" calcext:value-type="float">
            <text:p>2.20003</text:p>
          </table:table-cell>
          <table:table-cell table:style-name="ce29" office:value-type="float" office:value="2.72688" calcext:value-type="float">
            <text:p>2.72688</text:p>
          </table:table-cell>
          <table:table-cell table:number-columns-repeated="1012"/>
        </table:table-row>
        <table:table-row table:style-name="ro3">
          <table:table-cell table:style-name="ce26" office:value-type="float" office:value="0.5" calcext:value-type="float">
            <text:p>0.5</text:p>
          </table:table-cell>
          <table:table-cell table:style-name="ce28" office:value-type="float" office:value="1.49966" calcext:value-type="float">
            <text:p>1.49966</text:p>
          </table:table-cell>
          <table:table-cell table:style-name="ce28" office:value-type="float" office:value="1.78753" calcext:value-type="float">
            <text:p>1.78753</text:p>
          </table:table-cell>
          <table:table-cell table:style-name="ce28" office:value-type="float" office:value="4.62504" calcext:value-type="float">
            <text:p>4.62504</text:p>
          </table:table-cell>
          <table:table-cell table:style-name="ce28"/>
          <table:table-cell table:style-name="ce28" office:value-type="float" office:value="1.53812" calcext:value-type="float">
            <text:p>1.53812</text:p>
          </table:table-cell>
          <table:table-cell table:style-name="ce28" office:value-type="float" office:value="1.83826" calcext:value-type="float">
            <text:p>1.83826</text:p>
          </table:table-cell>
          <table:table-cell table:style-name="ce28" office:value-type="float" office:value="3.46853" calcext:value-type="float">
            <text:p>3.46853</text:p>
          </table:table-cell>
          <table:table-cell table:style-name="ce28"/>
          <table:table-cell table:style-name="ce28" office:value-type="float" office:value="1.55426" calcext:value-type="float">
            <text:p>1.55426</text:p>
          </table:table-cell>
          <table:table-cell table:style-name="ce28" office:value-type="float" office:value="2.0761" calcext:value-type="float">
            <text:p>2.07610</text:p>
          </table:table-cell>
          <table:table-cell table:style-name="ce28" office:value-type="float" office:value="2.40091" calcext:value-type="float">
            <text:p>2.40091</text:p>
          </table:table-cell>
          <table:table-cell table:number-columns-repeated="1012"/>
        </table:table-row>
        <table:table-row table:style-name="ro3">
          <table:table-cell table:style-name="ce26" office:value-type="float" office:value="0.6" calcext:value-type="float">
            <text:p>0.6</text:p>
          </table:table-cell>
          <table:table-cell table:style-name="ce28" office:value-type="float" office:value="1.51541" calcext:value-type="float">
            <text:p>1.51541</text:p>
          </table:table-cell>
          <table:table-cell table:style-name="ce28" office:value-type="float" office:value="1.6855" calcext:value-type="float">
            <text:p>1.68550</text:p>
          </table:table-cell>
          <table:table-cell table:style-name="ce28" office:value-type="float" office:value="4.0634" calcext:value-type="float">
            <text:p>4.06340</text:p>
          </table:table-cell>
          <table:table-cell table:style-name="ce28"/>
          <table:table-cell table:style-name="ce28" office:value-type="float" office:value="1.53213" calcext:value-type="float">
            <text:p>1.53213</text:p>
          </table:table-cell>
          <table:table-cell table:style-name="ce28" office:value-type="float" office:value="1.78658" calcext:value-type="float">
            <text:p>1.78658</text:p>
          </table:table-cell>
          <table:table-cell table:style-name="ce28" office:value-type="float" office:value="3.02388" calcext:value-type="float">
            <text:p>3.02388</text:p>
          </table:table-cell>
          <table:table-cell table:style-name="ce28"/>
          <table:table-cell table:style-name="ce28" office:value-type="float" office:value="1.57087" calcext:value-type="float">
            <text:p>1.57087</text:p>
          </table:table-cell>
          <table:table-cell table:style-name="ce28" office:value-type="float" office:value="2.05562" calcext:value-type="float">
            <text:p>2.05562</text:p>
          </table:table-cell>
          <table:table-cell table:style-name="ce28" office:value-type="float" office:value="2.26502" calcext:value-type="float">
            <text:p>2.26502</text:p>
          </table:table-cell>
          <table:table-cell table:number-columns-repeated="1012"/>
        </table:table-row>
        <table:table-row table:style-name="ro3">
          <table:table-cell table:style-name="ce26" office:value-type="float" office:value="0.7" calcext:value-type="float">
            <text:p>0.7</text:p>
          </table:table-cell>
          <table:table-cell table:style-name="ce28" office:value-type="float" office:value="1.5044" calcext:value-type="float">
            <text:p>1.50440</text:p>
          </table:table-cell>
          <table:table-cell table:style-name="ce28" office:value-type="float" office:value="1.63988" calcext:value-type="float">
            <text:p>1.63988</text:p>
          </table:table-cell>
          <table:table-cell table:style-name="ce28" office:value-type="float" office:value="3.78819" calcext:value-type="float">
            <text:p>3.78819</text:p>
          </table:table-cell>
          <table:table-cell table:style-name="ce28"/>
          <table:table-cell table:style-name="ce28" office:value-type="float" office:value="1.54918" calcext:value-type="float">
            <text:p>1.54918</text:p>
          </table:table-cell>
          <table:table-cell table:style-name="ce28" office:value-type="float" office:value="1.75489" calcext:value-type="float">
            <text:p>1.75489</text:p>
          </table:table-cell>
          <table:table-cell table:style-name="ce28" office:value-type="float" office:value="2.86487" calcext:value-type="float">
            <text:p>2.86487</text:p>
          </table:table-cell>
          <table:table-cell table:style-name="ce28"/>
          <table:table-cell table:style-name="ce28" office:value-type="float" office:value="1.86275" calcext:value-type="float">
            <text:p>1.86275</text:p>
          </table:table-cell>
          <table:table-cell table:style-name="ce28" office:value-type="float" office:value="2.04786" calcext:value-type="float">
            <text:p>2.04786</text:p>
          </table:table-cell>
          <table:table-cell table:style-name="ce28" office:value-type="float" office:value="2.21361" calcext:value-type="float">
            <text:p>2.21361</text:p>
          </table:table-cell>
          <table:table-cell table:number-columns-repeated="1012"/>
        </table:table-row>
        <table:table-row table:style-name="ro3">
          <table:table-cell table:style-name="ce26" office:value-type="float" office:value="0.8" calcext:value-type="float">
            <text:p>0.8</text:p>
          </table:table-cell>
          <table:table-cell table:style-name="ce28" office:value-type="float" office:value="1.52667" calcext:value-type="float">
            <text:p>1.52667</text:p>
          </table:table-cell>
          <table:table-cell table:style-name="ce28" office:value-type="float" office:value="1.57394" calcext:value-type="float">
            <text:p>1.57394</text:p>
          </table:table-cell>
          <table:table-cell table:style-name="ce28" office:value-type="float" office:value="3.77664" calcext:value-type="float">
            <text:p>3.77664</text:p>
          </table:table-cell>
          <table:table-cell table:style-name="ce28"/>
          <table:table-cell table:style-name="ce28" office:value-type="float" office:value="1.74921" calcext:value-type="float">
            <text:p>1.74921</text:p>
          </table:table-cell>
          <table:table-cell table:style-name="ce28" office:value-type="float" office:value="1.72273" calcext:value-type="float">
            <text:p>1.72273</text:p>
          </table:table-cell>
          <table:table-cell table:style-name="ce28" office:value-type="float" office:value="2.83323" calcext:value-type="float">
            <text:p>2.83323</text:p>
          </table:table-cell>
          <table:table-cell table:style-name="ce28"/>
          <table:table-cell table:style-name="ce28" office:value-type="float" office:value="1.6091" calcext:value-type="float">
            <text:p>1.60910</text:p>
          </table:table-cell>
          <table:table-cell table:style-name="ce28" office:value-type="float" office:value="2.02837" calcext:value-type="float">
            <text:p>2.02837</text:p>
          </table:table-cell>
          <table:table-cell table:style-name="ce28" office:value-type="float" office:value="2.22425" calcext:value-type="float">
            <text:p>2.22425</text:p>
          </table:table-cell>
          <table:table-cell table:number-columns-repeated="1012"/>
        </table:table-row>
        <table:table-row table:style-name="ro3">
          <table:table-cell table:style-name="ce26" office:value-type="float" office:value="0.9" calcext:value-type="float">
            <text:p>0.9</text:p>
          </table:table-cell>
          <table:table-cell table:style-name="ce28" office:value-type="float" office:value="1.5396" calcext:value-type="float">
            <text:p>1.53960</text:p>
          </table:table-cell>
          <table:table-cell table:style-name="ce28" office:value-type="float" office:value="1.55206" calcext:value-type="float">
            <text:p>1.55206</text:p>
          </table:table-cell>
          <table:table-cell table:style-name="ce28" office:value-type="float" office:value="3.93298" calcext:value-type="float">
            <text:p>3.93298</text:p>
          </table:table-cell>
          <table:table-cell table:style-name="ce28"/>
          <table:table-cell table:style-name="ce28" office:value-type="float" office:value="1.72893" calcext:value-type="float">
            <text:p>1.72893</text:p>
          </table:table-cell>
          <table:table-cell table:style-name="ce28" office:value-type="float" office:value="1.70885" calcext:value-type="float">
            <text:p>1.70885</text:p>
          </table:table-cell>
          <table:table-cell table:style-name="ce28" office:value-type="float" office:value="2.99542" calcext:value-type="float">
            <text:p>2.99542</text:p>
          </table:table-cell>
          <table:table-cell table:style-name="ce28"/>
          <table:table-cell table:style-name="ce28" office:value-type="float" office:value="1.63025" calcext:value-type="float">
            <text:p>1.63025</text:p>
          </table:table-cell>
          <table:table-cell table:style-name="ce28" office:value-type="float" office:value="2.02615" calcext:value-type="float">
            <text:p>2.02615</text:p>
          </table:table-cell>
          <table:table-cell table:style-name="ce28" office:value-type="float" office:value="2.21843" calcext:value-type="float">
            <text:p>2.21843</text:p>
          </table:table-cell>
          <table:table-cell table:number-columns-repeated="1012"/>
        </table:table-row>
        <table:table-row table:style-name="ro3">
          <table:table-cell table:style-name="ce26" office:value-type="float" office:value="1" calcext:value-type="float">
            <text:p>1</text:p>
          </table:table-cell>
          <table:table-cell table:style-name="ce28" office:value-type="float" office:value="1.57256" calcext:value-type="float">
            <text:p>1.57256</text:p>
          </table:table-cell>
          <table:table-cell table:style-name="ce28" office:value-type="float" office:value="1.55197" calcext:value-type="float">
            <text:p>1.55197</text:p>
          </table:table-cell>
          <table:table-cell table:style-name="ce28" office:value-type="float" office:value="3.82525" calcext:value-type="float">
            <text:p>3.82525</text:p>
          </table:table-cell>
          <table:table-cell table:style-name="ce28"/>
          <table:table-cell table:style-name="ce28" office:value-type="float" office:value="2.12654" calcext:value-type="float">
            <text:p>2.12654</text:p>
          </table:table-cell>
          <table:table-cell table:style-name="ce28" office:value-type="float" office:value="1.71672" calcext:value-type="float">
            <text:p>1.71672</text:p>
          </table:table-cell>
          <table:table-cell table:style-name="ce28" office:value-type="float" office:value="2.84573" calcext:value-type="float">
            <text:p>2.84573</text:p>
          </table:table-cell>
          <table:table-cell table:style-name="ce28"/>
          <table:table-cell table:style-name="ce28" office:value-type="float" office:value="1.66005" calcext:value-type="float">
            <text:p>1.66005</text:p>
          </table:table-cell>
          <table:table-cell table:style-name="ce28" office:value-type="float" office:value="2.03039" calcext:value-type="float">
            <text:p>2.03039</text:p>
          </table:table-cell>
          <table:table-cell table:style-name="ce28" office:value-type="float" office:value="2.23701" calcext:value-type="float">
            <text:p>2.23701</text:p>
          </table:table-cell>
          <table:table-cell table:number-columns-repeated="1012"/>
        </table:table-row>
        <table:table-row table:style-name="ro3">
          <table:table-cell table:style-name="ce25"/>
          <table:table-cell table:style-name="ce25" table:formula="of:=AVERAGE([.B5:.B15] )" office:value-type="float" office:value="1.60480636363636" calcext:value-type="float">
            <text:p>1.6048063636</text:p>
          </table:table-cell>
          <table:table-cell table:style-name="ce25" table:formula="of:=AVERAGE( [.C5:.C15])" office:value-type="float" office:value="1.81703727272727" calcext:value-type="float">
            <text:p>1.8170372727</text:p>
          </table:table-cell>
          <table:table-cell table:style-name="ce25" table:formula="of:=AVERAGE([.D5:.D15])" office:value-type="float" office:value="10.2693372727273" calcext:value-type="float">
            <text:p>10.2693372727</text:p>
          </table:table-cell>
          <table:table-cell table:style-name="ce25"/>
          <table:table-cell table:style-name="ce25" table:formula="of:=AVERAGE([.F5:.F15] )" office:value-type="float" office:value="1.92181090909091" calcext:value-type="float">
            <text:p>1.9218109091</text:p>
          </table:table-cell>
          <table:table-cell table:style-name="ce25" table:formula="of:=AVERAGE([.G5:.G15])" office:value-type="float" office:value="1.89417454545455" calcext:value-type="float">
            <text:p>1.8941745455</text:p>
          </table:table-cell>
          <table:table-cell table:style-name="ce25" table:formula="of:=AVERAGE([.H5:.H15])" office:value-type="float" office:value="8.88620727272727" calcext:value-type="float">
            <text:p>8.8862072727</text:p>
          </table:table-cell>
          <table:table-cell table:style-name="ce25"/>
          <table:table-cell table:style-name="ce30" table:formula="of:=AVERAGE([.J5:.J15])" office:value-type="float" office:value="1.78656909090909" calcext:value-type="float">
            <text:p>1.7865690909</text:p>
          </table:table-cell>
          <table:table-cell table:style-name="ce25" table:formula="of:=AVERAGE([.K5:.K15])" office:value-type="float" office:value="2.10137909090909" calcext:value-type="float">
            <text:p>2.1013790909</text:p>
          </table:table-cell>
          <table:table-cell table:style-name="ce25" table:formula="of:=AVERAGE([.L5:.L15])" office:value-type="float" office:value="5.09304545454545" calcext:value-type="float">
            <text:p>5.0930454545</text:p>
          </table:table-cell>
          <table:table-cell table:number-columns-repeated="1012"/>
        </table:table-row>
        <table:table-row table:style-name="ro3" table:number-rows-repeated="3">
          <table:table-cell table:style-name="ce25" table:number-columns-repeated="12"/>
          <table:table-cell table:number-columns-repeated="1012"/>
        </table:table-row>
        <table:table-row table:style-name="ro3">
          <table:table-cell table:style-name="ce25" office:value-type="string" calcext:value-type="string">
            <text:p>N = 500</text:p>
          </table:table-cell>
          <table:table-cell table:style-name="ce25"/>
          <table:table-cell table:style-name="ce26" office:value-type="string" calcext:value-type="string">
            <text:p>W = 5000</text:p>
          </table:table-cell>
          <table:table-cell table:style-name="ce25" table:number-columns-repeated="3"/>
          <table:table-cell table:style-name="ce26" office:value-type="string" calcext:value-type="string">
            <text:p>W = 2500</text:p>
          </table:table-cell>
          <table:table-cell table:style-name="ce25" table:number-columns-repeated="3"/>
          <table:table-cell table:style-name="ce26" office:value-type="string" calcext:value-type="string">
            <text:p>W = 125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table:number-columns-repeated="12"/>
          <table:table-cell table:number-columns-repeated="1012"/>
        </table:table-row>
        <table:table-row table:style-name="ro3">
          <table:table-cell table:style-name="ce26" office:value-type="string" calcext:value-type="string">
            <text:p>delta</text:p>
          </table:table-cell>
          <table:table-cell table:style-name="ce15" office:value-type="string" calcext:value-type="string">
            <text:p>MFFD</text:p>
          </table:table-cell>
          <table:table-cell table:style-name="ce15" office:value-type="string" calcext:value-type="string">
            <text:p>PS</text:p>
          </table:table-cell>
          <table:table-cell table:style-name="ce15" office:value-type="string" calcext:value-type="string">
            <text:p>MFFD+</text:p>
          </table:table-cell>
          <table:table-cell table:style-name="ce15"/>
          <table:table-cell table:style-name="ce15" office:value-type="string" calcext:value-type="string">
            <text:p>MFFD</text:p>
          </table:table-cell>
          <table:table-cell table:style-name="ce15" office:value-type="string" calcext:value-type="string">
            <text:p>PS</text:p>
          </table:table-cell>
          <table:table-cell table:style-name="ce15" office:value-type="string" calcext:value-type="string">
            <text:p>MFFD+</text:p>
          </table:table-cell>
          <table:table-cell table:style-name="ce15"/>
          <table:table-cell table:style-name="ce15" office:value-type="string" calcext:value-type="string">
            <text:p>MFFD</text:p>
          </table:table-cell>
          <table:table-cell table:style-name="ce15" office:value-type="string" calcext:value-type="string">
            <text:p>PS</text:p>
          </table:table-cell>
          <table:table-cell table:style-name="ce15" office:value-type="string" calcext:value-type="string">
            <text:p>MFFD+</text:p>
          </table:table-cell>
          <table:table-cell table:number-columns-repeated="1012"/>
        </table:table-row>
        <table:table-row table:style-name="ro3">
          <table:table-cell table:style-name="ce26" office:value-type="float" office:value="0" calcext:value-type="float">
            <text:p>0</text:p>
          </table:table-cell>
          <table:table-cell table:style-name="ce28" office:value-type="float" office:value="56.5651" calcext:value-type="float">
            <text:p>56.56510</text:p>
          </table:table-cell>
          <table:table-cell table:style-name="ce28" office:value-type="float" office:value="52.9924" calcext:value-type="float">
            <text:p>52.99240</text:p>
          </table:table-cell>
          <table:table-cell table:style-name="ce28" office:value-type="float" office:value="958.465" calcext:value-type="float">
            <text:p>958.46500</text:p>
          </table:table-cell>
          <table:table-cell table:style-name="ce28"/>
          <table:table-cell table:style-name="ce28" office:value-type="float" office:value="51.362" calcext:value-type="float">
            <text:p>51.36200</text:p>
          </table:table-cell>
          <table:table-cell table:style-name="ce28" office:value-type="float" office:value="52.8066" calcext:value-type="float">
            <text:p>52.80660</text:p>
          </table:table-cell>
          <table:table-cell table:style-name="ce28" office:value-type="float" office:value="949.395" calcext:value-type="float">
            <text:p>949.39500</text:p>
          </table:table-cell>
          <table:table-cell table:style-name="ce28"/>
          <table:table-cell table:style-name="ce28" office:value-type="float" office:value="43.3112" calcext:value-type="float">
            <text:p>43.31120</text:p>
          </table:table-cell>
          <table:table-cell table:style-name="ce28" office:value-type="float" office:value="53.35" calcext:value-type="float">
            <text:p>53.35000</text:p>
          </table:table-cell>
          <table:table-cell table:style-name="ce28" office:value-type="float" office:value="957.991" calcext:value-type="float">
            <text:p>957.99100</text:p>
          </table:table-cell>
          <table:table-cell table:number-columns-repeated="1012"/>
        </table:table-row>
        <table:table-row table:style-name="ro3">
          <table:table-cell table:style-name="ce26" office:value-type="float" office:value="0.1" calcext:value-type="float">
            <text:p>0.1</text:p>
          </table:table-cell>
          <table:table-cell table:style-name="ce28" office:value-type="float" office:value="40.5766" calcext:value-type="float">
            <text:p>40.57660</text:p>
          </table:table-cell>
          <table:table-cell table:style-name="ce28" office:value-type="float" office:value="50.1795" calcext:value-type="float">
            <text:p>50.17950</text:p>
          </table:table-cell>
          <table:table-cell table:style-name="ce28" office:value-type="float" office:value="497.132" calcext:value-type="float">
            <text:p>497.13200</text:p>
          </table:table-cell>
          <table:table-cell table:style-name="ce28"/>
          <table:table-cell table:style-name="ce28" office:value-type="float" office:value="40.1861" calcext:value-type="float">
            <text:p>40.18610</text:p>
          </table:table-cell>
          <table:table-cell table:style-name="ce28" office:value-type="float" office:value="49.9762" calcext:value-type="float">
            <text:p>49.97620</text:p>
          </table:table-cell>
          <table:table-cell table:style-name="ce26" office:value-type="float" office:value="424.107" calcext:value-type="float">
            <text:p>424.107</text:p>
          </table:table-cell>
          <table:table-cell table:style-name="ce26"/>
          <table:table-cell table:style-name="ce28" office:value-type="float" office:value="36.881" calcext:value-type="float">
            <text:p>36.88100</text:p>
          </table:table-cell>
          <table:table-cell table:style-name="ce28" office:value-type="float" office:value="51.6361" calcext:value-type="float">
            <text:p>51.63610</text:p>
          </table:table-cell>
          <table:table-cell table:style-name="ce26" office:value-type="float" office:value="499.924" calcext:value-type="float">
            <text:p>499.924</text:p>
          </table:table-cell>
          <table:table-cell table:number-columns-repeated="1012"/>
        </table:table-row>
        <table:table-row table:style-name="ro3">
          <table:table-cell table:style-name="ce26" office:value-type="float" office:value="0.2" calcext:value-type="float">
            <text:p>0.2</text:p>
          </table:table-cell>
          <table:table-cell table:style-name="ce28" office:value-type="float" office:value="38.6441" calcext:value-type="float">
            <text:p>38.64410</text:p>
          </table:table-cell>
          <table:table-cell table:style-name="ce28" office:value-type="float" office:value="47.411" calcext:value-type="float">
            <text:p>47.41100</text:p>
          </table:table-cell>
          <table:table-cell table:style-name="ce28" office:value-type="float" office:value="308.612" calcext:value-type="float">
            <text:p>308.61200</text:p>
          </table:table-cell>
          <table:table-cell table:style-name="ce28"/>
          <table:table-cell table:style-name="ce28" office:value-type="float" office:value="37.864" calcext:value-type="float">
            <text:p>37.86400</text:p>
          </table:table-cell>
          <table:table-cell table:style-name="ce28" office:value-type="float" office:value="47.74" calcext:value-type="float">
            <text:p>47.74000</text:p>
          </table:table-cell>
          <table:table-cell table:style-name="ce26" office:value-type="float" office:value="240.673" calcext:value-type="float">
            <text:p>240.673</text:p>
          </table:table-cell>
          <table:table-cell table:style-name="ce26"/>
          <table:table-cell table:style-name="ce28" office:value-type="float" office:value="35.8721" calcext:value-type="float">
            <text:p>35.87210</text:p>
          </table:table-cell>
          <table:table-cell table:style-name="ce28" office:value-type="float" office:value="50.4253" calcext:value-type="float">
            <text:p>50.42530</text:p>
          </table:table-cell>
          <table:table-cell table:style-name="ce26" office:value-type="float" office:value="309.696" calcext:value-type="float">
            <text:p>309.696</text:p>
          </table:table-cell>
          <table:table-cell table:number-columns-repeated="1012"/>
        </table:table-row>
        <table:table-row table:style-name="ro3">
          <table:table-cell table:style-name="ce26" office:value-type="float" office:value="0.3" calcext:value-type="float">
            <text:p>0.3</text:p>
          </table:table-cell>
          <table:table-cell table:style-name="ce28" office:value-type="float" office:value="37.1508" calcext:value-type="float">
            <text:p>37.15080</text:p>
          </table:table-cell>
          <table:table-cell table:style-name="ce28" office:value-type="float" office:value="44.4251" calcext:value-type="float">
            <text:p>44.42510</text:p>
          </table:table-cell>
          <table:table-cell table:style-name="ce28" office:value-type="float" office:value="177.188" calcext:value-type="float">
            <text:p>177.18800</text:p>
          </table:table-cell>
          <table:table-cell table:style-name="ce28"/>
          <table:table-cell table:style-name="ce28" office:value-type="float" office:value="36.7231" calcext:value-type="float">
            <text:p>36.72310</text:p>
          </table:table-cell>
          <table:table-cell table:style-name="ce28" office:value-type="float" office:value="45.5947" calcext:value-type="float">
            <text:p>45.59470</text:p>
          </table:table-cell>
          <table:table-cell table:style-name="ce26" office:value-type="float" office:value="132.261" calcext:value-type="float">
            <text:p>132.261</text:p>
          </table:table-cell>
          <table:table-cell table:style-name="ce26"/>
          <table:table-cell table:style-name="ce28" office:value-type="float" office:value="35.7852" calcext:value-type="float">
            <text:p>35.78520</text:p>
          </table:table-cell>
          <table:table-cell table:style-name="ce28" office:value-type="float" office:value="49.645" calcext:value-type="float">
            <text:p>49.64500</text:p>
          </table:table-cell>
          <table:table-cell table:style-name="ce26" office:value-type="float" office:value="177.009" calcext:value-type="float">
            <text:p>177.009</text:p>
          </table:table-cell>
          <table:table-cell table:number-columns-repeated="1012"/>
        </table:table-row>
        <table:table-row table:style-name="ro3">
          <table:table-cell table:style-name="ce26" office:value-type="float" office:value="0.4" calcext:value-type="float">
            <text:p>0.4</text:p>
          </table:table-cell>
          <table:table-cell table:style-name="ce28" office:value-type="float" office:value="36.3236" calcext:value-type="float">
            <text:p>36.32360</text:p>
          </table:table-cell>
          <table:table-cell table:style-name="ce28" office:value-type="float" office:value="41.6837" calcext:value-type="float">
            <text:p>41.68370</text:p>
          </table:table-cell>
          <table:table-cell table:style-name="ce29" office:value-type="float" office:value="101.448" calcext:value-type="float">
            <text:p>101.44800</text:p>
          </table:table-cell>
          <table:table-cell table:style-name="ce29"/>
          <table:table-cell table:style-name="ce28" office:value-type="float" office:value="36.0293" calcext:value-type="float">
            <text:p>36.02930</text:p>
          </table:table-cell>
          <table:table-cell table:style-name="ce28" office:value-type="float" office:value="43.5657" calcext:value-type="float">
            <text:p>43.56570</text:p>
          </table:table-cell>
          <table:table-cell table:style-name="ce26" office:value-type="float" office:value="74.9238" calcext:value-type="float">
            <text:p>74.9238</text:p>
          </table:table-cell>
          <table:table-cell table:style-name="ce26"/>
          <table:table-cell table:style-name="ce28" office:value-type="float" office:value="36.2214" calcext:value-type="float">
            <text:p>36.22140</text:p>
          </table:table-cell>
          <table:table-cell table:style-name="ce28" office:value-type="float" office:value="49.0483" calcext:value-type="float">
            <text:p>49.04830</text:p>
          </table:table-cell>
          <table:table-cell table:style-name="ce26" office:value-type="float" office:value="101.318" calcext:value-type="float">
            <text:p>101.318</text:p>
          </table:table-cell>
          <table:table-cell table:number-columns-repeated="1012"/>
        </table:table-row>
        <table:table-row table:style-name="ro3">
          <table:table-cell table:style-name="ce26" office:value-type="float" office:value="0.5" calcext:value-type="float">
            <text:p>0.5</text:p>
          </table:table-cell>
          <table:table-cell table:style-name="ce28" office:value-type="float" office:value="35.5988" calcext:value-type="float">
            <text:p>35.59880</text:p>
          </table:table-cell>
          <table:table-cell table:style-name="ce28" office:value-type="float" office:value="39.3699" calcext:value-type="float">
            <text:p>39.36990</text:p>
          </table:table-cell>
          <table:table-cell table:style-name="ce28" office:value-type="float" office:value="64.1727" calcext:value-type="float">
            <text:p>64.17270</text:p>
          </table:table-cell>
          <table:table-cell table:style-name="ce28"/>
          <table:table-cell table:style-name="ce28" office:value-type="float" office:value="35.7192" calcext:value-type="float">
            <text:p>35.71920</text:p>
          </table:table-cell>
          <table:table-cell table:style-name="ce28" office:value-type="float" office:value="42.5714" calcext:value-type="float">
            <text:p>42.57140</text:p>
          </table:table-cell>
          <table:table-cell table:style-name="ce26" office:value-type="float" office:value="50.7649" calcext:value-type="float">
            <text:p>50.7649</text:p>
          </table:table-cell>
          <table:table-cell table:style-name="ce26"/>
          <table:table-cell table:style-name="ce28" office:value-type="float" office:value="36.5156" calcext:value-type="float">
            <text:p>36.51560</text:p>
          </table:table-cell>
          <table:table-cell table:style-name="ce28" office:value-type="float" office:value="49.017" calcext:value-type="float">
            <text:p>49.01700</text:p>
          </table:table-cell>
          <table:table-cell table:style-name="ce26" office:value-type="float" office:value="67.1398" calcext:value-type="float">
            <text:p>67.1398</text:p>
          </table:table-cell>
          <table:table-cell table:number-columns-repeated="1012"/>
        </table:table-row>
        <table:table-row table:style-name="ro3">
          <table:table-cell table:style-name="ce26" office:value-type="float" office:value="0.6" calcext:value-type="float">
            <text:p>0.6</text:p>
          </table:table-cell>
          <table:table-cell table:style-name="ce28" office:value-type="float" office:value="35.619" calcext:value-type="float">
            <text:p>35.61900</text:p>
          </table:table-cell>
          <table:table-cell table:style-name="ce28" office:value-type="float" office:value="38.2083" calcext:value-type="float">
            <text:p>38.20830</text:p>
          </table:table-cell>
          <table:table-cell table:style-name="ce28" office:value-type="float" office:value="51.0436" calcext:value-type="float">
            <text:p>51.04360</text:p>
          </table:table-cell>
          <table:table-cell table:style-name="ce28"/>
          <table:table-cell table:style-name="ce28" office:value-type="float" office:value="36.0382" calcext:value-type="float">
            <text:p>36.03820</text:p>
          </table:table-cell>
          <table:table-cell table:style-name="ce28" office:value-type="float" office:value="41.4946" calcext:value-type="float">
            <text:p>41.49460</text:p>
          </table:table-cell>
          <table:table-cell table:style-name="ce26" office:value-type="float" office:value="44.7132" calcext:value-type="float">
            <text:p>44.7132</text:p>
          </table:table-cell>
          <table:table-cell table:style-name="ce26"/>
          <table:table-cell table:style-name="ce28" office:value-type="float" office:value="37.0334" calcext:value-type="float">
            <text:p>37.03340</text:p>
          </table:table-cell>
          <table:table-cell table:style-name="ce28" office:value-type="float" office:value="49.1308" calcext:value-type="float">
            <text:p>49.13080</text:p>
          </table:table-cell>
          <table:table-cell table:style-name="ce26" office:value-type="float" office:value="51.6502" calcext:value-type="float">
            <text:p>51.6502</text:p>
          </table:table-cell>
          <table:table-cell table:number-columns-repeated="1012"/>
        </table:table-row>
        <table:table-row table:style-name="ro3">
          <table:table-cell table:style-name="ce26" office:value-type="float" office:value="0.7" calcext:value-type="float">
            <text:p>0.7</text:p>
          </table:table-cell>
          <table:table-cell table:style-name="ce28" office:value-type="float" office:value="35.9038" calcext:value-type="float">
            <text:p>35.90380</text:p>
          </table:table-cell>
          <table:table-cell table:style-name="ce28" office:value-type="float" office:value="37.5714" calcext:value-type="float">
            <text:p>37.57140</text:p>
          </table:table-cell>
          <table:table-cell table:style-name="ce28" office:value-type="float" office:value="48.4327" calcext:value-type="float">
            <text:p>48.43270</text:p>
          </table:table-cell>
          <table:table-cell table:style-name="ce28"/>
          <table:table-cell table:style-name="ce28" office:value-type="float" office:value="36.5405" calcext:value-type="float">
            <text:p>36.54050</text:p>
          </table:table-cell>
          <table:table-cell table:style-name="ce28" office:value-type="float" office:value="40.9131" calcext:value-type="float">
            <text:p>40.91310</text:p>
          </table:table-cell>
          <table:table-cell table:style-name="ce26" office:value-type="float" office:value="43.5235" calcext:value-type="float">
            <text:p>43.5235</text:p>
          </table:table-cell>
          <table:table-cell table:style-name="ce26"/>
          <table:table-cell table:style-name="ce28" office:value-type="float" office:value="37.6939" calcext:value-type="float">
            <text:p>37.69390</text:p>
          </table:table-cell>
          <table:table-cell table:style-name="ce28" office:value-type="float" office:value="48.5067" calcext:value-type="float">
            <text:p>48.50670</text:p>
          </table:table-cell>
          <table:table-cell table:style-name="ce26" office:value-type="float" office:value="49.789" calcext:value-type="float">
            <text:p>49.789</text:p>
          </table:table-cell>
          <table:table-cell table:number-columns-repeated="1012"/>
        </table:table-row>
        <table:table-row table:style-name="ro3">
          <table:table-cell table:style-name="ce26" office:value-type="float" office:value="0.8" calcext:value-type="float">
            <text:p>0.8</text:p>
          </table:table-cell>
          <table:table-cell table:style-name="ce28" office:value-type="float" office:value="36.3847" calcext:value-type="float">
            <text:p>36.38470</text:p>
          </table:table-cell>
          <table:table-cell table:style-name="ce28" office:value-type="float" office:value="37.2299" calcext:value-type="float">
            <text:p>37.22990</text:p>
          </table:table-cell>
          <table:table-cell table:style-name="ce28" office:value-type="float" office:value="48.604" calcext:value-type="float">
            <text:p>48.60400</text:p>
          </table:table-cell>
          <table:table-cell table:style-name="ce28"/>
          <table:table-cell table:style-name="ce28" office:value-type="float" office:value="37.0687" calcext:value-type="float">
            <text:p>37.06870</text:p>
          </table:table-cell>
          <table:table-cell table:style-name="ce28" office:value-type="float" office:value="40.5633" calcext:value-type="float">
            <text:p>40.56330</text:p>
          </table:table-cell>
          <table:table-cell table:style-name="ce26" office:value-type="float" office:value="43.9239" calcext:value-type="float">
            <text:p>43.9239</text:p>
          </table:table-cell>
          <table:table-cell table:style-name="ce26"/>
          <table:table-cell table:style-name="ce28" office:value-type="float" office:value="38.4671" calcext:value-type="float">
            <text:p>38.46710</text:p>
          </table:table-cell>
          <table:table-cell table:style-name="ce28" office:value-type="float" office:value="49.0012" calcext:value-type="float">
            <text:p>49.00120</text:p>
          </table:table-cell>
          <table:table-cell table:style-name="ce26" office:value-type="float" office:value="48.953" calcext:value-type="float">
            <text:p>48.953</text:p>
          </table:table-cell>
          <table:table-cell table:number-columns-repeated="1012"/>
        </table:table-row>
        <table:table-row table:style-name="ro3">
          <table:table-cell table:style-name="ce26" office:value-type="float" office:value="0.9" calcext:value-type="float">
            <text:p>0.9</text:p>
          </table:table-cell>
          <table:table-cell table:style-name="ce28" office:value-type="float" office:value="37.0536" calcext:value-type="float">
            <text:p>37.05360</text:p>
          </table:table-cell>
          <table:table-cell table:style-name="ce28" office:value-type="float" office:value="37.0415" calcext:value-type="float">
            <text:p>37.04150</text:p>
          </table:table-cell>
          <table:table-cell table:style-name="ce28" office:value-type="float" office:value="49.2765" calcext:value-type="float">
            <text:p>49.27650</text:p>
          </table:table-cell>
          <table:table-cell table:style-name="ce28"/>
          <table:table-cell table:style-name="ce28" office:value-type="float" office:value="37.8707" calcext:value-type="float">
            <text:p>37.87070</text:p>
          </table:table-cell>
          <table:table-cell table:style-name="ce28" office:value-type="float" office:value="40.612" calcext:value-type="float">
            <text:p>40.61200</text:p>
          </table:table-cell>
          <table:table-cell table:style-name="ce26" office:value-type="float" office:value="44.5707" calcext:value-type="float">
            <text:p>44.5707</text:p>
          </table:table-cell>
          <table:table-cell table:style-name="ce26"/>
          <table:table-cell table:style-name="ce28" office:value-type="float" office:value="39.4477" calcext:value-type="float">
            <text:p>39.44770</text:p>
          </table:table-cell>
          <table:table-cell table:style-name="ce28" office:value-type="float" office:value="48.0215" calcext:value-type="float">
            <text:p>48.02150</text:p>
          </table:table-cell>
          <table:table-cell table:style-name="ce26" office:value-type="float" office:value="49.1604" calcext:value-type="float">
            <text:p>49.1604</text:p>
          </table:table-cell>
          <table:table-cell table:number-columns-repeated="1012"/>
        </table:table-row>
        <table:table-row table:style-name="ro3">
          <table:table-cell table:style-name="ce26" office:value-type="float" office:value="1" calcext:value-type="float">
            <text:p>1</text:p>
          </table:table-cell>
          <table:table-cell table:style-name="ce28" office:value-type="float" office:value="37.9153" calcext:value-type="float">
            <text:p>37.91530</text:p>
          </table:table-cell>
          <table:table-cell table:style-name="ce28" office:value-type="float" office:value="37.2005" calcext:value-type="float">
            <text:p>37.20050</text:p>
          </table:table-cell>
          <table:table-cell table:style-name="ce28" office:value-type="float" office:value="50.1182" calcext:value-type="float">
            <text:p>50.11820</text:p>
          </table:table-cell>
          <table:table-cell table:style-name="ce28"/>
          <table:table-cell table:style-name="ce28" office:value-type="float" office:value="38.7357" calcext:value-type="float">
            <text:p>38.73570</text:p>
          </table:table-cell>
          <table:table-cell table:style-name="ce28" office:value-type="float" office:value="40.8597" calcext:value-type="float">
            <text:p>40.85970</text:p>
          </table:table-cell>
          <table:table-cell table:style-name="ce26" office:value-type="float" office:value="45.1677" calcext:value-type="float">
            <text:p>45.1677</text:p>
          </table:table-cell>
          <table:table-cell table:style-name="ce26"/>
          <table:table-cell table:style-name="ce28" office:value-type="float" office:value="40.5614" calcext:value-type="float">
            <text:p>40.56140</text:p>
          </table:table-cell>
          <table:table-cell table:style-name="ce28" office:value-type="float" office:value="48.5456" calcext:value-type="float">
            <text:p>48.54560</text:p>
          </table:table-cell>
          <table:table-cell table:style-name="ce26" office:value-type="float" office:value="50.0298" calcext:value-type="float">
            <text:p>50.0298</text:p>
          </table:table-cell>
          <table:table-cell table:number-columns-repeated="1012"/>
        </table:table-row>
        <table:table-row table:style-name="ro3">
          <table:table-cell table:style-name="ce25"/>
          <table:table-cell table:style-name="ce25" table:formula="of:=AVERAGE([.B23:.B33])" office:value-type="float" office:value="38.8850363636364" calcext:value-type="float">
            <text:p>38.8850363636</text:p>
          </table:table-cell>
          <table:table-cell table:style-name="ce25" table:formula="of:=AVERAGE([.C23:.C33])" office:value-type="float" office:value="42.1193818181818" calcext:value-type="float">
            <text:p>42.1193818182</text:p>
          </table:table-cell>
          <table:table-cell table:style-name="ce25" table:formula="of:=AVERAGE([.D23:.D33])" office:value-type="float" office:value="214.044790909091" calcext:value-type="float">
            <text:p>214.0447909091</text:p>
          </table:table-cell>
          <table:table-cell table:style-name="ce25"/>
          <table:table-cell table:style-name="ce25" table:formula="of:=AVERAGE([.F23:.F33])" office:value-type="float" office:value="38.5579545454545" calcext:value-type="float">
            <text:p>38.5579545455</text:p>
          </table:table-cell>
          <table:table-cell table:style-name="ce25" table:formula="of:=AVERAGE([.G23:.G33])" office:value-type="float" office:value="44.2452090909091" calcext:value-type="float">
            <text:p>44.2452090909</text:p>
          </table:table-cell>
          <table:table-cell table:style-name="ce25" table:formula="of:=AVERAGE([.H23:.H33])" office:value-type="float" office:value="190.365790909091" calcext:value-type="float">
            <text:p>190.3657909091</text:p>
          </table:table-cell>
          <table:table-cell table:style-name="ce25"/>
          <table:table-cell table:style-name="ce25" table:formula="of:=AVERAGE([.J23:.J33])" office:value-type="float" office:value="37.9809090909091" calcext:value-type="float">
            <text:p>37.9809090909</text:p>
          </table:table-cell>
          <table:table-cell table:style-name="ce25" table:formula="of:=AVERAGE([.K23:.K33])" office:value-type="float" office:value="49.6661363636364" calcext:value-type="float">
            <text:p>49.6661363636</text:p>
          </table:table-cell>
          <table:table-cell table:style-name="ce25" table:formula="of:=AVERAGE([.L23:.L33])" office:value-type="float" office:value="214.787290909091" calcext:value-type="float">
            <text:p>214.7872909091</text:p>
          </table:table-cell>
          <table:table-cell table:number-columns-repeated="1012"/>
        </table:table-row>
        <table:table-row table:style-name="ro3" table:number-rows-repeated="3">
          <table:table-cell table:style-name="ce25" table:number-columns-repeated="12"/>
          <table:table-cell table:number-columns-repeated="1012"/>
        </table:table-row>
        <table:table-row table:style-name="ro3">
          <table:table-cell table:style-name="ce25" office:value-type="string" calcext:value-type="string">
            <text:p>N = 1000</text:p>
          </table:table-cell>
          <table:table-cell table:style-name="ce25"/>
          <table:table-cell table:style-name="ce26" office:value-type="string" calcext:value-type="string">
            <text:p>W = 5000</text:p>
          </table:table-cell>
          <table:table-cell table:style-name="ce25" table:number-columns-repeated="3"/>
          <table:table-cell table:style-name="ce26" office:value-type="string" calcext:value-type="string">
            <text:p>W = 2500</text:p>
          </table:table-cell>
          <table:table-cell table:style-name="ce25" table:number-columns-repeated="3"/>
          <table:table-cell table:style-name="ce26" office:value-type="string" calcext:value-type="string">
            <text:p>W = 125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table:number-columns-repeated="12"/>
          <table:table-cell table:number-columns-repeated="1012"/>
        </table:table-row>
        <table:table-row table:style-name="ro3">
          <table:table-cell table:style-name="ce26" office:value-type="string" calcext:value-type="string">
            <text:p>delta</text:p>
          </table:table-cell>
          <table:table-cell table:style-name="ce15" office:value-type="string" calcext:value-type="string">
            <text:p>MFFD</text:p>
          </table:table-cell>
          <table:table-cell table:style-name="ce15" office:value-type="string" calcext:value-type="string">
            <text:p>PS</text:p>
          </table:table-cell>
          <table:table-cell table:style-name="ce15" office:value-type="string" calcext:value-type="string">
            <text:p>MFFD+</text:p>
          </table:table-cell>
          <table:table-cell table:style-name="ce15"/>
          <table:table-cell table:style-name="ce15" office:value-type="string" calcext:value-type="string">
            <text:p>MFFD</text:p>
          </table:table-cell>
          <table:table-cell table:style-name="ce15" office:value-type="string" calcext:value-type="string">
            <text:p>PS</text:p>
          </table:table-cell>
          <table:table-cell table:style-name="ce15" office:value-type="string" calcext:value-type="string">
            <text:p>MFFD+</text:p>
          </table:table-cell>
          <table:table-cell table:style-name="ce15"/>
          <table:table-cell table:style-name="ce15" office:value-type="string" calcext:value-type="string">
            <text:p>MFFD</text:p>
          </table:table-cell>
          <table:table-cell table:style-name="ce15" office:value-type="string" calcext:value-type="string">
            <text:p>PS</text:p>
          </table:table-cell>
          <table:table-cell table:style-name="ce15" office:value-type="string" calcext:value-type="string">
            <text:p>MFFD+</text:p>
          </table:table-cell>
          <table:table-cell table:number-columns-repeated="1012"/>
        </table:table-row>
        <table:table-row table:style-name="ro3">
          <table:table-cell table:style-name="ce26" office:value-type="float" office:value="0" calcext:value-type="float">
            <text:p>0</text:p>
          </table:table-cell>
          <table:table-cell table:style-name="ce28" office:value-type="float" office:value="220.031" calcext:value-type="float">
            <text:p>220.03100</text:p>
          </table:table-cell>
          <table:table-cell table:style-name="ce28" office:value-type="float" office:value="211.846" calcext:value-type="float">
            <text:p>211.84600</text:p>
          </table:table-cell>
          <table:table-cell table:style-name="ce28" office:value-type="float" office:value="3803.86" calcext:value-type="float">
            <text:p>3803.86000</text:p>
          </table:table-cell>
          <table:table-cell table:style-name="ce28"/>
          <table:table-cell table:style-name="ce28" office:value-type="float" office:value="219.057" calcext:value-type="float">
            <text:p>219.05700</text:p>
          </table:table-cell>
          <table:table-cell table:style-name="ce28" office:value-type="float" office:value="209.296" calcext:value-type="float">
            <text:p>209.29600</text:p>
          </table:table-cell>
          <table:table-cell table:style-name="ce28" office:value-type="float" office:value="3849.84" calcext:value-type="float">
            <text:p>3849.84000</text:p>
          </table:table-cell>
          <table:table-cell table:style-name="ce28"/>
          <table:table-cell table:style-name="ce28" office:value-type="float" office:value="190.312" calcext:value-type="float">
            <text:p>190.31200</text:p>
          </table:table-cell>
          <table:table-cell table:style-name="ce28" office:value-type="float" office:value="212.602" calcext:value-type="float">
            <text:p>212.60200</text:p>
          </table:table-cell>
          <table:table-cell table:style-name="ce28" office:value-type="float" office:value="2393.39" calcext:value-type="float">
            <text:p>2393.39000</text:p>
          </table:table-cell>
          <table:table-cell table:number-columns-repeated="1012"/>
        </table:table-row>
        <table:table-row table:style-name="ro3">
          <table:table-cell table:style-name="ce26" office:value-type="float" office:value="0.1" calcext:value-type="float">
            <text:p>0.1</text:p>
          </table:table-cell>
          <table:table-cell table:style-name="ce28" office:value-type="float" office:value="174.35" calcext:value-type="float">
            <text:p>174.35000</text:p>
          </table:table-cell>
          <table:table-cell table:style-name="ce28" office:value-type="float" office:value="196.696" calcext:value-type="float">
            <text:p>196.69600</text:p>
          </table:table-cell>
          <table:table-cell table:style-name="ce28" office:value-type="float" office:value="1958.16" calcext:value-type="float">
            <text:p>1958.16000</text:p>
          </table:table-cell>
          <table:table-cell table:style-name="ce28"/>
          <table:table-cell table:style-name="ce28" office:value-type="float" office:value="167.701" calcext:value-type="float">
            <text:p>167.70100</text:p>
          </table:table-cell>
          <table:table-cell table:style-name="ce28" office:value-type="float" office:value="199.256" calcext:value-type="float">
            <text:p>199.25600</text:p>
          </table:table-cell>
          <table:table-cell table:style-name="ce26" office:value-type="float" office:value="1647.53" calcext:value-type="float">
            <text:p>1647.53</text:p>
          </table:table-cell>
          <table:table-cell table:style-name="ce26"/>
          <table:table-cell table:style-name="ce28" office:value-type="float" office:value="148.394" calcext:value-type="float">
            <text:p>148.39400</text:p>
          </table:table-cell>
          <table:table-cell table:style-name="ce28" office:value-type="float" office:value="202.605" calcext:value-type="float">
            <text:p>202.60500</text:p>
          </table:table-cell>
          <table:table-cell table:style-name="ce26" office:value-type="float" office:value="644.394" calcext:value-type="float">
            <text:p>644.394</text:p>
          </table:table-cell>
          <table:table-cell table:number-columns-repeated="1012"/>
        </table:table-row>
        <table:table-row table:style-name="ro3">
          <table:table-cell table:style-name="ce26" office:value-type="float" office:value="0.2" calcext:value-type="float">
            <text:p>0.2</text:p>
          </table:table-cell>
          <table:table-cell table:style-name="ce28" office:value-type="float" office:value="174.176" calcext:value-type="float">
            <text:p>174.17600</text:p>
          </table:table-cell>
          <table:table-cell table:style-name="ce28" office:value-type="float" office:value="187.544" calcext:value-type="float">
            <text:p>187.54400</text:p>
          </table:table-cell>
          <table:table-cell table:style-name="ce28" office:value-type="float" office:value="1198.15" calcext:value-type="float">
            <text:p>1198.15000</text:p>
          </table:table-cell>
          <table:table-cell table:style-name="ce28"/>
          <table:table-cell table:style-name="ce28" office:value-type="float" office:value="155.323" calcext:value-type="float">
            <text:p>155.32300</text:p>
          </table:table-cell>
          <table:table-cell table:style-name="ce28" office:value-type="float" office:value="189.613" calcext:value-type="float">
            <text:p>189.61300</text:p>
          </table:table-cell>
          <table:table-cell table:style-name="ce26" office:value-type="float" office:value="920.823" calcext:value-type="float">
            <text:p>920.823</text:p>
          </table:table-cell>
          <table:table-cell table:style-name="ce26"/>
          <table:table-cell table:style-name="ce28" office:value-type="float" office:value="144.871" calcext:value-type="float">
            <text:p>144.87100</text:p>
          </table:table-cell>
          <table:table-cell table:style-name="ce28" office:value-type="float" office:value="219.716" calcext:value-type="float">
            <text:p>219.71600</text:p>
          </table:table-cell>
          <table:table-cell table:style-name="ce26" office:value-type="float" office:value="361.301" calcext:value-type="float">
            <text:p>361.301</text:p>
          </table:table-cell>
          <table:table-cell table:number-columns-repeated="1012"/>
        </table:table-row>
        <table:table-row table:style-name="ro3">
          <table:table-cell table:style-name="ce26" office:value-type="float" office:value="0.3" calcext:value-type="float">
            <text:p>0.3</text:p>
          </table:table-cell>
          <table:table-cell table:style-name="ce28" office:value-type="float" office:value="160.018" calcext:value-type="float">
            <text:p>160.01800</text:p>
          </table:table-cell>
          <table:table-cell table:style-name="ce28" office:value-type="float" office:value="174.546" calcext:value-type="float">
            <text:p>174.54600</text:p>
          </table:table-cell>
          <table:table-cell table:style-name="ce28" office:value-type="float" office:value="661.983" calcext:value-type="float">
            <text:p>661.98300</text:p>
          </table:table-cell>
          <table:table-cell table:style-name="ce28"/>
          <table:table-cell table:style-name="ce28" office:value-type="float" office:value="148.3" calcext:value-type="float">
            <text:p>148.30000</text:p>
          </table:table-cell>
          <table:table-cell table:style-name="ce28" office:value-type="float" office:value="181.387" calcext:value-type="float">
            <text:p>181.38700</text:p>
          </table:table-cell>
          <table:table-cell table:style-name="ce26" office:value-type="float" office:value="487.426" calcext:value-type="float">
            <text:p>487.426</text:p>
          </table:table-cell>
          <table:table-cell table:style-name="ce26"/>
          <table:table-cell table:style-name="ce28" office:value-type="float" office:value="144.509" calcext:value-type="float">
            <text:p>144.50900</text:p>
          </table:table-cell>
          <table:table-cell table:style-name="ce28" office:value-type="float" office:value="215.412" calcext:value-type="float">
            <text:p>215.41200</text:p>
          </table:table-cell>
          <table:table-cell table:style-name="ce26" office:value-type="float" office:value="233.568" calcext:value-type="float">
            <text:p>233.568</text:p>
          </table:table-cell>
          <table:table-cell table:number-columns-repeated="1012"/>
        </table:table-row>
        <table:table-row table:style-name="ro3">
          <table:table-cell table:style-name="ce26" office:value-type="float" office:value="0.4" calcext:value-type="float">
            <text:p>0.4</text:p>
          </table:table-cell>
          <table:table-cell table:style-name="ce28" office:value-type="float" office:value="147.823" calcext:value-type="float">
            <text:p>147.82300</text:p>
          </table:table-cell>
          <table:table-cell table:style-name="ce28" office:value-type="float" office:value="163.89" calcext:value-type="float">
            <text:p>163.89000</text:p>
          </table:table-cell>
          <table:table-cell table:style-name="ce29" office:value-type="float" office:value="365.52" calcext:value-type="float">
            <text:p>365.52000</text:p>
          </table:table-cell>
          <table:table-cell table:style-name="ce29"/>
          <table:table-cell table:style-name="ce28" office:value-type="float" office:value="145.156" calcext:value-type="float">
            <text:p>145.15600</text:p>
          </table:table-cell>
          <table:table-cell table:style-name="ce28" office:value-type="float" office:value="173.279" calcext:value-type="float">
            <text:p>173.27900</text:p>
          </table:table-cell>
          <table:table-cell table:style-name="ce26" office:value-type="float" office:value="271.548" calcext:value-type="float">
            <text:p>271.548</text:p>
          </table:table-cell>
          <table:table-cell table:style-name="ce26"/>
          <table:table-cell table:style-name="ce28" office:value-type="float" office:value="145.655" calcext:value-type="float">
            <text:p>145.65500</text:p>
          </table:table-cell>
          <table:table-cell table:style-name="ce28" office:value-type="float" office:value="199.614" calcext:value-type="float">
            <text:p>199.61400</text:p>
          </table:table-cell>
          <table:table-cell table:style-name="ce26" office:value-type="float" office:value="180.99" calcext:value-type="float">
            <text:p>180.99</text:p>
          </table:table-cell>
          <table:table-cell table:number-columns-repeated="1012"/>
        </table:table-row>
        <table:table-row table:style-name="ro3">
          <table:table-cell table:style-name="ce26" office:value-type="float" office:value="0.5" calcext:value-type="float">
            <text:p>0.5</text:p>
          </table:table-cell>
          <table:table-cell table:style-name="ce28" office:value-type="float" office:value="143.573" calcext:value-type="float">
            <text:p>143.57300</text:p>
          </table:table-cell>
          <table:table-cell table:style-name="ce28" office:value-type="float" office:value="155.375" calcext:value-type="float">
            <text:p>155.37500</text:p>
          </table:table-cell>
          <table:table-cell table:style-name="ce28" office:value-type="float" office:value="221.912" calcext:value-type="float">
            <text:p>221.91200</text:p>
          </table:table-cell>
          <table:table-cell table:style-name="ce28"/>
          <table:table-cell table:style-name="ce28" office:value-type="float" office:value="143.789" calcext:value-type="float">
            <text:p>143.78900</text:p>
          </table:table-cell>
          <table:table-cell table:style-name="ce28" office:value-type="float" office:value="169.238" calcext:value-type="float">
            <text:p>169.23800</text:p>
          </table:table-cell>
          <table:table-cell table:style-name="ce26" office:value-type="float" office:value="180.652" calcext:value-type="float">
            <text:p>180.652</text:p>
          </table:table-cell>
          <table:table-cell table:style-name="ce26"/>
          <table:table-cell table:style-name="ce28" office:value-type="float" office:value="147.873" calcext:value-type="float">
            <text:p>147.87300</text:p>
          </table:table-cell>
          <table:table-cell table:style-name="ce28" office:value-type="float" office:value="194.87" calcext:value-type="float">
            <text:p>194.87000</text:p>
          </table:table-cell>
          <table:table-cell table:style-name="ce26" office:value-type="float" office:value="160.437" calcext:value-type="float">
            <text:p>160.437</text:p>
          </table:table-cell>
          <table:table-cell table:number-columns-repeated="1012"/>
        </table:table-row>
        <table:table-row table:style-name="ro3">
          <table:table-cell table:style-name="ce26" office:value-type="float" office:value="0.6" calcext:value-type="float">
            <text:p>0.6</text:p>
          </table:table-cell>
          <table:table-cell table:style-name="ce28" office:value-type="float" office:value="142.133" calcext:value-type="float">
            <text:p>142.13300</text:p>
          </table:table-cell>
          <table:table-cell table:style-name="ce28" office:value-type="float" office:value="151.781" calcext:value-type="float">
            <text:p>151.78100</text:p>
          </table:table-cell>
          <table:table-cell table:style-name="ce28" office:value-type="float" office:value="176.983" calcext:value-type="float">
            <text:p>176.98300</text:p>
          </table:table-cell>
          <table:table-cell table:style-name="ce28"/>
          <table:table-cell table:style-name="ce28" office:value-type="float" office:value="144.855" calcext:value-type="float">
            <text:p>144.85500</text:p>
          </table:table-cell>
          <table:table-cell table:style-name="ce28" office:value-type="float" office:value="167.344" calcext:value-type="float">
            <text:p>167.34400</text:p>
          </table:table-cell>
          <table:table-cell table:style-name="ce26" office:value-type="float" office:value="163.728" calcext:value-type="float">
            <text:p>163.728</text:p>
          </table:table-cell>
          <table:table-cell table:style-name="ce26"/>
          <table:table-cell table:style-name="ce28" office:value-type="float" office:value="149.838" calcext:value-type="float">
            <text:p>149.83800</text:p>
          </table:table-cell>
          <table:table-cell table:style-name="ce28" office:value-type="float" office:value="194.534" calcext:value-type="float">
            <text:p>194.53400</text:p>
          </table:table-cell>
          <table:table-cell table:style-name="ce26" office:value-type="float" office:value="157.613" calcext:value-type="float">
            <text:p>157.613</text:p>
          </table:table-cell>
          <table:table-cell table:number-columns-repeated="1012"/>
        </table:table-row>
        <table:table-row table:style-name="ro3">
          <table:table-cell table:style-name="ce26" office:value-type="float" office:value="0.7" calcext:value-type="float">
            <text:p>0.7</text:p>
          </table:table-cell>
          <table:table-cell table:style-name="ce28" office:value-type="float" office:value="144.271" calcext:value-type="float">
            <text:p>144.27100</text:p>
          </table:table-cell>
          <table:table-cell table:style-name="ce28" office:value-type="float" office:value="149.819" calcext:value-type="float">
            <text:p>149.81900</text:p>
          </table:table-cell>
          <table:table-cell table:style-name="ce28" office:value-type="float" office:value="170.222" calcext:value-type="float">
            <text:p>170.22200</text:p>
          </table:table-cell>
          <table:table-cell table:style-name="ce28"/>
          <table:table-cell table:style-name="ce28" office:value-type="float" office:value="148.985" calcext:value-type="float">
            <text:p>148.98500</text:p>
          </table:table-cell>
          <table:table-cell table:style-name="ce28" office:value-type="float" office:value="165.125" calcext:value-type="float">
            <text:p>165.12500</text:p>
          </table:table-cell>
          <table:table-cell table:style-name="ce26" office:value-type="float" office:value="170.816" calcext:value-type="float">
            <text:p>170.816</text:p>
          </table:table-cell>
          <table:table-cell table:style-name="ce26"/>
          <table:table-cell table:style-name="ce28" office:value-type="float" office:value="152.692" calcext:value-type="float">
            <text:p>152.69200</text:p>
          </table:table-cell>
          <table:table-cell table:style-name="ce28" office:value-type="float" office:value="193.527" calcext:value-type="float">
            <text:p>193.52700</text:p>
          </table:table-cell>
          <table:table-cell table:style-name="ce26" office:value-type="float" office:value="158.41" calcext:value-type="float">
            <text:p>158.41</text:p>
          </table:table-cell>
          <table:table-cell table:number-columns-repeated="1012"/>
        </table:table-row>
        <table:table-row table:style-name="ro3">
          <table:table-cell table:style-name="ce26" office:value-type="float" office:value="0.8" calcext:value-type="float">
            <text:p>0.8</text:p>
          </table:table-cell>
          <table:table-cell table:style-name="ce28" office:value-type="float" office:value="146.697" calcext:value-type="float">
            <text:p>146.69700</text:p>
          </table:table-cell>
          <table:table-cell table:style-name="ce28" office:value-type="float" office:value="148.595" calcext:value-type="float">
            <text:p>148.59500</text:p>
          </table:table-cell>
          <table:table-cell table:style-name="ce28" office:value-type="float" office:value="172.921" calcext:value-type="float">
            <text:p>172.92100</text:p>
          </table:table-cell>
          <table:table-cell table:style-name="ce28"/>
          <table:table-cell table:style-name="ce28" office:value-type="float" office:value="151.61" calcext:value-type="float">
            <text:p>151.61000</text:p>
          </table:table-cell>
          <table:table-cell table:style-name="ce28" office:value-type="float" office:value="163.013" calcext:value-type="float">
            <text:p>163.01300</text:p>
          </table:table-cell>
          <table:table-cell table:style-name="ce26" office:value-type="float" office:value="163.969" calcext:value-type="float">
            <text:p>163.969</text:p>
          </table:table-cell>
          <table:table-cell table:style-name="ce26"/>
          <table:table-cell table:style-name="ce28" office:value-type="float" office:value="155.532" calcext:value-type="float">
            <text:p>155.53200</text:p>
          </table:table-cell>
          <table:table-cell table:style-name="ce28" office:value-type="float" office:value="193.581" calcext:value-type="float">
            <text:p>193.58100</text:p>
          </table:table-cell>
          <table:table-cell table:style-name="ce26" office:value-type="float" office:value="160.848" calcext:value-type="float">
            <text:p>160.848</text:p>
          </table:table-cell>
          <table:table-cell table:number-columns-repeated="1012"/>
        </table:table-row>
        <table:table-row table:style-name="ro3">
          <table:table-cell table:style-name="ce26" office:value-type="float" office:value="0.9" calcext:value-type="float">
            <text:p>0.9</text:p>
          </table:table-cell>
          <table:table-cell table:style-name="ce28" office:value-type="float" office:value="149.968" calcext:value-type="float">
            <text:p>149.96800</text:p>
          </table:table-cell>
          <table:table-cell table:style-name="ce28" office:value-type="float" office:value="165.831" calcext:value-type="float">
            <text:p>165.83100</text:p>
          </table:table-cell>
          <table:table-cell table:style-name="ce28" office:value-type="float" office:value="174.24" calcext:value-type="float">
            <text:p>174.24000</text:p>
          </table:table-cell>
          <table:table-cell table:style-name="ce28"/>
          <table:table-cell table:style-name="ce28" office:value-type="float" office:value="153.603" calcext:value-type="float">
            <text:p>153.60300</text:p>
          </table:table-cell>
          <table:table-cell table:style-name="ce28" office:value-type="float" office:value="162.855" calcext:value-type="float">
            <text:p>162.85500</text:p>
          </table:table-cell>
          <table:table-cell table:style-name="ce26" office:value-type="float" office:value="166.501" calcext:value-type="float">
            <text:p>166.501</text:p>
          </table:table-cell>
          <table:table-cell table:style-name="ce26"/>
          <table:table-cell table:style-name="ce28" office:value-type="float" office:value="158.318" calcext:value-type="float">
            <text:p>158.31800</text:p>
          </table:table-cell>
          <table:table-cell table:style-name="ce28" office:value-type="float" office:value="194.556" calcext:value-type="float">
            <text:p>194.55600</text:p>
          </table:table-cell>
          <table:table-cell table:style-name="ce26" office:value-type="float" office:value="163.475" calcext:value-type="float">
            <text:p>163.475</text:p>
          </table:table-cell>
          <table:table-cell table:number-columns-repeated="1012"/>
        </table:table-row>
        <table:table-row table:style-name="ro3">
          <table:table-cell table:style-name="ce26" office:value-type="float" office:value="1" calcext:value-type="float">
            <text:p>1</text:p>
          </table:table-cell>
          <table:table-cell table:style-name="ce28" office:value-type="float" office:value="153.523" calcext:value-type="float">
            <text:p>153.52300</text:p>
          </table:table-cell>
          <table:table-cell table:style-name="ce28" office:value-type="float" office:value="150.579" calcext:value-type="float">
            <text:p>150.57900</text:p>
          </table:table-cell>
          <table:table-cell table:style-name="ce28" office:value-type="float" office:value="177.645" calcext:value-type="float">
            <text:p>177.64500</text:p>
          </table:table-cell>
          <table:table-cell table:style-name="ce28"/>
          <table:table-cell table:style-name="ce28" office:value-type="float" office:value="158.815" calcext:value-type="float">
            <text:p>158.81500</text:p>
          </table:table-cell>
          <table:table-cell table:style-name="ce28" office:value-type="float" office:value="164.527" calcext:value-type="float">
            <text:p>164.52700</text:p>
          </table:table-cell>
          <table:table-cell table:style-name="ce26" office:value-type="float" office:value="169.253" calcext:value-type="float">
            <text:p>169.253</text:p>
          </table:table-cell>
          <table:table-cell table:style-name="ce26"/>
          <table:table-cell table:style-name="ce28" office:value-type="float" office:value="160.994" calcext:value-type="float">
            <text:p>160.99400</text:p>
          </table:table-cell>
          <table:table-cell table:style-name="ce28" office:value-type="float" office:value="195.725" calcext:value-type="float">
            <text:p>195.72500</text:p>
          </table:table-cell>
          <table:table-cell table:style-name="ce26" office:value-type="float" office:value="167.016" calcext:value-type="float">
            <text:p>167.016</text:p>
          </table:table-cell>
          <table:table-cell table:number-columns-repeated="1012"/>
        </table:table-row>
        <table:table-row table:style-name="ro3">
          <table:table-cell/>
          <table:table-cell table:formula="of:=AVERAGE([.B41:.B51])" office:value-type="float" office:value="159.687545454545" calcext:value-type="float">
            <text:p>159.6875454545</text:p>
          </table:table-cell>
          <table:table-cell table:formula="of:=AVERAGE([.C41:.C51])" office:value-type="float" office:value="168.772909090909" calcext:value-type="float">
            <text:p>168.7729090909</text:p>
          </table:table-cell>
          <table:table-cell table:formula="of:=AVERAGE([.D41:.D51])" office:value-type="float" office:value="825.599636363637" calcext:value-type="float">
            <text:p>825.5996363636</text:p>
          </table:table-cell>
          <table:table-cell/>
          <table:table-cell table:formula="of:=AVERAGE([.F41:.F51])" office:value-type="float" office:value="157.926727272727" calcext:value-type="float">
            <text:p>157.9267272727</text:p>
          </table:table-cell>
          <table:table-cell table:formula="of:=AVERAGE([.G41:.G51])" office:value-type="float" office:value="176.812090909091" calcext:value-type="float">
            <text:p>176.8120909091</text:p>
          </table:table-cell>
          <table:table-cell table:formula="of:=AVERAGE([.H41:.H51])" office:value-type="float" office:value="744.735090909091" calcext:value-type="float">
            <text:p>744.7350909091</text:p>
          </table:table-cell>
          <table:table-cell/>
          <table:table-cell table:formula="of:=AVERAGE([.J41:.J51])" office:value-type="float" office:value="154.453454545455" calcext:value-type="float">
            <text:p>154.4534545455</text:p>
          </table:table-cell>
          <table:table-cell table:formula="of:=AVERAGE([.K41:.K51])" office:value-type="float" office:value="201.522" calcext:value-type="float">
            <text:p>201.522</text:p>
          </table:table-cell>
          <table:table-cell table:formula="of:=AVERAGE([.L41:.L51])" office:value-type="float" office:value="434.676545454546" calcext:value-type="float">
            <text:p>434.6765454545</text:p>
          </table:table-cell>
          <table:table-cell table:number-columns-repeated="1012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5" loext:min-decimal-places="5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2:03:56.755743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1:03:04.431231504</meta:creation-date>
    <dc:date>2018-05-09T15:57:33.948523222</dc:date>
    <meta:editing-duration>PT13H20M30S</meta:editing-duration>
    <meta:editing-cycles>18</meta:editing-cycles>
    <meta:generator>LibreOffice/5.1.6.2$Linux_X86_64 LibreOffice_project/10m0$Build-2</meta:generator>
    <meta:document-statistic meta:table-count="3" meta:cell-count="1481" meta:object-count="0"/>
  </office:meta>
</office:document-meta>
</file>